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0.92cm"/>
    </style:style>
    <style:style style:name="co11" style:family="table-column">
      <style:table-column-properties fo:break-before="auto" style:column-width="11.546cm"/>
    </style:style>
    <style:style style:name="co12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12.69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0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number-columns-repeated="12" table:default-cell-style-name="Default"/>
        <table:table-row table:style-name="ro2">
          <table:table-cell table:number-columns-repeated="7"/>
          <table:table-cell office:value-type="string" calcext:value-type="string">
            <text:p>DESCRIPCION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Denominacion</text:p>
          </table:table-cell>
          <table:table-cell table:number-columns-repeated="3"/>
          <table:table-cell office:value-type="string" calcext:value-type="string">
            <text:p>INSERT INTO public.opcion(id_opcion, codigo_opcion, descripcion, ruta, tipo, uri, jerarquia, estatus) VALUES </text:p>
          </table:table-cell>
          <table:table-cell/>
          <table:table-cell office:value-type="string" calcext:value-type="string">
            <text:p>upper(substr(md5(trunc(random() * 9999999 + 1000000)::text), 1,6))</text:p>
          </table:table-cell>
          <table:table-cell table:number-columns-repeated="2"/>
          <table:table-cell table:style-name="ce8" office:value-type="string" calcext:value-type="string">
            <text:p>INSERT FINAL</text:p>
          </table:table-cell>
          <table:table-cell table:number-columns-repeated="2"/>
          <table:table-cell table:style-name="ce9" office:value-type="string" calcext:value-type="string">
            <text:p>PERMISOS</text:p>
          </table:table-cell>
        </table:table-row>
        <table:table-row table:style-name="ro3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number-columns-repeated="3"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02" calcext:value-type="float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[.J2] &amp; &quot;', '&quot; &amp; UPPER([.A2]) &amp; &quot;', 'A');&quot;" office:value-type="string" office:string-value="(678,upper(substr(md5(trunc(random() * 9999999 + 1000000)::text), 1,6)), 'Planificación', '', 'D', '', '1', 'A');" calcext:value-type="string">
            <text:p>(678,upper(substr(md5(trunc(random() * 9999999 + 1000000)::text), 1,6)), 'Planificación', '', 'D', '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uri, jerarquia, estatus) VALUES (678,upper(substr(md5(trunc(random() * 9999999 + 1000000)::text), 1,6)), 'Planificación', '', 'D', '', '1', 'A');" calcext:value-type="string">
            <text:p>INSERT INTO public.opcion(id_opcion, codigo_opcion, descripcion, ruta, tipo, uri, jerarquia, estatus) VALUES (678,upper(substr(md5(trunc(random() * 9999999 + 1000000)::text), 1,6)), 'Planificación', '', 'D', '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 calcext:value-type="string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3">
          <table:table-cell table:style-name="ce2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number-columns-repeated="3"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03" calcext:value-type="float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', 'D', '', '1.01', 'A');" calcext:value-type="string">
            <text:p>(679,upper(substr(md5(trunc(random() * 9999999 + 1000000)::text), 1,6)), 'Estructura Geográfica', '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uri, jerarquia, estatus) VALUES (679,upper(substr(md5(trunc(random() * 9999999 + 1000000)::text), 1,6)), 'Estructura Geográfica', '', 'D', '', '1.01', 'A');" calcext:value-type="string">
            <text:p>INSERT INTO public.opcion(id_opcion, codigo_opcion, descripcion, ruta, tipo, uri, jerarquia, estatus) VALUES (679,upper(substr(md5(trunc(random() * 9999999 + 1000000)::text), 1,6)), 'Estructura Geográfica', '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 calcext:value-type="string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table:number-columns-repeated="2" office:value-type="string" calcext:value-type="string">
            <text:p>sigefirrhh/base/ubicacion/Continente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 calcext:value-type="string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" calcext:value-type="string">
            <text:p>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 calcext:value-type="string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table:number-columns-repeated="2" office:value-type="string" calcext:value-type="string">
            <text:p>sigefirrhh/base/ubicacion/RegionContinente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05" calcext:value-type="float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 calcext:value-type="string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" calcext:value-type="string">
            <text:p>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 calcext:value-type="string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table:number-columns-repeated="2" office:value-type="string" calcext:value-type="string">
            <text:p>sigefirrhh/base/ubicacion/Pais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 calcext:value-type="string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" calcext:value-type="string">
            <text:p>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 calcext:value-type="string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table:number-columns-repeated="2" office:value-type="string" calcext:value-type="string">
            <text:p>sigefirrhh/base/ubicacion/Estado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07" calcext:value-type="float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 calcext:value-type="string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" calcext:value-type="string">
            <text:p>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 calcext:value-type="string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table:number-columns-repeated="2" office:value-type="string" calcext:value-type="string">
            <text:p>sigefirrhh/base/ubicacion/Ciudad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08" calcext:value-type="float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 calcext:value-type="string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" calcext:value-type="string">
            <text:p>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 calcext:value-type="string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table:number-columns-repeated="2" office:value-type="string" calcext:value-type="string">
            <text:p>sigefirrhh/base/ubicacion/Municipio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 calcext:value-type="string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" calcext:value-type="string">
            <text:p>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 calcext:value-type="string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table:number-columns-repeated="2" office:value-type="string" calcext:value-type="string">
            <text:p>sigefirrhh/base/ubicacion/Parroquia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 calcext:value-type="string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" calcext:value-type="string">
            <text:p>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 calcext:value-type="string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3">
          <table:table-cell table:style-name="ce2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number-columns-repeated="3"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11" calcext:value-type="float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', 'D', '', '1.02', 'A');" calcext:value-type="string">
            <text:p>(687,upper(substr(md5(trunc(random() * 9999999 + 1000000)::text), 1,6)), 'Estructura Organizativa', '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uri, jerarquia, estatus) VALUES (687,upper(substr(md5(trunc(random() * 9999999 + 1000000)::text), 1,6)), 'Estructura Organizativa', '', 'D', '', '1.02', 'A');" calcext:value-type="string">
            <text:p>INSERT INTO public.opcion(id_opcion, codigo_opcion, descripcion, ruta, tipo, uri, jerarquia, estatus) VALUES (687,upper(substr(md5(trunc(random() * 9999999 + 1000000)::text), 1,6)), 'Estructura Organizativa', '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 calcext:value-type="string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table:number-columns-repeated="2" office:value-type="string" calcext:value-type="string">
            <text:p>sigefirrhh/base/estructura/Organismo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12" calcext:value-type="float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 calcext:value-type="string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" calcext:value-type="string">
            <text:p>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 calcext:value-type="string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table:number-columns-repeated="2" office:value-type="string" calcext:value-type="string">
            <text:p>sigefirrhh/base/estructura/NombreOrganismo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13" calcext:value-type="float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 calcext:value-type="string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" calcext:value-type="string">
            <text:p>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 calcext:value-type="string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table:number-columns-repeated="2" office:value-type="string" calcext:value-type="string">
            <text:p>sigefirrhh/base/estructura/GrupoOrganismo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 calcext:value-type="string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" calcext:value-type="string">
            <text:p>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 calcext:value-type="string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table:number-columns-repeated="2" office:value-type="string" calcext:value-type="string">
            <text:p>sigefirrhh/base/estructura/Region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15" calcext:value-type="float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 calcext:value-type="string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" calcext:value-type="string">
            <text:p>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 calcext:value-type="string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string" calcext:value-type="string">
            <text:p>/sigefirrhh/base/estructura/Sede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16" calcext:value-type="float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 calcext:value-type="string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" calcext:value-type="string">
            <text:p>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 calcext:value-type="string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table:number-columns-repeated="2" office:value-type="string" calcext:value-type="string">
            <text:p>sigefirrhh/base/estructura/LugarPago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17" calcext:value-type="float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 calcext:value-type="string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" calcext:value-type="string">
            <text:p>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 calcext:value-type="string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table:number-columns-repeated="2" office:value-type="string" calcext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18" calcext:value-type="float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 calcext:value-type="string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" calcext:value-type="string">
            <text:p>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 calcext:value-type="string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table:number-columns-repeated="2" office:value-type="string" calcext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 calcext:value-type="string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" calcext:value-type="string">
            <text:p>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 calcext:value-type="string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table:number-columns-repeated="2" office:value-type="string" calcext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20" calcext:value-type="float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 calcext:value-type="string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table:number-columns-repeated="2" office:value-type="string" calcext:value-type="string">
            <text:p>sigefirrhh/base/estructura/Estructura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21" calcext:value-type="float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 calcext:value-type="string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" calcext:value-type="string">
            <text:p>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 calcext:value-type="string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table:number-columns-repeated="2" office:value-type="string" calcext:value-type="string">
            <text:p>sigefirrhh/base/estructura/UnidadFuncional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2" calcext:value-type="float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 calcext:value-type="string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" calcext:value-type="string">
            <text:p>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 calcext:value-type="string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table:number-columns-repeated="2" office:value-type="string" calcext:value-type="string">
            <text:p>sigefirrhh/base/estructura/TipoDependencia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23" calcext:value-type="float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 calcext:value-type="string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" calcext:value-type="string">
            <text:p>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 calcext:value-type="string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table:number-columns-repeated="2" office:value-type="string" calcext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 calcext:value-type="string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" calcext:value-type="string">
            <text:p>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 calcext:value-type="string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table:number-columns-repeated="2" office:value-type="string" calcext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25" calcext:value-type="float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 calcext:value-type="string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table:number-columns-repeated="2" office:value-type="string" calcext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 calcext:value-type="string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table:number-columns-repeated="2" office:value-type="string" calcext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27" calcext:value-type="float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 calcext:value-type="string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table:number-columns-repeated="2" office:value-type="string" calcext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8" calcext:value-type="float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 calcext:value-type="string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" calcext:value-type="string">
            <text:p>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 calcext:value-type="string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3">
          <table:table-cell table:style-name="ce2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number-columns-repeated="3"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29" calcext:value-type="float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', 'D', '', '1.03', 'A');" calcext:value-type="string">
            <text:p>(705,upper(substr(md5(trunc(random() * 9999999 + 1000000)::text), 1,6)), 'Clases de Cargos y Tabuladores', '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uri, jerarquia, estatus) VALUES (705,upper(substr(md5(trunc(random() * 9999999 + 1000000)::text), 1,6)), 'Clases de Cargos y Tabuladores', '', 'D', '', '1.03', 'A');" calcext:value-type="string">
            <text:p>INSERT INTO public.opcion(id_opcion, codigo_opcion, descripcion, ruta, tipo, uri, jerarquia, estatus) VALUES (705,upper(substr(md5(trunc(random() * 9999999 + 1000000)::text), 1,6)), 'Clases de Cargos y Tabuladores', '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 calcext:value-type="string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table:formula="of:=[.I30]" office:value-type="string" office:string-value="sigefirrhh/base/cargo/RamoOcupacional" calcext:value-type="string">
            <text:p>sigefirrhh/base/cargo/RamoOcupacional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 calcext:value-type="string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" calcext:value-type="string">
            <text:p>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 calcext:value-type="string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table:formula="of:=[.I31]" office:value-type="string" office:string-value="sigefirrhh/base/cargo/GrupoOcupacional" calcext:value-type="string">
            <text:p>sigefirrhh/base/cargo/GrupoOcupacional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1" calcext:value-type="float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 calcext:value-type="string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" calcext:value-type="string">
            <text:p>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 calcext:value-type="string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table:formula="of:=[.I32]" office:value-type="string" office:string-value="sigefirrhh/base/cargo/SerieCargo" calcext:value-type="string">
            <text:p>sigefirrhh/base/cargo/SerieCargo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2" calcext:value-type="float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 calcext:value-type="string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" calcext:value-type="string">
            <text:p>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 calcext:value-type="string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table:formula="of:=[.I33]" office:value-type="string" office:string-value="sigefirrhh/base/cargo/Tabulador" calcext:value-type="string">
            <text:p>sigefirrhh/base/cargo/Tabulador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3" calcext:value-type="float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 calcext:value-type="string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" calcext:value-type="string">
            <text:p>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 calcext:value-type="string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table:formula="of:=[.I34]" office:value-type="string" office:string-value="sigefirrhh/base/cargo/DetalleTabulador" calcext:value-type="string">
            <text:p>sigefirrhh/base/cargo/DetalleTabulador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4" calcext:value-type="float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 calcext:value-type="string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" calcext:value-type="string">
            <text:p>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 calcext:value-type="string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table:formula="of:=[.I35]" office:value-type="string" office:string-value="sigefirrhh/base/cargo/ManualCargo" calcext:value-type="string">
            <text:p>sigefirrhh/base/cargo/ManualCargo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35" calcext:value-type="float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 calcext:value-type="string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" calcext:value-type="string">
            <text:p>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 calcext:value-type="string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table:formula="of:=[.I36]" office:value-type="string" office:string-value="sigefirrhh/base/cargo/Cargo" calcext:value-type="string">
            <text:p>sigefirrhh/base/cargo/Cargo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6" calcext:value-type="float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 calcext:value-type="string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uri, jerarquia, estatus) VALUES (712,upper(substr(md5(trunc(random() * 9999999 + 1000000)::text), 1,6)), 'Cargos', 'sigefirrhh/base/cargo/Cargo', 'D', 'sigefirrhh/base/cargo/Cargo', '1.03.07', 'A');" calcext:value-type="string">
            <text:p>INSERT INTO public.opcion(id_opcion, codigo_opcion, descripcion, ruta, tipo, uri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 calcext:value-type="string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table:formula="of:=[.I37]" office:value-type="string" office:string-value="sigefirrhh/base/cargo/ReportCargos" calcext:value-type="string">
            <text:p>sigefirrhh/base/cargo/ReportCargos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7" calcext:value-type="float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 calcext:value-type="string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" calcext:value-type="string">
            <text:p>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 calcext:value-type="string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3">
          <table:table-cell table:style-name="ce2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number-columns-repeated="3"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', 'D', '', '1.04', 'A');" calcext:value-type="string">
            <text:p>(714,upper(substr(md5(trunc(random() * 9999999 + 1000000)::text), 1,6)), 'Clasificación', '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uri, jerarquia, estatus) VALUES (714,upper(substr(md5(trunc(random() * 9999999 + 1000000)::text), 1,6)), 'Clasificación', '', 'D', '', '1.04', 'A');" calcext:value-type="string">
            <text:p>INSERT INTO public.opcion(id_opcion, codigo_opcion, descripcion, ruta, tipo, uri, jerarquia, estatus) VALUES (714,upper(substr(md5(trunc(random() * 9999999 + 1000000)::text), 1,6)), 'Clasificación', '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 calcext:value-type="string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table:formula="of:=[.I39]" office:value-type="string" office:string-value="sigefirrhh/planificacion/clasificacion/Perfil" calcext:value-type="string">
            <text:p>sigefirrhh/planificacion/clasificacion/Perfil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9" calcext:value-type="float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 calcext:value-type="string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" calcext:value-type="string">
            <text:p>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 calcext:value-type="string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number-columns-repeated="3"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 calcext:value-type="string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" calcext:value-type="string">
            <text:p>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 calcext:value-type="string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 calcext:value-type="string">
            <text:p>sigefirrhh/planificacion/clasificacion/ProfesionCargo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1" calcext:value-type="float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 calcext:value-type="string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" calcext:value-type="string">
            <text:p>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 calcext:value-type="string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 calcext:value-type="string">
            <text:p>sigefirrhh/planificacion/clasificacion/ExperienciaCargo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42" calcext:value-type="float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 calcext:value-type="string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 calcext:value-type="string">
            <text:p>sigefirrhh/planificacion/clasificacion/AdiestramientoCargo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3" calcext:value-type="float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 calcext:value-type="string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 calcext:value-type="string">
            <text:p>Planificación-Clasificación-Requisitos de un Cargo-Habilidades/Competencias</text:p>
          </table:table-cell>
          <table:table-cell office:value-type="string" calcext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 calcext:value-type="string">
            <text:p>sigefirrhh/planificacion/clasificacion/HabilidadCargo</text:p>
          </table:table-cell>
          <table:table-cell/>
          <table:table-cell table:formula="of:=[.F44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 calcext:value-type="string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3">
          <table:table-cell table:style-name="ce2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number-columns-repeated="3"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', 'D', '', '1.05', 'A');" calcext:value-type="string">
            <text:p>(721,upper(substr(md5(trunc(random() * 9999999 + 1000000)::text), 1,6)), 'Registro de Oferentes/Elegible', '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uri, jerarquia, estatus) VALUES (721,upper(substr(md5(trunc(random() * 9999999 + 1000000)::text), 1,6)), 'Registro de Oferentes/Elegible', '', 'D', '', '1.05', 'A');" calcext:value-type="string">
            <text:p>INSERT INTO public.opcion(id_opcion, codigo_opcion, descripcion, ruta, tipo, uri, jerarquia, estatus) VALUES (721,upper(substr(md5(trunc(random() * 9999999 + 1000000)::text), 1,6)), 'Registro de Oferentes/Elegible', '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 calcext:value-type="string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table:formula="of:=[.I46]" office:value-type="string" office:string-value="sigefirrhh/planificacion/elegible/" calcext:value-type="string">
            <text:p>sigefirrhh/planificacion/elegible/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6" calcext:value-type="float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 calcext:value-type="string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" calcext:value-type="string">
            <text:p>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 calcext:value-type="string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 calcext:value-type="string">
            <text:p>sigefirrhh/planificacion/elegible/ElegibleEducacion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47" calcext:value-type="float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 calcext:value-type="string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" calcext:value-type="string">
            <text:p>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 calcext:value-type="string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 calcext:value-type="string">
            <text:p>sigefirrhh/planificacion/elegible/ElegibleProfesion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8" calcext:value-type="float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 calcext:value-type="string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 calcext:value-type="string">
            <text:p>sigefirrhh/planificacion/elegible/ElegibleEstudio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49" calcext:value-type="float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 calcext:value-type="string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" calcext:value-type="string">
            <text:p>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 calcext:value-type="string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 calcext:value-type="string">
            <text:p>sigefirrhh/planificacion/elegible/ElegibleCertificacion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50" calcext:value-type="float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 calcext:value-type="string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 calcext:value-type="string">
            <text:p>sigefirrhh/planificacion/elegible/ElegibleExperiencia</text:p>
          </table:table-cell>
          <table:table-cell/>
          <table:table-cell table:formula="of:=[.E51]" office:value-type="string" office:string-value="Experiencia Laboral" calcext:value-type="string">
            <text:p>Experiencia Laboral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51" calcext:value-type="float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 calcext:value-type="string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 calcext:value-type="string">
            <text:p>sigefirrhh/planificacion/elegible/ElegibleIdioma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2" calcext:value-type="float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 calcext:value-type="string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" calcext:value-type="string">
            <text:p>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 calcext:value-type="string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 calcext:value-type="string">
            <text:p>sigefirrhh/planificacion/elegible/ElegibleFamiliar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 calcext:value-type="string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" calcext:value-type="string">
            <text:p>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 calcext:value-type="string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 calcext:value-type="string">
            <text:p>sigefirrhh/planificacion/elegible/ElegibleAfiliacion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54" calcext:value-type="float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 calcext:value-type="string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 calcext:value-type="string">
            <text:p>sigefirrhh/planificacion/elegible/ElegibleActividadDocente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55" calcext:value-type="float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 calcext:value-type="string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 calcext:value-type="string">
            <text:p>sigefirrhh/planificacion/elegible/ElegibleOtraActividad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56" calcext:value-type="float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 calcext:value-type="string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 calcext:value-type="string">
            <text:p>sigefirrhh/planificacion/elegible/ElegibleHabilidad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57" calcext:value-type="float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 calcext:value-type="string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 calcext:value-type="string">
            <text:p>sigefirrhh/planificacion/elegible/ElegiblePublicacion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58" calcext:value-type="float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 calcext:value-type="string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" calcext:value-type="string">
            <text:p>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 calcext:value-type="string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3">
          <table:table-cell table:style-name="ce2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number-columns-repeated="3"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59" calcext:value-type="float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', 'D', '', '1.06', 'A');" calcext:value-type="string">
            <text:p>(735,upper(substr(md5(trunc(random() * 9999999 + 1000000)::text), 1,6)), 'Reclutamiento y Selección', '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uri, jerarquia, estatus) VALUES (735,upper(substr(md5(trunc(random() * 9999999 + 1000000)::text), 1,6)), 'Reclutamiento y Selección', '', 'D', '', '1.06', 'A');" calcext:value-type="string">
            <text:p>INSERT INTO public.opcion(id_opcion, codigo_opcion, descripcion, ruta, tipo, uri, jerarquia, estatus) VALUES (735,upper(substr(md5(trunc(random() * 9999999 + 1000000)::text), 1,6)), 'Reclutamiento y Selección', '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 calcext:value-type="string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number-columns-repeated="3"/>
          <table:table-cell table:formula="of:=[.E60]" office:value-type="string" office:string-value="Concursos" calcext:value-type="string">
            <text:p>Concursos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60" calcext:value-type="float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', 'D', '', '1.06.01', 'A');" calcext:value-type="string">
            <text:p>(736,upper(substr(md5(trunc(random() * 9999999 + 1000000)::text), 1,6)), 'Concursos', '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uri, jerarquia, estatus) VALUES (736,upper(substr(md5(trunc(random() * 9999999 + 1000000)::text), 1,6)), 'Concursos', '', 'D', '', '1.06.01', 'A');" calcext:value-type="string">
            <text:p>INSERT INTO public.opcion(id_opcion, codigo_opcion, descripcion, ruta, tipo, uri, jerarquia, estatus) VALUES (736,upper(substr(md5(trunc(random() * 9999999 + 1000000)::text), 1,6)), 'Concursos', '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 calcext:value-type="string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table:formula="of:=[.I61]" office:value-type="string" office:string-value="sigefirrhh/planificacion/seleccion/Concurso" calcext:value-type="string">
            <text:p>sigefirrhh/planificacion/seleccion/Concurso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61" calcext:value-type="float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 calcext:value-type="string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" calcext:value-type="string">
            <text:p>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 calcext:value-type="string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 calcext:value-type="string">
            <text:p>sigefirrhh/planificacion/seleccion/ConcursoCargo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2" calcext:value-type="float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 calcext:value-type="string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number-columns-repeated="3"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63" calcext:value-type="float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', 'D', '', '1.06.02', 'A');" calcext:value-type="string">
            <text:p>(739,upper(substr(md5(trunc(random() * 9999999 + 1000000)::text), 1,6)), 'Procesos de Reclutamiento', '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uri, jerarquia, estatus) VALUES (739,upper(substr(md5(trunc(random() * 9999999 + 1000000)::text), 1,6)), 'Procesos de Reclutamiento', '', 'D', '', '1.06.02', 'A');" calcext:value-type="string">
            <text:p>INSERT INTO public.opcion(id_opcion, codigo_opcion, descripcion, ruta, tipo, uri, jerarquia, estatus) VALUES (739,upper(substr(md5(trunc(random() * 9999999 + 1000000)::text), 1,6)), 'Procesos de Reclutamiento', '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 calcext:value-type="string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 calcext:value-type="string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64" calcext:value-type="float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 calcext:value-type="string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 calcext:value-type="string">
            <text:p>sigefirrhh/planificacion/seleccion/Preseleccionar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5" calcext:value-type="float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 calcext:value-type="string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number-columns-repeated="3"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', 'D', '', '1.06.03', 'A');" calcext:value-type="string">
            <text:p>(742,upper(substr(md5(trunc(random() * 9999999 + 1000000)::text), 1,6)), 'Procesos de Selección', '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uri, jerarquia, estatus) VALUES (742,upper(substr(md5(trunc(random() * 9999999 + 1000000)::text), 1,6)), 'Procesos de Selección', '', 'D', '', '1.06.03', 'A');" calcext:value-type="string">
            <text:p>INSERT INTO public.opcion(id_opcion, codigo_opcion, descripcion, ruta, tipo, uri, jerarquia, estatus) VALUES (742,upper(substr(md5(trunc(random() * 9999999 + 1000000)::text), 1,6)), 'Procesos de Selección', '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 calcext:value-type="string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 calcext:value-type="string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67" calcext:value-type="float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 calcext:value-type="string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 calcext:value-type="string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8" calcext:value-type="float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 calcext:value-type="string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table:formula="of:=[.I69]" office:value-type="string" office:string-value="sigefirrhh/planificacion/seleccion/Seleccionar" calcext:value-type="string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69" calcext:value-type="float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 calcext:value-type="string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 calcext:value-type="string">
            <text:p>sigefirrhh/planificacion/seleccion/PruebaSeleccion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70" calcext:value-type="float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 calcext:value-type="string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table:formula="of:=[.I71]" office:value-type="string" office:string-value="sigefirrhh/planificacion/seleccion/Varemos" calcext:value-type="string">
            <text:p>sigefirrhh/planificacion/seleccion/Varemos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71" calcext:value-type="float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 calcext:value-type="string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" calcext:value-type="string">
            <text:p>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 calcext:value-type="string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3">
          <table:table-cell table:style-name="ce2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number-columns-repeated="3"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72" calcext:value-type="float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', 'D', '', '1.07', 'A');" calcext:value-type="string">
            <text:p>(748,upper(substr(md5(trunc(random() * 9999999 + 1000000)::text), 1,6)), 'Capacitación', '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uri, jerarquia, estatus) VALUES (748,upper(substr(md5(trunc(random() * 9999999 + 1000000)::text), 1,6)), 'Capacitación', '', 'D', '', '1.07', 'A');" calcext:value-type="string">
            <text:p>INSERT INTO public.opcion(id_opcion, codigo_opcion, descripcion, ruta, tipo, uri, jerarquia, estatus) VALUES (748,upper(substr(md5(trunc(random() * 9999999 + 1000000)::text), 1,6)), 'Capacitación', '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 calcext:value-type="string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number-columns-repeated="3"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73" calcext:value-type="float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', 'D', '', '1.07.01', 'A');" calcext:value-type="string">
            <text:p>(749,upper(substr(md5(trunc(random() * 9999999 + 1000000)::text), 1,6)), 'Tablas Básicas', '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uri, jerarquia, estatus) VALUES (749,upper(substr(md5(trunc(random() * 9999999 + 1000000)::text), 1,6)), 'Tablas Básicas', '', 'D', '', '1.07.01', 'A');" calcext:value-type="string">
            <text:p>INSERT INTO public.opcion(id_opcion, codigo_opcion, descripcion, ruta, tipo, uri, jerarquia, estatus) VALUES (749,upper(substr(md5(trunc(random() * 9999999 + 1000000)::text), 1,6)), 'Tablas Básicas', '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 calcext:value-type="string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 calcext:value-type="string">
            <text:p>sigefirrhh/base/adiestramiento/AreaConocimiento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4" calcext:value-type="float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 calcext:value-type="string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" calcext:value-type="string">
            <text:p>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 calcext:value-type="string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table:formula="of:=[.I75]" office:value-type="string" office:string-value="sigefirrhh/base/adiestramiento/TipoCurso" calcext:value-type="string">
            <text:p>sigefirrhh/base/adiestramiento/TipoCurso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 calcext:value-type="string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" calcext:value-type="string">
            <text:p>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 calcext:value-type="string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 calcext:value-type="string">
            <text:p>Planificación-Capacitación-Planificación</text:p>
          </table:table-cell>
          <table:table-cell table:number-columns-repeated="3"/>
          <table:table-cell table:formula="of:=[.E76]" office:value-type="string" office:string-value="Planificación" calcext:value-type="string">
            <text:p>Planificación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76" calcext:value-type="float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', 'D', '', '1.07.02', 'A');" calcext:value-type="string">
            <text:p>(752,upper(substr(md5(trunc(random() * 9999999 + 1000000)::text), 1,6)), 'Planificación', '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uri, jerarquia, estatus) VALUES (752,upper(substr(md5(trunc(random() * 9999999 + 1000000)::text), 1,6)), 'Planificación', '', 'D', '', '1.07.02', 'A');" calcext:value-type="string">
            <text:p>INSERT INTO public.opcion(id_opcion, codigo_opcion, descripcion, ruta, tipo, uri, jerarquia, estatus) VALUES (752,upper(substr(md5(trunc(random() * 9999999 + 1000000)::text), 1,6)), 'Planificación', '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 calcext:value-type="string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 calcext:value-type="string">
            <text:p>Planificación-Capacitación-Planific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 calcext:value-type="string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77" calcext:value-type="float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 calcext:value-type="string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 calcext:value-type="string">
            <text:p>Planificación-Capacitación-Planific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 calcext:value-type="string">
            <text:p>sigefirrhh/planificacion/capacitacion/ActualizarParticipante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78" calcext:value-type="float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 calcext:value-type="string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 calcext:value-type="string">
            <text:p>Planificación-Capacitación-Planific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 calcext:value-type="string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 calcext:value-type="string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 calcext:value-type="string">
            <text:p>Planificación-Capacitación-Planific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 calcext:value-type="string">
            <text:p>sigefirrhh/planificacion/capacitacion/ReportePlanAdiestramiento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0" calcext:value-type="float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 calcext:value-type="string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3">
          <table:table-cell table:style-name="ce2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number-columns-repeated="3"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81" calcext:value-type="float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', 'D', '', '1.08', 'A');" calcext:value-type="string">
            <text:p>(757,upper(substr(md5(trunc(random() * 9999999 + 1000000)::text), 1,6)), 'Evaluaciones de Desempeño', '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uri, jerarquia, estatus) VALUES (757,upper(substr(md5(trunc(random() * 9999999 + 1000000)::text), 1,6)), 'Evaluaciones de Desempeño', '', 'D', '', '1.08', 'A');" calcext:value-type="string">
            <text:p>INSERT INTO public.opcion(id_opcion, codigo_opcion, descripcion, ruta, tipo, uri, jerarquia, estatus) VALUES (757,upper(substr(md5(trunc(random() * 9999999 + 1000000)::text), 1,6)), 'Evaluaciones de Desempeño', '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 calcext:value-type="string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table:formula="of:=[.I82]" office:value-type="string" office:string-value="sigefirrhh/planificacion/evaluacion/Evaluacion" calcext:value-type="string">
            <text:p>sigefirrhh/planificacion/evaluacion/Evaluacion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82" calcext:value-type="float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 calcext:value-type="string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" calcext:value-type="string">
            <text:p>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 calcext:value-type="string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string" calcext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83" calcext:value-type="float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 calcext:value-type="string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string" calcext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84" calcext:value-type="float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 calcext:value-type="string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string" calcext:value-type="string">
            <text:p>sigefirrhh/planificacion/evaluacion/Apelacion.jsf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85" calcext:value-type="float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 calcext:value-type="string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" calcext:value-type="string">
            <text:p>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 calcext:value-type="string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table:number-columns-repeated="2" office:value-type="string" calcext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86" calcext:value-type="float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 calcext:value-type="string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" calcext:value-type="string">
            <text:p>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 calcext:value-type="string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table:number-columns-repeated="2" office:value-type="string" calcext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 calcext:value-type="string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table:number-columns-repeated="2" office:value-type="string" calcext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88" calcext:value-type="float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 calcext:value-type="string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number-columns-repeated="3"/>
          <table:table-cell table:formula="of:=[.E89]" office:value-type="string" office:string-value="Reportes" calcext:value-type="string">
            <text:p>Reporte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89" calcext:value-type="float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', 'D', '', '1.08.08', 'A');" calcext:value-type="string">
            <text:p>(765,upper(substr(md5(trunc(random() * 9999999 + 1000000)::text), 1,6)), 'Reportes', '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uri, jerarquia, estatus) VALUES (765,upper(substr(md5(trunc(random() * 9999999 + 1000000)::text), 1,6)), 'Reportes', '', 'D', '', '1.08.08', 'A');" calcext:value-type="string">
            <text:p>INSERT INTO public.opcion(id_opcion, codigo_opcion, descripcion, ruta, tipo, uri, jerarquia, estatus) VALUES (765,upper(substr(md5(trunc(random() * 9999999 + 1000000)::text), 1,6)), 'Reportes', '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 calcext:value-type="string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table:number-columns-repeated="2" office:value-type="string" calcext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90" calcext:value-type="float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 calcext:value-type="string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table:number-columns-repeated="2" office:value-type="string" calcext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 calcext:value-type="string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 table:number-columns-repeated="3"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 calcext:value-type="string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uri, jerarquia, estatus) VALUES (768,upper(substr(md5(trunc(random() * 9999999 + 1000000)::text), 1,6)), 'Reportes Notificación de Resultados', '', 'D', '', '1.08.08.03', 'A');" calcext:value-type="string">
            <text:p>INSERT INTO public.opcion(id_opcion, codigo_opcion, descripcion, ruta, tipo, uri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 calcext:value-type="string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3"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93" calcext:value-type="float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 calcext:value-type="string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uri, jerarquia, estatus) VALUES (769,upper(substr(md5(trunc(random() * 9999999 + 1000000)::text), 1,6)), 'Reportes Trabajadores No Evaluados', '', 'D', '', '1.08.08.04', 'A');" calcext:value-type="string">
            <text:p>INSERT INTO public.opcion(id_opcion, codigo_opcion, descripcion, ruta, tipo, uri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 calcext:value-type="string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3">
          <table:table-cell table:style-name="ce2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number-columns-repeated="3"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94" calcext:value-type="float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 calcext:value-type="string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uri, jerarquia, estatus) VALUES (770,upper(substr(md5(trunc(random() * 9999999 + 1000000)::text), 1,6)), 'Planes de Personal', 'sigefirrhh/planificacion/plan/PlanPersonal', 'D', '', '1.09', 'A');" calcext:value-type="string">
            <text:p>INSERT INTO public.opcion(id_opcion, codigo_opcion, descripcion, ruta, tipo, uri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 calcext:value-type="string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table:number-columns-repeated="2" office:value-type="string" calcext:value-type="string">
            <text:p>sigefirrhh/planificacion/plan/PlanPersonal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 calcext:value-type="string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" calcext:value-type="string">
            <text:p>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 calcext:value-type="string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number-columns-repeated="3"/>
          <table:table-cell table:formula="of:=[.E96]" office:value-type="string" office:string-value="Componentes" calcext:value-type="string">
            <text:p>Componentes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96" calcext:value-type="float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', 'D', '', '1.09.02', 'A');" calcext:value-type="string">
            <text:p>(772,upper(substr(md5(trunc(random() * 9999999 + 1000000)::text), 1,6)), 'Componentes', '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uri, jerarquia, estatus) VALUES (772,upper(substr(md5(trunc(random() * 9999999 + 1000000)::text), 1,6)), 'Componentes', '', 'D', '', '1.09.02', 'A');" calcext:value-type="string">
            <text:p>INSERT INTO public.opcion(id_opcion, codigo_opcion, descripcion, ruta, tipo, uri, jerarquia, estatus) VALUES (772,upper(substr(md5(trunc(random() * 9999999 + 1000000)::text), 1,6)), 'Componentes', '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 calcext:value-type="string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97" calcext:value-type="float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 calcext:value-type="string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" calcext:value-type="string">
            <text:p>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 calcext:value-type="string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table:number-columns-repeated="2" office:value-type="string" calcext:value-type="string">
            <text:p>sigefirrhh/planificacion/plan/CargosPlan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98" calcext:value-type="float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 calcext:value-type="string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" calcext:value-type="string">
            <text:p>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 calcext:value-type="string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99" calcext:value-type="float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 calcext:value-type="string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" calcext:value-type="string">
            <text:p>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 calcext:value-type="string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table:number-columns-repeated="2" office:value-type="string" calcext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 calcext:value-type="string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" calcext:value-type="string">
            <text:p>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 calcext:value-type="string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 table:number-columns-repeated="3"/>
          <table:table-cell table:formula="of:=[.E101]" office:value-type="string" office:string-value="Reportes" calcext:value-type="string">
            <text:p>Reportes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 calcext:value-type="string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uri, jerarquia, estatus) VALUES (777,upper(substr(md5(trunc(random() * 9999999 + 1000000)::text), 1,6)), 'Reportes', '', 'D', '', '1.09.03', 'A');" calcext:value-type="string">
            <text:p>INSERT INTO public.opcion(id_opcion, codigo_opcion, descripcion, ruta, tipo, uri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 calcext:value-type="string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table:number-columns-repeated="2" office:value-type="string" calcext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02" calcext:value-type="float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 calcext:value-type="string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table:number-columns-repeated="2" office:value-type="string" calcext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03" calcext:value-type="float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 calcext:value-type="string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8"/>
          <table:table-cell table:formula="of:=[.C104]" office:value-type="string" office:string-value="Expediente" calcext:value-type="string">
            <text:p>Expediente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04" calcext:value-type="float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 calcext:value-type="string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uri, jerarquia, estatus) VALUES (780,upper(substr(md5(trunc(random() * 9999999 + 1000000)::text), 1,6)), 'Expediente', '', 'D', '', '2', 'A');" calcext:value-type="string">
            <text:p>INSERT INTO public.opcion(id_opcion, codigo_opcion, descripcion, ruta, tipo, uri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 calcext:value-type="string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3">
          <table:table-cell table:style-name="ce2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7"/>
          <table:table-cell table:formula="of:=[.D105]" office:value-type="string" office:string-value="Expediente" calcext:value-type="string">
            <text:p>Expediente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05" calcext:value-type="float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 calcext:value-type="string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uri, jerarquia, estatus) VALUES (781,upper(substr(md5(trunc(random() * 9999999 + 1000000)::text), 1,6)), 'Expediente', '', 'D', '', '2.01', 'A');" calcext:value-type="string">
            <text:p>INSERT INTO public.opcion(id_opcion, codigo_opcion, descripcion, ruta, tipo, uri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 calcext:value-type="string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number-columns-repeated="2" table:style-name="ce4" office:value-type="string" calcext:value-type="string">
            <text:p>sigefirrhh/personal/expediente/Personal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06" calcext:value-type="float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 calcext:value-type="string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" calcext:value-type="string">
            <text:p>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 calcext:value-type="string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table:number-columns-repeated="2" office:value-type="string" calcext:value-type="string">
            <text:p>sigefirrhh/personal/expediente/Educacion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07" calcext:value-type="float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 calcext:value-type="string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" calcext:value-type="string">
            <text:p>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 calcext:value-type="string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table:number-columns-repeated="2" office:value-type="string" calcext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08" calcext:value-type="float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 calcext:value-type="string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table:number-columns-repeated="2" office:value-type="string" calcext:value-type="string">
            <text:p>sigefirrhh/personal/expediente/Estudio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09" calcext:value-type="float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 calcext:value-type="string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" calcext:value-type="string">
            <text:p>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 calcext:value-type="string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cion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10" calcext:value-type="float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 calcext:value-type="string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" calcext:value-type="string">
            <text:p>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 calcext:value-type="string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table:number-columns-repeated="2" office:value-type="string" calcext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11" calcext:value-type="float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 calcext:value-type="string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" calcext:value-type="string">
            <text:p>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 calcext:value-type="string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personal/expediente/Idioma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12" calcext:value-type="float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 calcext:value-type="string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" calcext:value-type="string">
            <text:p>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 calcext:value-type="string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table:number-columns-repeated="2" office:value-type="string" calcext:value-type="string">
            <text:p>sigefirrhh/personal/expediente/Familiar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 calcext:value-type="string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" calcext:value-type="string">
            <text:p>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 calcext:value-type="string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table:number-columns-repeated="2" office:value-type="string" calcext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14" calcext:value-type="float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 calcext:value-type="string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" calcext:value-type="string">
            <text:p>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 calcext:value-type="string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table:number-columns-repeated="2" office:value-type="string" calcext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 calcext:value-type="string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" calcext:value-type="string">
            <text:p>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 calcext:value-type="string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table:number-columns-repeated="2" office:value-type="string" calcext:value-type="string">
            <text:p>sigefirrhh/personal/expediente/OtraActividad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16" calcext:value-type="float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 calcext:value-type="string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" calcext:value-type="string">
            <text:p>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 calcext:value-type="string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3"/>
          <table:table-cell table:number-columns-repeated="2" office:value-type="string" calcext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17" calcext:value-type="float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 calcext:value-type="string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" calcext:value-type="string">
            <text:p>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 calcext:value-type="string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table:number-columns-repeated="2" office:value-type="string" calcext:value-type="string">
            <text:p>sigefirrhh/personal/expediente/Reconocimiento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18" calcext:value-type="float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 calcext:value-type="string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" calcext:value-type="string">
            <text:p>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 calcext:value-type="string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table:number-columns-repeated="2" office:value-type="string" calcext:value-type="string">
            <text:p>sigefirrhh/sigefirrhh/personal/expediente/Sancion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19" calcext:value-type="float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 calcext:value-type="string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" calcext:value-type="string">
            <text:p>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 calcext:value-type="string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table:number-columns-repeated="2" office:value-type="string" calcext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20" calcext:value-type="float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 calcext:value-type="string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" calcext:value-type="string">
            <text:p>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 calcext:value-type="string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21" calcext:value-type="float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 calcext:value-type="string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" calcext:value-type="string">
            <text:p>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 calcext:value-type="string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Publicacion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 calcext:value-type="string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" calcext:value-type="string">
            <text:p>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 calcext:value-type="string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table:number-columns-repeated="2" office:value-type="string" calcext:value-type="string">
            <text:p>sigefirrhh/personal/expediente/Pasantia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 calcext:value-type="string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" calcext:value-type="string">
            <text:p>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 calcext:value-type="string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table:number-columns-repeated="2" office:value-type="string" calcext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 calcext:value-type="string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" calcext:value-type="string">
            <text:p>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 calcext:value-type="string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3">
          <table:table-cell table:style-name="ce2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7"/>
          <table:table-cell table:formula="of:=[.D125]" office:value-type="string" office:string-value="Historial" calcext:value-type="string">
            <text:p>Historial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25" calcext:value-type="float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 calcext:value-type="string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uri, jerarquia, estatus) VALUES (801,upper(substr(md5(trunc(random() * 9999999 + 1000000)::text), 1,6)), 'Historial', '', 'D', '', '2.02', 'A');" calcext:value-type="string">
            <text:p>INSERT INTO public.opcion(id_opcion, codigo_opcion, descripcion, ruta, tipo, uri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 calcext:value-type="string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6"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26" calcext:value-type="float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 calcext:value-type="string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uri, jerarquia, estatus) VALUES (802,upper(substr(md5(trunc(random() * 9999999 + 1000000)::text), 1,6)), 'Trayectoria y Antecedenes', '', 'D', '', '2.02.01', 'A');" calcext:value-type="string">
            <text:p>INSERT INTO public.opcion(id_opcion, codigo_opcion, descripcion, ruta, tipo, uri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 calcext:value-type="string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table:number-columns-repeated="2" office:value-type="string" calcext:value-type="string">
            <text:p>sigefirrhh/personal/expediente/Trayectoria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27" calcext:value-type="float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 calcext:value-type="string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" calcext:value-type="string">
            <text:p>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 calcext:value-type="string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table:number-columns-repeated="2" office:value-type="string" calcext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28" calcext:value-type="float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 calcext:value-type="string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29" calcext:value-type="float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 calcext:value-type="string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5">
          <table:table-cell table:style-name="ce2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30" calcext:value-type="float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 calcext:value-type="string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5">
          <table:table-cell table:style-name="ce2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131]" office:value-type="string" office:string-value="Reportes" calcext:value-type="string">
            <text:p>Reportes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31" calcext:value-type="float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 calcext:value-type="string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uri, jerarquia, estatus) VALUES (807,upper(substr(md5(trunc(random() * 9999999 + 1000000)::text), 1,6)), 'Reportes', '', 'D', '', '2.02.01.05', 'A');" calcext:value-type="string">
            <text:p>INSERT INTO public.opcion(id_opcion, codigo_opcion, descripcion, ruta, tipo, uri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 calcext:value-type="string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5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table:number-columns-repeated="2" office:value-type="string" calcext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32" calcext:value-type="float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 calcext:value-type="string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5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table:number-columns-repeated="2" office:value-type="string" calcext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33" calcext:value-type="float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 calcext:value-type="string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table:number-columns-repeated="2" office:value-type="string" calcext:value-type="string">
            <text:p>sigefirrhh/personal/expediente/Encargaduria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34" calcext:value-type="float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 calcext:value-type="string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" calcext:value-type="string">
            <text:p>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 calcext:value-type="string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table:number-columns-repeated="2" office:value-type="string" calcext:value-type="string">
            <text:p>sigefirrhh/personal/expediente/Suplencia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235" calcext:value-type="float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 calcext:value-type="string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" calcext:value-type="string">
            <text:p>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 calcext:value-type="string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table:number-columns-repeated="2" office:value-type="string" calcext:value-type="string">
            <text:p>sigefirrhh/personal/expediente/Contrato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36" calcext:value-type="float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 calcext:value-type="string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" calcext:value-type="string">
            <text:p>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 calcext:value-type="string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table:number-columns-repeated="2" office:value-type="string" calcext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37" calcext:value-type="float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 calcext:value-type="string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table:number-columns-repeated="2" office:value-type="string" calcext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38" calcext:value-type="float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 calcext:value-type="string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" calcext:value-type="string">
            <text:p>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 calcext:value-type="string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5">
          <table:table-cell table:style-name="ce2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7"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39" calcext:value-type="float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 calcext:value-type="string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uri, jerarquia, estatus) VALUES (815,upper(substr(md5(trunc(random() * 9999999 + 1000000)::text), 1,6)), 'Tablas Básicas Expediente', '', 'D', '', '2.03', 'A');" calcext:value-type="string">
            <text:p>INSERT INTO public.opcion(id_opcion, codigo_opcion, descripcion, ruta, tipo, uri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 calcext:value-type="string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GrupoProfesion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 calcext:value-type="string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" calcext:value-type="string">
            <text:p>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 calcext:value-type="string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41" calcext:value-type="float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 calcext:value-type="string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" calcext:value-type="string">
            <text:p>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 calcext:value-type="string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table:number-columns-repeated="2" office:value-type="string" calcext:value-type="string">
            <text:p>sigefirrhh/base/personal/Profesion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 calcext:value-type="string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" calcext:value-type="string">
            <text:p>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 calcext:value-type="string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table:number-columns-repeated="2" office:value-type="string" calcext:value-type="string">
            <text:p>sigefirrhh/base/personal/AreaCarrera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43" calcext:value-type="float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 calcext:value-type="string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" calcext:value-type="string">
            <text:p>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 calcext:value-type="string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table:number-columns-repeated="2" office:value-type="string" calcext:value-type="string">
            <text:p>sigefirrhh/base/personal/Carrera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 calcext:value-type="string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" calcext:value-type="string">
            <text:p>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 calcext:value-type="string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table:number-columns-repeated="2" office:value-type="string" calcext:value-type="string">
            <text:p>sigefirrhh/base/personal/CarreraArea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45" calcext:value-type="float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 calcext:value-type="string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" calcext:value-type="string">
            <text:p>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 calcext:value-type="string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table:number-columns-repeated="2" office:value-type="string" calcext:value-type="string">
            <text:p>sigefirrhh/base/personal/Titulo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46" calcext:value-type="float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 calcext:value-type="string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" calcext:value-type="string">
            <text:p>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 calcext:value-type="string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base/personal/TipoIdioma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7" calcext:value-type="float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 calcext:value-type="string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" calcext:value-type="string">
            <text:p>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 calcext:value-type="string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table:number-columns-repeated="2" office:value-type="string" calcext:value-type="string">
            <text:p>sigefirrhh/base/personal/TipoAmonestacion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48" calcext:value-type="float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 calcext:value-type="string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" calcext:value-type="string">
            <text:p>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 calcext:value-type="string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table:number-columns-repeated="2" office:value-type="string" calcext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9" calcext:value-type="float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 calcext:value-type="string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" calcext:value-type="string">
            <text:p>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 calcext:value-type="string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table:number-columns-repeated="2" office:value-type="string" calcext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50" calcext:value-type="float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 calcext:value-type="string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" calcext:value-type="string">
            <text:p>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 calcext:value-type="string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table:number-columns-repeated="2" office:value-type="string" calcext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 calcext:value-type="string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" calcext:value-type="string">
            <text:p>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 calcext:value-type="string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table:number-columns-repeated="2" office:value-type="string" calcext:value-type="string">
            <text:p>sigefirrhh/base/personal/Institucion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52" calcext:value-type="float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 calcext:value-type="string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" calcext:value-type="string">
            <text:p>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 calcext:value-type="string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5">
          <table:table-cell table:style-name="ce2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153]" office:value-type="string" office:string-value="Reportes" calcext:value-type="string">
            <text:p>Reportes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53" calcext:value-type="float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 calcext:value-type="string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uri, jerarquia, estatus) VALUES (829,upper(substr(md5(trunc(random() * 9999999 + 1000000)::text), 1,6)), 'Reportes', '', 'D', '', '2.04', 'A');" calcext:value-type="string">
            <text:p>INSERT INTO public.opcion(id_opcion, codigo_opcion, descripcion, ruta, tipo, uri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 calcext:value-type="string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54" calcext:value-type="float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 calcext:value-type="string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" calcext:value-type="string">
            <text:p>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 calcext:value-type="string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55" calcext:value-type="float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 calcext:value-type="string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table:number-columns-repeated="2" office:value-type="string" calcext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 calcext:value-type="string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" calcext:value-type="string">
            <text:p>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 calcext:value-type="string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5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8"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57" calcext:value-type="float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 calcext:value-type="string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uri, jerarquia, estatus) VALUES (833,upper(substr(md5(trunc(random() * 9999999 + 1000000)::text), 1,6)), 'Administración', '', 'D', '', '3', 'A');" calcext:value-type="string">
            <text:p>INSERT INTO public.opcion(id_opcion, codigo_opcion, descripcion, ruta, tipo, uri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 calcext:value-type="string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5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7"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58" calcext:value-type="float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 calcext:value-type="string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uri, jerarquia, estatus) VALUES (834,upper(substr(md5(trunc(random() * 9999999 + 1000000)::text), 1,6)), 'Parametrización', '', 'D', '', '3.01', 'A');" calcext:value-type="string">
            <text:p>INSERT INTO public.opcion(id_opcion, codigo_opcion, descripcion, ruta, tipo, uri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 calcext:value-type="string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5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6"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59" calcext:value-type="float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 calcext:value-type="string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uri, jerarquia, estatus) VALUES (835,upper(substr(md5(trunc(random() * 9999999 + 1000000)::text), 1,6)), 'Definiciones', '', 'D', '', '3.01.01', 'A');" calcext:value-type="string">
            <text:p>INSERT INTO public.opcion(id_opcion, codigo_opcion, descripcion, ruta, tipo, uri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 calcext:value-type="string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5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number-columns-repeated="2" table:style-name="ce5" office:value-type="string" calcext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60" calcext:value-type="float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 calcext:value-type="string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" calcext:value-type="string">
            <text:p>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 calcext:value-type="string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5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table:number-columns-repeated="2" office:value-type="string" calcext:value-type="string">
            <text:p>sigefirrhh/base/definiciones/RelacionPersonal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1" calcext:value-type="float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 calcext:value-type="string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" calcext:value-type="string">
            <text:p>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 calcext:value-type="string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5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62" calcext:value-type="float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 calcext:value-type="string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5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table:number-columns-repeated="2" office:value-type="string" calcext:value-type="string">
            <text:p>sigefirrhh/base/definiciones/GrupoNomina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3" calcext:value-type="float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 calcext:value-type="string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" calcext:value-type="string">
            <text:p>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 calcext:value-type="string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5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TipoPersonal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4" calcext:value-type="float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 calcext:value-type="string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" calcext:value-type="string">
            <text:p>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 calcext:value-type="string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5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265" calcext:value-type="float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 calcext:value-type="string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" calcext:value-type="string">
            <text:p>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 calcext:value-type="string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5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5"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66" calcext:value-type="float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 calcext:value-type="string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uri, jerarquia, estatus) VALUES (842,upper(substr(md5(trunc(random() * 9999999 + 1000000)::text), 1,6)), 'Clasificadores Asociados a Tipo de Personal', '', 'D', '', '3.01.01.07', 'A');" calcext:value-type="string">
            <text:p>INSERT INTO public.opcion(id_opcion, codigo_opcion, descripcion, ruta, tipo, uri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 calcext:value-type="string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3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5"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67" calcext:value-type="float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 calcext:value-type="string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uri, jerarquia, estatus) VALUES (843,upper(substr(md5(trunc(random() * 9999999 + 1000000)::text), 1,6)), 'Frecuencias de Pago', '', 'D', '', '3.01.01.08', 'A');" calcext:value-type="string">
            <text:p>INSERT INTO public.opcion(id_opcion, codigo_opcion, descripcion, ruta, tipo, uri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 calcext:value-type="string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3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5"/>
          <table:table-cell table:formula="of:=[.F168]" office:value-type="string" office:string-value="Conceptos" calcext:value-type="string">
            <text:p>Conceptos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68" calcext:value-type="float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 calcext:value-type="string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uri, jerarquia, estatus) VALUES (844,upper(substr(md5(trunc(random() * 9999999 + 1000000)::text), 1,6)), 'Conceptos', '', 'D', '', '3.01.01.09', 'A');" calcext:value-type="string">
            <text:p>INSERT INTO public.opcion(id_opcion, codigo_opcion, descripcion, ruta, tipo, uri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 calcext:value-type="string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3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5"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69" calcext:value-type="float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 calcext:value-type="string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uri, jerarquia, estatus) VALUES (845,upper(substr(md5(trunc(random() * 9999999 + 1000000)::text), 1,6)), 'Frecuencias por Tipo de Personal', '', 'D', '', '3.01.01.10', 'A');" calcext:value-type="string">
            <text:p>INSERT INTO public.opcion(id_opcion, codigo_opcion, descripcion, ruta, tipo, uri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 calcext:value-type="string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3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5"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70" calcext:value-type="float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 calcext:value-type="string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uri, jerarquia, estatus) VALUES (846,upper(substr(md5(trunc(random() * 9999999 + 1000000)::text), 1,6)), 'Conceptos por Tipo de Personal', '', 'D', '', '3.01.01.11', 'A');" calcext:value-type="string">
            <text:p>INSERT INTO public.opcion(id_opcion, codigo_opcion, descripcion, ruta, tipo, uri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 calcext:value-type="string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3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5"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71" calcext:value-type="float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 calcext:value-type="string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uri, jerarquia, estatus) VALUES (847,upper(substr(md5(trunc(random() * 9999999 + 1000000)::text), 1,6)), 'Conceptos por Cargo', '', 'D', '', '3.01.01.12', 'A');" calcext:value-type="string">
            <text:p>INSERT INTO public.opcion(id_opcion, codigo_opcion, descripcion, ruta, tipo, uri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 calcext:value-type="string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3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5"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72" calcext:value-type="float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 calcext:value-type="string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uri, jerarquia, estatus) VALUES (848,upper(substr(md5(trunc(random() * 9999999 + 1000000)::text), 1,6)), 'Conceptos por Tipo Dependencia', '', 'D', '', '3.01.01.13', 'A');" calcext:value-type="string">
            <text:p>INSERT INTO public.opcion(id_opcion, codigo_opcion, descripcion, ruta, tipo, uri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 calcext:value-type="string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3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5"/>
          <table:table-cell table:formula="of:=[.F173]" office:value-type="string" office:string-value="Turnos" calcext:value-type="string">
            <text:p>Turnos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73" calcext:value-type="float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 calcext:value-type="string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uri, jerarquia, estatus) VALUES (849,upper(substr(md5(trunc(random() * 9999999 + 1000000)::text), 1,6)), 'Turnos', '', 'D', '', '3.01.01.14', 'A');" calcext:value-type="string">
            <text:p>INSERT INTO public.opcion(id_opcion, codigo_opcion, descripcion, ruta, tipo, uri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 calcext:value-type="string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3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5"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4" calcext:value-type="float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 calcext:value-type="string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uri, jerarquia, estatus) VALUES (850,upper(substr(md5(trunc(random() * 9999999 + 1000000)::text), 1,6)), 'Tipos de Contrato', '', 'D', '', '3.01.01.15', 'A');" calcext:value-type="string">
            <text:p>INSERT INTO public.opcion(id_opcion, codigo_opcion, descripcion, ruta, tipo, uri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 calcext:value-type="string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3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5"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75" calcext:value-type="float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 calcext:value-type="string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uri, jerarquia, estatus) VALUES (851,upper(substr(md5(trunc(random() * 9999999 + 1000000)::text), 1,6)), 'Archivos (Disquetes)', '', 'D', '', '3.01.01.16', 'A');" calcext:value-type="string">
            <text:p>INSERT INTO public.opcion(id_opcion, codigo_opcion, descripcion, ruta, tipo, uri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 calcext:value-type="string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3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5"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76" calcext:value-type="float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 calcext:value-type="string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uri, jerarquia, estatus) VALUES (852,upper(substr(md5(trunc(random() * 9999999 + 1000000)::text), 1,6)), 'Detalle Archivos (Disquetes)', '', 'D', '', '3.01.01.17', 'A');" calcext:value-type="string">
            <text:p>INSERT INTO public.opcion(id_opcion, codigo_opcion, descripcion, ruta, tipo, uri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 calcext:value-type="string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3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6"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7" calcext:value-type="float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 calcext:value-type="string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uri, jerarquia, estatus) VALUES (853,upper(substr(md5(trunc(random() * 9999999 + 1000000)::text), 1,6)), 'Parámetros y Fórmulas', '', 'D', '', '3.01.02', 'A');" calcext:value-type="string">
            <text:p>INSERT INTO public.opcion(id_opcion, codigo_opcion, descripcion, ruta, tipo, uri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 calcext:value-type="string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3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5"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78" calcext:value-type="float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 calcext:value-type="string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uri, jerarquia, estatus) VALUES (854,upper(substr(md5(trunc(random() * 9999999 + 1000000)::text), 1,6)), 'Conceptos Asociados', '', 'D', '', '3.01.02.01', 'A');" calcext:value-type="string">
            <text:p>INSERT INTO public.opcion(id_opcion, codigo_opcion, descripcion, ruta, tipo, uri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 calcext:value-type="string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3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5"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79" calcext:value-type="float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 calcext:value-type="string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uri, jerarquia, estatus) VALUES (855,upper(substr(md5(trunc(random() * 9999999 + 1000000)::text), 1,6)), 'Prima Antiguedad', '', 'D', '', '3.01.02.02', 'A');" calcext:value-type="string">
            <text:p>INSERT INTO public.opcion(id_opcion, codigo_opcion, descripcion, ruta, tipo, uri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 calcext:value-type="string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3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5"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80" calcext:value-type="float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 calcext:value-type="string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uri, jerarquia, estatus) VALUES (856,upper(substr(md5(trunc(random() * 9999999 + 1000000)::text), 1,6)), 'Prima por Hijo', '', 'D', '', '3.01.02.03', 'A');" calcext:value-type="string">
            <text:p>INSERT INTO public.opcion(id_opcion, codigo_opcion, descripcion, ruta, tipo, uri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 calcext:value-type="string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3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5"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81" calcext:value-type="float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 calcext:value-type="string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uri, jerarquia, estatus) VALUES (857,upper(substr(md5(trunc(random() * 9999999 + 1000000)::text), 1,6)), 'Parámetros Retenciones', '', 'D', '', '3.01.02.04', 'A');" calcext:value-type="string">
            <text:p>INSERT INTO public.opcion(id_opcion, codigo_opcion, descripcion, ruta, tipo, uri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 calcext:value-type="string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3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5"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82" calcext:value-type="float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 calcext:value-type="string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uri, jerarquia, estatus) VALUES (858,upper(substr(md5(trunc(random() * 9999999 + 1000000)::text), 1,6)), 'Fórmulas Bono Vacacional', '', 'D', '', '3.01.02.05', 'A');" calcext:value-type="string">
            <text:p>INSERT INTO public.opcion(id_opcion, codigo_opcion, descripcion, ruta, tipo, uri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 calcext:value-type="string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3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5"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83" calcext:value-type="float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 calcext:value-type="string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uri, jerarquia, estatus) VALUES (859,upper(substr(md5(trunc(random() * 9999999 + 1000000)::text), 1,6)), 'Días Vacaciones por Año', '', 'D', '', '3.01.02.06', 'A');" calcext:value-type="string">
            <text:p>INSERT INTO public.opcion(id_opcion, codigo_opcion, descripcion, ruta, tipo, uri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 calcext:value-type="string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3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5"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84" calcext:value-type="float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 calcext:value-type="string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uri, jerarquia, estatus) VALUES (860,upper(substr(md5(trunc(random() * 9999999 + 1000000)::text), 1,6)), 'Fórmula Bono Fin de Año', '', 'D', '', '3.01.02.07', 'A');" calcext:value-type="string">
            <text:p>INSERT INTO public.opcion(id_opcion, codigo_opcion, descripcion, ruta, tipo, uri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 calcext:value-type="string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3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5"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85" calcext:value-type="float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 calcext:value-type="string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uri, jerarquia, estatus) VALUES (861,upper(substr(md5(trunc(random() * 9999999 + 1000000)::text), 1,6)), 'Parámetros Varios', '', 'D', '', '3.01.02.08', 'A');" calcext:value-type="string">
            <text:p>INSERT INTO public.opcion(id_opcion, codigo_opcion, descripcion, ruta, tipo, uri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 calcext:value-type="string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3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5"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286" calcext:value-type="float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 calcext:value-type="string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uri, jerarquia, estatus) VALUES (862,upper(substr(md5(trunc(random() * 9999999 + 1000000)::text), 1,6)), 'Parámetros Planilla ARI', '', 'D', '', '3.01.02.09', 'A');" calcext:value-type="string">
            <text:p>INSERT INTO public.opcion(id_opcion, codigo_opcion, descripcion, ruta, tipo, uri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 calcext:value-type="string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3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6"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87" calcext:value-type="float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 calcext:value-type="string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uri, jerarquia, estatus) VALUES (863,upper(substr(md5(trunc(random() * 9999999 + 1000000)::text), 1,6)), 'Tablas Básicas y Nómina', '', 'D', '', '3.01.03', 'A');" calcext:value-type="string">
            <text:p>INSERT INTO public.opcion(id_opcion, codigo_opcion, descripcion, ruta, tipo, uri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 calcext:value-type="string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3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5"/>
          <table:table-cell table:formula="of:=[.F188]" office:value-type="string" office:string-value="Bancos" calcext:value-type="string">
            <text:p>Bancos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88" calcext:value-type="float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 calcext:value-type="string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uri, jerarquia, estatus) VALUES (864,upper(substr(md5(trunc(random() * 9999999 + 1000000)::text), 1,6)), 'Bancos', '', 'D', '', '3.01.03.01', 'A');" calcext:value-type="string">
            <text:p>INSERT INTO public.opcion(id_opcion, codigo_opcion, descripcion, ruta, tipo, uri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 calcext:value-type="string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3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5"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289" calcext:value-type="float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 calcext:value-type="string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uri, jerarquia, estatus) VALUES (865,upper(substr(md5(trunc(random() * 9999999 + 1000000)::text), 1,6)), 'Cuentas de Banco', '', 'D', '', '3.01.03.02', 'A');" calcext:value-type="string">
            <text:p>INSERT INTO public.opcion(id_opcion, codigo_opcion, descripcion, ruta, tipo, uri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 calcext:value-type="string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3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5"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90" calcext:value-type="float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 calcext:value-type="string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uri, jerarquia, estatus) VALUES (866,upper(substr(md5(trunc(random() * 9999999 + 1000000)::text), 1,6)), 'Períodos Semanales', '', 'D', '', '3.01.03.03', 'A');" calcext:value-type="string">
            <text:p>INSERT INTO public.opcion(id_opcion, codigo_opcion, descripcion, ruta, tipo, uri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 calcext:value-type="string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3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5"/>
          <table:table-cell table:formula="of:=[.F191]" office:value-type="string" office:string-value="Meses" calcext:value-type="string">
            <text:p>Meses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91" calcext:value-type="float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 calcext:value-type="string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uri, jerarquia, estatus) VALUES (867,upper(substr(md5(trunc(random() * 9999999 + 1000000)::text), 1,6)), 'Meses', '', 'D', '', '3.01.03.04', 'A');" calcext:value-type="string">
            <text:p>INSERT INTO public.opcion(id_opcion, codigo_opcion, descripcion, ruta, tipo, uri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 calcext:value-type="string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3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5"/>
          <table:table-cell table:formula="of:=[.F192]" office:value-type="string" office:string-value="Sindicatos" calcext:value-type="string">
            <text:p>Sindicatos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92" calcext:value-type="float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 calcext:value-type="string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uri, jerarquia, estatus) VALUES (868,upper(substr(md5(trunc(random() * 9999999 + 1000000)::text), 1,6)), 'Sindicatos', '', 'D', '', '3.01.03.05', 'A');" calcext:value-type="string">
            <text:p>INSERT INTO public.opcion(id_opcion, codigo_opcion, descripcion, ruta, tipo, uri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 calcext:value-type="string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3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5"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93" calcext:value-type="float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 calcext:value-type="string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uri, jerarquia, estatus) VALUES (869,upper(substr(md5(trunc(random() * 9999999 + 1000000)::text), 1,6)), 'Contratos Colectivos', '', 'D', '', '3.01.03.06', 'A');" calcext:value-type="string">
            <text:p>INSERT INTO public.opcion(id_opcion, codigo_opcion, descripcion, ruta, tipo, uri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 calcext:value-type="string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3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5"/>
          <table:table-cell table:formula="of:=[.F194]" office:value-type="string" office:string-value="Tarifas ARI" calcext:value-type="string">
            <text:p>Tarifas ARI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94" calcext:value-type="float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 calcext:value-type="string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uri, jerarquia, estatus) VALUES (870,upper(substr(md5(trunc(random() * 9999999 + 1000000)::text), 1,6)), 'Tarifas ARI', '', 'D', '', '3.01.03.07', 'A');" calcext:value-type="string">
            <text:p>INSERT INTO public.opcion(id_opcion, codigo_opcion, descripcion, ruta, tipo, uri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 calcext:value-type="string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3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5"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95" calcext:value-type="float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 calcext:value-type="string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uri, jerarquia, estatus) VALUES (871,upper(substr(md5(trunc(random() * 9999999 + 1000000)::text), 1,6)), 'Firmas para Reportes', '', 'D', '', '3.01.03.08', 'A');" calcext:value-type="string">
            <text:p>INSERT INTO public.opcion(id_opcion, codigo_opcion, descripcion, ruta, tipo, uri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 calcext:value-type="string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3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5"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96" calcext:value-type="float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 calcext:value-type="string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uri, jerarquia, estatus) VALUES (872,upper(substr(md5(trunc(random() * 9999999 + 1000000)::text), 1,6)), 'Tipos de Ausencias', '', 'D', '', '3.01.03.09', 'A');" calcext:value-type="string">
            <text:p>INSERT INTO public.opcion(id_opcion, codigo_opcion, descripcion, ruta, tipo, uri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 calcext:value-type="string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3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197]" office:value-type="string" office:string-value="Reportes" calcext:value-type="string">
            <text:p>Reportes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97" calcext:value-type="float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 calcext:value-type="string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uri, jerarquia, estatus) VALUES (873,upper(substr(md5(trunc(random() * 9999999 + 1000000)::text), 1,6)), 'Reportes', '', 'D', '', '3.01.04', 'A');" calcext:value-type="string">
            <text:p>INSERT INTO public.opcion(id_opcion, codigo_opcion, descripcion, ruta, tipo, uri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 calcext:value-type="string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3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5"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98" calcext:value-type="float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 calcext:value-type="string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uri, jerarquia, estatus) VALUES (874,upper(substr(md5(trunc(random() * 9999999 + 1000000)::text), 1,6)), 'Definicios de Conceptos', '', 'D', '', '3.01.04.01', 'A');" calcext:value-type="string">
            <text:p>INSERT INTO public.opcion(id_opcion, codigo_opcion, descripcion, ruta, tipo, uri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 calcext:value-type="string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3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7"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99" calcext:value-type="float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 calcext:value-type="string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uri, jerarquia, estatus) VALUES (875,upper(substr(md5(trunc(random() * 9999999 + 1000000)::text), 1,6)), 'Datos del Trabajador', '', 'D', '', '3.02', 'A');" calcext:value-type="string">
            <text:p>INSERT INTO public.opcion(id_opcion, codigo_opcion, descripcion, ruta, tipo, uri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 calcext:value-type="string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3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6"/>
          <table:table-cell table:formula="of:=[.E200]" office:value-type="string" office:string-value="Trabajador" calcext:value-type="string">
            <text:p>Trabajador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 calcext:value-type="string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uri, jerarquia, estatus) VALUES (876,upper(substr(md5(trunc(random() * 9999999 + 1000000)::text), 1,6)), 'Trabajador', '', 'D', '', '3.02.01', 'A');" calcext:value-type="string">
            <text:p>INSERT INTO public.opcion(id_opcion, codigo_opcion, descripcion, ruta, tipo, uri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 calcext:value-type="string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3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5"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1" calcext:value-type="float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 calcext:value-type="string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uri, jerarquia, estatus) VALUES (877,upper(substr(md5(trunc(random() * 9999999 + 1000000)::text), 1,6)), 'Ubicar Trabajador', '', 'D', '', '3.02.01.01', 'A');" calcext:value-type="string">
            <text:p>INSERT INTO public.opcion(id_opcion, codigo_opcion, descripcion, ruta, tipo, uri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 calcext:value-type="string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3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5"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02" calcext:value-type="float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 calcext:value-type="string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uri, jerarquia, estatus) VALUES (878,upper(substr(md5(trunc(random() * 9999999 + 1000000)::text), 1,6)), 'Consultar Datos Nómina', '', 'D', '', '3.02.01.02', 'A');" calcext:value-type="string">
            <text:p>INSERT INTO public.opcion(id_opcion, codigo_opcion, descripcion, ruta, tipo, uri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 calcext:value-type="string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3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5"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03" calcext:value-type="float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 calcext:value-type="string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uri, jerarquia, estatus) VALUES (879,upper(substr(md5(trunc(random() * 9999999 + 1000000)::text), 1,6)), 'Actualizar Datos del Trabajador', '', 'D', '', '3.02.01.03', 'A');" calcext:value-type="string">
            <text:p>INSERT INTO public.opcion(id_opcion, codigo_opcion, descripcion, ruta, tipo, uri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 calcext:value-type="string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3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5"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 calcext:value-type="string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uri, jerarquia, estatus) VALUES (880,upper(substr(md5(trunc(random() * 9999999 + 1000000)::text), 1,6)), 'Actualizar Fechas del Trabajador', '', 'D', '', '3.02.01.04', 'A');" calcext:value-type="string">
            <text:p>INSERT INTO public.opcion(id_opcion, codigo_opcion, descripcion, ruta, tipo, uri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 calcext:value-type="string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3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5"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05" calcext:value-type="float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 calcext:value-type="string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uri, jerarquia, estatus) VALUES (881,upper(substr(md5(trunc(random() * 9999999 + 1000000)::text), 1,6)), 'Corrección/Cambio de Cédula', '', 'D', '', '3.02.01.05', 'A');" calcext:value-type="string">
            <text:p>INSERT INTO public.opcion(id_opcion, codigo_opcion, descripcion, ruta, tipo, uri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 calcext:value-type="string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3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6"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306" calcext:value-type="float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 calcext:value-type="string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uri, jerarquia, estatus) VALUES (882,upper(substr(md5(trunc(random() * 9999999 + 1000000)::text), 1,6)), 'Conceptos Fijos', '', 'D', '', '3.02.02', 'A');" calcext:value-type="string">
            <text:p>INSERT INTO public.opcion(id_opcion, codigo_opcion, descripcion, ruta, tipo, uri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 calcext:value-type="string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3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6"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 calcext:value-type="string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uri, jerarquia, estatus) VALUES (883,upper(substr(md5(trunc(random() * 9999999 + 1000000)::text), 1,6)), 'Conceptos Variables', '', 'D', '', '3.02.03', 'A');" calcext:value-type="string">
            <text:p>INSERT INTO public.opcion(id_opcion, codigo_opcion, descripcion, ruta, tipo, uri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 calcext:value-type="string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3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6"/>
          <table:table-cell table:formula="of:=[.E208]" office:value-type="string" office:string-value="Préstamos" calcext:value-type="string">
            <text:p>Préstamos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308" calcext:value-type="float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 calcext:value-type="string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uri, jerarquia, estatus) VALUES (884,upper(substr(md5(trunc(random() * 9999999 + 1000000)::text), 1,6)), 'Préstamos', '', 'D', '', '3.02.04', 'A');" calcext:value-type="string">
            <text:p>INSERT INTO public.opcion(id_opcion, codigo_opcion, descripcion, ruta, tipo, uri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 calcext:value-type="string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3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6"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09" calcext:value-type="float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 calcext:value-type="string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uri, jerarquia, estatus) VALUES (885,upper(substr(md5(trunc(random() * 9999999 + 1000000)::text), 1,6)), 'Sueldos Promedios', '', 'D', '', '3.02.05', 'A');" calcext:value-type="string">
            <text:p>INSERT INTO public.opcion(id_opcion, codigo_opcion, descripcion, ruta, tipo, uri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 calcext:value-type="string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3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6"/>
          <table:table-cell table:formula="of:=[.E210]" office:value-type="string" office:string-value="Anticipos" calcext:value-type="string">
            <text:p>Anticipos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310" calcext:value-type="float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 calcext:value-type="string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uri, jerarquia, estatus) VALUES (886,upper(substr(md5(trunc(random() * 9999999 + 1000000)::text), 1,6)), 'Anticipos', '', 'D', '', '3.02.06', 'A');" calcext:value-type="string">
            <text:p>INSERT INTO public.opcion(id_opcion, codigo_opcion, descripcion, ruta, tipo, uri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 calcext:value-type="string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3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6"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11" calcext:value-type="float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 calcext:value-type="string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uri, jerarquia, estatus) VALUES (887,upper(substr(md5(trunc(random() * 9999999 + 1000000)::text), 1,6)), 'Ausencias, Permisos y/o Reposos', '', 'D', '', '3.02.07', 'A');" calcext:value-type="string">
            <text:p>INSERT INTO public.opcion(id_opcion, codigo_opcion, descripcion, ruta, tipo, uri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 calcext:value-type="string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3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6"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12" calcext:value-type="float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 calcext:value-type="string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uri, jerarquia, estatus) VALUES (888,upper(substr(md5(trunc(random() * 9999999 + 1000000)::text), 1,6)), 'Ausencias (Unidad Funcional)', '', 'D', '', '3.02.08', 'A');" calcext:value-type="string">
            <text:p>INSERT INTO public.opcion(id_opcion, codigo_opcion, descripcion, ruta, tipo, uri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 calcext:value-type="string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3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6"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313" calcext:value-type="float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 calcext:value-type="string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uri, jerarquia, estatus) VALUES (889,upper(substr(md5(trunc(random() * 9999999 + 1000000)::text), 1,6)), 'Planilla ARI', '', 'D', '', '3.02.09', 'A');" calcext:value-type="string">
            <text:p>INSERT INTO public.opcion(id_opcion, codigo_opcion, descripcion, ruta, tipo, uri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 calcext:value-type="string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3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6"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14" calcext:value-type="float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 calcext:value-type="string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uri, jerarquia, estatus) VALUES (890,upper(substr(md5(trunc(random() * 9999999 + 1000000)::text), 1,6)), 'Planilla ARC', '', 'D', '', '3.02.10', 'A');" calcext:value-type="string">
            <text:p>INSERT INTO public.opcion(id_opcion, codigo_opcion, descripcion, ruta, tipo, uri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 calcext:value-type="string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3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6"/>
          <table:table-cell table:formula="of:=[.E215]" office:value-type="string" office:string-value="Embargos" calcext:value-type="string">
            <text:p>Embargos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15" calcext:value-type="float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 calcext:value-type="string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uri, jerarquia, estatus) VALUES (891,upper(substr(md5(trunc(random() * 9999999 + 1000000)::text), 1,6)), 'Embargos', '', 'D', '', '3.02.11', 'A');" calcext:value-type="string">
            <text:p>INSERT INTO public.opcion(id_opcion, codigo_opcion, descripcion, ruta, tipo, uri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 calcext:value-type="string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3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5"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16" calcext:value-type="float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 calcext:value-type="string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uri, jerarquia, estatus) VALUES (892,upper(substr(md5(trunc(random() * 9999999 + 1000000)::text), 1,6)), 'Sentencias de Embargo al Trabajador', '', 'D', '', '3.02.11.01', 'A');" calcext:value-type="string">
            <text:p>INSERT INTO public.opcion(id_opcion, codigo_opcion, descripcion, ruta, tipo, uri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 calcext:value-type="string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3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5"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17" calcext:value-type="float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 calcext:value-type="string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uri, jerarquia, estatus) VALUES (893,upper(substr(md5(trunc(random() * 9999999 + 1000000)::text), 1,6)), 'Detalle Embargo', '', 'D', '', '3.02.11.02', 'A');" calcext:value-type="string">
            <text:p>INSERT INTO public.opcion(id_opcion, codigo_opcion, descripcion, ruta, tipo, uri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 calcext:value-type="string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3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6"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18" calcext:value-type="float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 calcext:value-type="string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uri, jerarquia, estatus) VALUES (894,upper(substr(md5(trunc(random() * 9999999 + 1000000)::text), 1,6)), 'Caja de Ahorros', '', 'D', '', '3.02.12', 'A');" calcext:value-type="string">
            <text:p>INSERT INTO public.opcion(id_opcion, codigo_opcion, descripcion, ruta, tipo, uri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 calcext:value-type="string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3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219]" office:value-type="string" office:string-value="Reportes" calcext:value-type="string">
            <text:p>Reportes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19" calcext:value-type="float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 calcext:value-type="string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uri, jerarquia, estatus) VALUES (895,upper(substr(md5(trunc(random() * 9999999 + 1000000)::text), 1,6)), 'Reportes', '', 'D', '', '3.02.13', 'A');" calcext:value-type="string">
            <text:p>INSERT INTO public.opcion(id_opcion, codigo_opcion, descripcion, ruta, tipo, uri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 calcext:value-type="string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3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5"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 calcext:value-type="string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uri, jerarquia, estatus) VALUES (896,upper(substr(md5(trunc(random() * 9999999 + 1000000)::text), 1,6)), 'Trabajadores Activos con Concepto', '', 'D', '', '3.02.13.01', 'A');" calcext:value-type="string">
            <text:p>INSERT INTO public.opcion(id_opcion, codigo_opcion, descripcion, ruta, tipo, uri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 calcext:value-type="string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3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5"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21" calcext:value-type="float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 calcext:value-type="string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uri, jerarquia, estatus) VALUES (897,upper(substr(md5(trunc(random() * 9999999 + 1000000)::text), 1,6)), 'Trabajadores Activos sin Concepto', '', 'D', '', '3.02.13.02', 'A');" calcext:value-type="string">
            <text:p>INSERT INTO public.opcion(id_opcion, codigo_opcion, descripcion, ruta, tipo, uri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 calcext:value-type="string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3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5"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322" calcext:value-type="float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 calcext:value-type="string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uri, jerarquia, estatus) VALUES (898,upper(substr(md5(trunc(random() * 9999999 + 1000000)::text), 1,6)), 'Préstamos Vigentes', '', 'D', '', '3.02.13.03', 'A');" calcext:value-type="string">
            <text:p>INSERT INTO public.opcion(id_opcion, codigo_opcion, descripcion, ruta, tipo, uri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 calcext:value-type="string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3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5"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23" calcext:value-type="float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 calcext:value-type="string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uri, jerarquia, estatus) VALUES (899,upper(substr(md5(trunc(random() * 9999999 + 1000000)::text), 1,6)), 'Reporte de Reposos, ausencias y/o Permisos', '', 'D', '', '3.02.13.04', 'A');" calcext:value-type="string">
            <text:p>INSERT INTO public.opcion(id_opcion, codigo_opcion, descripcion, ruta, tipo, uri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 calcext:value-type="string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3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7"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" calcext:value-type="float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 calcext:value-type="string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uri, jerarquia, estatus) VALUES (900,upper(substr(md5(trunc(random() * 9999999 + 1000000)::text), 1,6)), 'Movimientos de Personal', '', 'D', '', '3.03', 'A');" calcext:value-type="string">
            <text:p>INSERT INTO public.opcion(id_opcion, codigo_opcion, descripcion, ruta, tipo, uri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 calcext:value-type="string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3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6"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25" calcext:value-type="float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 calcext:value-type="string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uri, jerarquia, estatus) VALUES (901,upper(substr(md5(trunc(random() * 9999999 + 1000000)::text), 1,6)), 'Tipos de Movimientos y Causas', '', 'D', '', '3.03.01', 'A');" calcext:value-type="string">
            <text:p>INSERT INTO public.opcion(id_opcion, codigo_opcion, descripcion, ruta, tipo, uri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 calcext:value-type="string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3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5"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326" calcext:value-type="float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 calcext:value-type="string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uri, jerarquia, estatus) VALUES (902,upper(substr(md5(trunc(random() * 9999999 + 1000000)::text), 1,6)), 'Tipos de Movimiento', '', 'D', '', '3.03.01.01', 'A');" calcext:value-type="string">
            <text:p>INSERT INTO public.opcion(id_opcion, codigo_opcion, descripcion, ruta, tipo, uri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 calcext:value-type="string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3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5"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327" calcext:value-type="float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 calcext:value-type="string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uri, jerarquia, estatus) VALUES (903,upper(substr(md5(trunc(random() * 9999999 + 1000000)::text), 1,6)), 'Causas del Movimiento', '', 'D', '', '3.03.01.02', 'A');" calcext:value-type="string">
            <text:p>INSERT INTO public.opcion(id_opcion, codigo_opcion, descripcion, ruta, tipo, uri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 calcext:value-type="string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3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5"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28" calcext:value-type="float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 calcext:value-type="string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uri, jerarquia, estatus) VALUES (904,upper(substr(md5(trunc(random() * 9999999 + 1000000)::text), 1,6)), 'Movimientos por Tipo de Personal', '', 'D', '', '3.03.01.03', 'A');" calcext:value-type="string">
            <text:p>INSERT INTO public.opcion(id_opcion, codigo_opcion, descripcion, ruta, tipo, uri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 calcext:value-type="string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3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6"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29" calcext:value-type="float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 calcext:value-type="string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uri, jerarquia, estatus) VALUES (905,upper(substr(md5(trunc(random() * 9999999 + 1000000)::text), 1,6)), 'Personal Bajo LEFP/LEJP', '', 'D', '', '3.03.02', 'A');" calcext:value-type="string">
            <text:p>INSERT INTO public.opcion(id_opcion, codigo_opcion, descripcion, ruta, tipo, uri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 calcext:value-type="string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3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30]" office:value-type="string" office:string-value="Ingresos" calcext:value-type="string">
            <text:p>Ingresos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330" calcext:value-type="float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 calcext:value-type="string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uri, jerarquia, estatus) VALUES (906,upper(substr(md5(trunc(random() * 9999999 + 1000000)::text), 1,6)), 'Ingresos', '', 'D', '', '3.03.02.01', 'A');" calcext:value-type="string">
            <text:p>INSERT INTO public.opcion(id_opcion, codigo_opcion, descripcion, ruta, tipo, uri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 calcext:value-type="string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3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4"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1" calcext:value-type="float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 calcext:value-type="string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uri, jerarquia, estatus) VALUES (907,upper(substr(md5(trunc(random() * 9999999 + 1000000)::text), 1,6)), 'Ingreso Personal a un Cargo de Carrera', '', 'D', '', '3.03.02.01.01', 'A');" calcext:value-type="string">
            <text:p>INSERT INTO public.opcion(id_opcion, codigo_opcion, descripcion, ruta, tipo, uri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 calcext:value-type="string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3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4"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332" calcext:value-type="float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 calcext:value-type="string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uri, jerarquia, estatus) VALUES (908,upper(substr(md5(trunc(random() * 9999999 + 1000000)::text), 1,6)), 'Ingreso Personal de Libre Nombramiento y Remoción', '', 'D', '', '3.03.02.01.02', 'A');" calcext:value-type="string">
            <text:p>INSERT INTO public.opcion(id_opcion, codigo_opcion, descripcion, ruta, tipo, uri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 calcext:value-type="string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3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4"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33" calcext:value-type="float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 calcext:value-type="string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uri, jerarquia, estatus) VALUES (909,upper(substr(md5(trunc(random() * 9999999 + 1000000)::text), 1,6)), 'Reubicación Personal LEFP', '', 'D', '', '3.03.02.01.03', 'A');" calcext:value-type="string">
            <text:p>INSERT INTO public.opcion(id_opcion, codigo_opcion, descripcion, ruta, tipo, uri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 calcext:value-type="string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3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4"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34" calcext:value-type="float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 calcext:value-type="string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uri, jerarquia, estatus) VALUES (910,upper(substr(md5(trunc(random() * 9999999 + 1000000)::text), 1,6)), 'Traslado Art. 35', '', 'D', '', '3.03.02.01.04', 'A');" calcext:value-type="string">
            <text:p>INSERT INTO public.opcion(id_opcion, codigo_opcion, descripcion, ruta, tipo, uri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 calcext:value-type="string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3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4"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35" calcext:value-type="float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 calcext:value-type="string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uri, jerarquia, estatus) VALUES (911,upper(substr(md5(trunc(random() * 9999999 + 1000000)::text), 1,6)), 'Traslado por Transferencia de Competencia', '', 'D', '', '3.03.02.01.05', 'A');" calcext:value-type="string">
            <text:p>INSERT INTO public.opcion(id_opcion, codigo_opcion, descripcion, ruta, tipo, uri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 calcext:value-type="string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3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5"/>
          <table:table-cell table:formula="of:=[.F236]" office:value-type="string" office:string-value="Reingresos" calcext:value-type="string">
            <text:p>Reingresos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36" calcext:value-type="float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 calcext:value-type="string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uri, jerarquia, estatus) VALUES (912,upper(substr(md5(trunc(random() * 9999999 + 1000000)::text), 1,6)), 'Reingresos', '', 'D', '', '3.03.02.02', 'A');" calcext:value-type="string">
            <text:p>INSERT INTO public.opcion(id_opcion, codigo_opcion, descripcion, ruta, tipo, uri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 calcext:value-type="string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3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4"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37" calcext:value-type="float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 calcext:value-type="string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uri, jerarquia, estatus) VALUES (913,upper(substr(md5(trunc(random() * 9999999 + 1000000)::text), 1,6)), 'Reingreso Personal a un Cargo de Carrera', '', 'D', '', '3.03.02.02.01', 'A');" calcext:value-type="string">
            <text:p>INSERT INTO public.opcion(id_opcion, codigo_opcion, descripcion, ruta, tipo, uri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 calcext:value-type="string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3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4"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38" calcext:value-type="float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 calcext:value-type="string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uri, jerarquia, estatus) VALUES (914,upper(substr(md5(trunc(random() * 9999999 + 1000000)::text), 1,6)), 'Reingreso Personal de Libre Nombramiento y Remoción', '', 'D', '', '3.03.02.02.02', 'A');" calcext:value-type="string">
            <text:p>INSERT INTO public.opcion(id_opcion, codigo_opcion, descripcion, ruta, tipo, uri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 calcext:value-type="string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3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39" calcext:value-type="float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 calcext:value-type="string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uri, jerarquia, estatus) VALUES (915,upper(substr(md5(trunc(random() * 9999999 + 1000000)::text), 1,6)), 'Actualizaciones', '', 'D', '', '3.03.02.03', 'A');" calcext:value-type="string">
            <text:p>INSERT INTO public.opcion(id_opcion, codigo_opcion, descripcion, ruta, tipo, uri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 calcext:value-type="string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3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4"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40" calcext:value-type="float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 calcext:value-type="string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uri, jerarquia, estatus) VALUES (916,upper(substr(md5(trunc(random() * 9999999 + 1000000)::text), 1,6)), 'Cambio en el Cargo sujeto a LEFP', '', 'D', '', '3.03.02.03.01', 'A');" calcext:value-type="string">
            <text:p>INSERT INTO public.opcion(id_opcion, codigo_opcion, descripcion, ruta, tipo, uri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 calcext:value-type="string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3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4"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 calcext:value-type="string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uri, jerarquia, estatus) VALUES (917,upper(substr(md5(trunc(random() * 9999999 + 1000000)::text), 1,6)), 'Designación sujeto a LEFP', '', 'D', '', '3.03.02.03.02', 'A');" calcext:value-type="string">
            <text:p>INSERT INTO public.opcion(id_opcion, codigo_opcion, descripcion, ruta, tipo, uri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 calcext:value-type="string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3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4"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42" calcext:value-type="float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 calcext:value-type="string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uri, jerarquia, estatus) VALUES (918,upper(substr(md5(trunc(random() * 9999999 + 1000000)::text), 1,6)), 'Ascenso sujeto a LEFP', '', 'D', '', '3.03.02.03.03', 'A');" calcext:value-type="string">
            <text:p>INSERT INTO public.opcion(id_opcion, codigo_opcion, descripcion, ruta, tipo, uri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 calcext:value-type="string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3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4"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43" calcext:value-type="float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 calcext:value-type="string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uri, jerarquia, estatus) VALUES (919,upper(substr(md5(trunc(random() * 9999999 + 1000000)::text), 1,6)), 'Clasificación sujeto a LEFP', '', 'D', '', '3.03.02.03.04', 'A');" calcext:value-type="string">
            <text:p>INSERT INTO public.opcion(id_opcion, codigo_opcion, descripcion, ruta, tipo, uri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 calcext:value-type="string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3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4"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44" calcext:value-type="float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 calcext:value-type="string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uri, jerarquia, estatus) VALUES (920,upper(substr(md5(trunc(random() * 9999999 + 1000000)::text), 1,6)), 'Cambio Clasificación', '', 'D', '', '3.03.02.03.05', 'A');" calcext:value-type="string">
            <text:p>INSERT INTO public.opcion(id_opcion, codigo_opcion, descripcion, ruta, tipo, uri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 calcext:value-type="string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3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4"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345" calcext:value-type="float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 calcext:value-type="string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uri, jerarquia, estatus) VALUES (921,upper(substr(md5(trunc(random() * 9999999 + 1000000)::text), 1,6)), 'Aumento de Sueldo sujeto a LEFP', '', 'D', '', '3.03.02.03.06', 'A');" calcext:value-type="string">
            <text:p>INSERT INTO public.opcion(id_opcion, codigo_opcion, descripcion, ruta, tipo, uri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 calcext:value-type="string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3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4"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346" calcext:value-type="float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 calcext:value-type="string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uri, jerarquia, estatus) VALUES (922,upper(substr(md5(trunc(random() * 9999999 + 1000000)::text), 1,6)), 'Licencia sin Sueldo sujeto a LEFP', '', 'D', '', '3.03.02.03.07', 'A');" calcext:value-type="string">
            <text:p>INSERT INTO public.opcion(id_opcion, codigo_opcion, descripcion, ruta, tipo, uri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 calcext:value-type="string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3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4"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347" calcext:value-type="float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 calcext:value-type="string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uri, jerarquia, estatus) VALUES (923,upper(substr(md5(trunc(random() * 9999999 + 1000000)::text), 1,6)), 'Licencia con Sueldo sujeto a LEFP', '', 'D', '', '3.03.02.03.08', 'A');" calcext:value-type="string">
            <text:p>INSERT INTO public.opcion(id_opcion, codigo_opcion, descripcion, ruta, tipo, uri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 calcext:value-type="string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3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4"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48" calcext:value-type="float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 calcext:value-type="string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uri, jerarquia, estatus) VALUES (924,upper(substr(md5(trunc(random() * 9999999 + 1000000)::text), 1,6)), 'Suspensión sin Goce de Sueldo', '', 'D', '', '3.03.02.03.09', 'A');" calcext:value-type="string">
            <text:p>INSERT INTO public.opcion(id_opcion, codigo_opcion, descripcion, ruta, tipo, uri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 calcext:value-type="string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3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4"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49" calcext:value-type="float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 calcext:value-type="string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uri, jerarquia, estatus) VALUES (925,upper(substr(md5(trunc(random() * 9999999 + 1000000)::text), 1,6)), 'Reincorporación personal sujeto a LEFP', '', 'D', '', '3.03.02.03.10', 'A');" calcext:value-type="string">
            <text:p>INSERT INTO public.opcion(id_opcion, codigo_opcion, descripcion, ruta, tipo, uri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 calcext:value-type="string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3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4"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350" calcext:value-type="float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 calcext:value-type="string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uri, jerarquia, estatus) VALUES (926,upper(substr(md5(trunc(random() * 9999999 + 1000000)::text), 1,6)), 'Reincorporación por Sentencia', '', 'D', '', '3.03.02.03.11', 'A');" calcext:value-type="string">
            <text:p>INSERT INTO public.opcion(id_opcion, codigo_opcion, descripcion, ruta, tipo, uri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 calcext:value-type="string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3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4"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 calcext:value-type="string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uri, jerarquia, estatus) VALUES (927,upper(substr(md5(trunc(random() * 9999999 + 1000000)::text), 1,6)), 'Traslado sujeto a LEFP', '', 'D', '', '3.03.02.03.12', 'A');" calcext:value-type="string">
            <text:p>INSERT INTO public.opcion(id_opcion, codigo_opcion, descripcion, ruta, tipo, uri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 calcext:value-type="string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3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352" calcext:value-type="float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 calcext:value-type="string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uri, jerarquia, estatus) VALUES (928,upper(substr(md5(trunc(random() * 9999999 + 1000000)::text), 1,6)), 'Anulación de Movimiento', '', 'D', '', '3.03.02.03.13', 'A');" calcext:value-type="string">
            <text:p>INSERT INTO public.opcion(id_opcion, codigo_opcion, descripcion, ruta, tipo, uri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 calcext:value-type="string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3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353" calcext:value-type="float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 calcext:value-type="string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uri, jerarquia, estatus) VALUES (929,upper(substr(md5(trunc(random() * 9999999 + 1000000)::text), 1,6)), 'Jubilaciones y Pensiones', '', 'D', '', '3.03.02.04', 'A');" calcext:value-type="string">
            <text:p>INSERT INTO public.opcion(id_opcion, codigo_opcion, descripcion, ruta, tipo, uri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 calcext:value-type="string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3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5"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54" calcext:value-type="float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 calcext:value-type="string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uri, jerarquia, estatus) VALUES (930,upper(substr(md5(trunc(random() * 9999999 + 1000000)::text), 1,6)), 'Egreso de Trabajador sujeto a LEFP', '', 'D', '', '3.03.02.05', 'A');" calcext:value-type="string">
            <text:p>INSERT INTO public.opcion(id_opcion, codigo_opcion, descripcion, ruta, tipo, uri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 calcext:value-type="string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3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6"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355" calcext:value-type="float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 calcext:value-type="string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uri, jerarquia, estatus) VALUES (931,upper(substr(md5(trunc(random() * 9999999 + 1000000)::text), 1,6)), 'Personal no Sujeto a LEFP con Registros', '', 'D', '', '3.03.03', 'A');" calcext:value-type="string">
            <text:p>INSERT INTO public.opcion(id_opcion, codigo_opcion, descripcion, ruta, tipo, uri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 calcext:value-type="string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3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56]" office:value-type="string" office:string-value="Ingresos" calcext:value-type="string">
            <text:p>Ingresos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56" calcext:value-type="float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 calcext:value-type="string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uri, jerarquia, estatus) VALUES (932,upper(substr(md5(trunc(random() * 9999999 + 1000000)::text), 1,6)), 'Ingresos', '', 'D', '', '3.03.03.01', 'A');" calcext:value-type="string">
            <text:p>INSERT INTO public.opcion(id_opcion, codigo_opcion, descripcion, ruta, tipo, uri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 calcext:value-type="string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3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4"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357" calcext:value-type="float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 calcext:value-type="string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uri, jerarquia, estatus) VALUES (933,upper(substr(md5(trunc(random() * 9999999 + 1000000)::text), 1,6)), 'Ingreso no Sujeto a LEFP con Registro', '', 'D', '', '3.03.03.01.01', 'A');" calcext:value-type="string">
            <text:p>INSERT INTO public.opcion(id_opcion, codigo_opcion, descripcion, ruta, tipo, uri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 calcext:value-type="string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3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4"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358" calcext:value-type="float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 calcext:value-type="string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uri, jerarquia, estatus) VALUES (934,upper(substr(md5(trunc(random() * 9999999 + 1000000)::text), 1,6)), 'Reubicación no Sujeto a Personal LEFP con Registro', '', 'D', '', '3.03.03.01.02', 'A');" calcext:value-type="string">
            <text:p>INSERT INTO public.opcion(id_opcion, codigo_opcion, descripcion, ruta, tipo, uri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 calcext:value-type="string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3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4"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359" calcext:value-type="float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 calcext:value-type="string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uri, jerarquia, estatus) VALUES (935,upper(substr(md5(trunc(random() * 9999999 + 1000000)::text), 1,6)), 'Traslado Art. 35 no Sujeto a LEFP con Registro', '', 'D', '', '3.03.03.01.03', 'A');" calcext:value-type="string">
            <text:p>INSERT INTO public.opcion(id_opcion, codigo_opcion, descripcion, ruta, tipo, uri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 calcext:value-type="string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3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4"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 calcext:value-type="string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" calcext:value-type="string">
            <text:p>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 calcext:value-type="string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3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5"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61" calcext:value-type="float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 calcext:value-type="string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uri, jerarquia, estatus) VALUES (937,upper(substr(md5(trunc(random() * 9999999 + 1000000)::text), 1,6)), 'Reingreso no Sujeto a LEFP con Registro', '', 'D', '', '3.03.03.02', 'A');" calcext:value-type="string">
            <text:p>INSERT INTO public.opcion(id_opcion, codigo_opcion, descripcion, ruta, tipo, uri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 calcext:value-type="string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3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62" calcext:value-type="float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 calcext:value-type="string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uri, jerarquia, estatus) VALUES (938,upper(substr(md5(trunc(random() * 9999999 + 1000000)::text), 1,6)), 'Actualizaciones', '', 'D', '', '3.03.03.03', 'A');" calcext:value-type="string">
            <text:p>INSERT INTO public.opcion(id_opcion, codigo_opcion, descripcion, ruta, tipo, uri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 calcext:value-type="string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3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4"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363" calcext:value-type="float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 calcext:value-type="string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uri, jerarquia, estatus) VALUES (939,upper(substr(md5(trunc(random() * 9999999 + 1000000)::text), 1,6)), 'Cambio en el Cargo No sujeto a LEFP', '', 'D', '', '3.03.03.03.01', 'A');" calcext:value-type="string">
            <text:p>INSERT INTO public.opcion(id_opcion, codigo_opcion, descripcion, ruta, tipo, uri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 calcext:value-type="string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3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4"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64" calcext:value-type="float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 calcext:value-type="string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uri, jerarquia, estatus) VALUES (940,upper(substr(md5(trunc(random() * 9999999 + 1000000)::text), 1,6)), 'Clasificación No Sujeto a LEFP', '', 'D', '', '3.03.03.03.02', 'A');" calcext:value-type="string">
            <text:p>INSERT INTO public.opcion(id_opcion, codigo_opcion, descripcion, ruta, tipo, uri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 calcext:value-type="string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3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4"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65" calcext:value-type="float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 calcext:value-type="string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uri, jerarquia, estatus) VALUES (941,upper(substr(md5(trunc(random() * 9999999 + 1000000)::text), 1,6)), 'Ascenso No Sujeto a LEFP', '', 'D', '', '3.03.03.03.03', 'A');" calcext:value-type="string">
            <text:p>INSERT INTO public.opcion(id_opcion, codigo_opcion, descripcion, ruta, tipo, uri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 calcext:value-type="string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3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4"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366" calcext:value-type="float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 calcext:value-type="string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uri, jerarquia, estatus) VALUES (942,upper(substr(md5(trunc(random() * 9999999 + 1000000)::text), 1,6)), 'Aumento de Sueldo No Sujeto a LEFP', '', 'D', '', '3.03.03.03.04', 'A');" calcext:value-type="string">
            <text:p>INSERT INTO public.opcion(id_opcion, codigo_opcion, descripcion, ruta, tipo, uri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 calcext:value-type="string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3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4"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367" calcext:value-type="float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 calcext:value-type="string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uri, jerarquia, estatus) VALUES (943,upper(substr(md5(trunc(random() * 9999999 + 1000000)::text), 1,6)), 'Licencia sin Sueldo No Sujeto a LEFP', '', 'D', '', '3.03.03.03.05', 'A');" calcext:value-type="string">
            <text:p>INSERT INTO public.opcion(id_opcion, codigo_opcion, descripcion, ruta, tipo, uri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 calcext:value-type="string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3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4"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8" calcext:value-type="float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 calcext:value-type="string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uri, jerarquia, estatus) VALUES (944,upper(substr(md5(trunc(random() * 9999999 + 1000000)::text), 1,6)), 'Licencia con Sueldo No Sujeto a LEFP', '', 'D', '', '3.03.03.03.06', 'A');" calcext:value-type="string">
            <text:p>INSERT INTO public.opcion(id_opcion, codigo_opcion, descripcion, ruta, tipo, uri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 calcext:value-type="string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3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4"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 calcext:value-type="string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uri, jerarquia, estatus) VALUES (945,upper(substr(md5(trunc(random() * 9999999 + 1000000)::text), 1,6)), 'Suspensión No Sujeto a LEFP', '', 'D', '', '3.03.03.03.07', 'A');" calcext:value-type="string">
            <text:p>INSERT INTO public.opcion(id_opcion, codigo_opcion, descripcion, ruta, tipo, uri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 calcext:value-type="string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3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4"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370" calcext:value-type="float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 calcext:value-type="string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uri, jerarquia, estatus) VALUES (946,upper(substr(md5(trunc(random() * 9999999 + 1000000)::text), 1,6)), 'Reincorporación No Sujeto a LEFP', '', 'D', '', '3.03.03.03.08', 'A');" calcext:value-type="string">
            <text:p>INSERT INTO public.opcion(id_opcion, codigo_opcion, descripcion, ruta, tipo, uri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 calcext:value-type="string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3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4"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 calcext:value-type="string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uri, jerarquia, estatus) VALUES (947,upper(substr(md5(trunc(random() * 9999999 + 1000000)::text), 1,6)), 'Traslado No Sujeto a LEFP', '', 'D', '', '3.03.03.03.09', 'A');" calcext:value-type="string">
            <text:p>INSERT INTO public.opcion(id_opcion, codigo_opcion, descripcion, ruta, tipo, uri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 calcext:value-type="string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3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4"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372" calcext:value-type="float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 calcext:value-type="string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uri, jerarquia, estatus) VALUES (948,upper(substr(md5(trunc(random() * 9999999 + 1000000)::text), 1,6)), 'Traslado Mutuo No Sujeto a LEFP', '', 'D', '', '3.03.03.03.10', 'A');" calcext:value-type="string">
            <text:p>INSERT INTO public.opcion(id_opcion, codigo_opcion, descripcion, ruta, tipo, uri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 calcext:value-type="string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3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4"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73" calcext:value-type="float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 calcext:value-type="string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uri, jerarquia, estatus) VALUES (949,upper(substr(md5(trunc(random() * 9999999 + 1000000)::text), 1,6)), 'Designación no sujeto a LEFP con registro', '', 'D', '', '3.03.03.03.11', 'A');" calcext:value-type="string">
            <text:p>INSERT INTO public.opcion(id_opcion, codigo_opcion, descripcion, ruta, tipo, uri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 calcext:value-type="string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3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4"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74" calcext:value-type="float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 calcext:value-type="string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" calcext:value-type="string">
            <text:p>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 calcext:value-type="string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3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4"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75" calcext:value-type="float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 calcext:value-type="string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" calcext:value-type="string">
            <text:p>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 calcext:value-type="string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3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76" calcext:value-type="float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 calcext:value-type="string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uri, jerarquia, estatus) VALUES (952,upper(substr(md5(trunc(random() * 9999999 + 1000000)::text), 1,6)), 'Anulación de Movimiento', '', 'D', '', '3.03.03.03.14', 'A');" calcext:value-type="string">
            <text:p>INSERT INTO public.opcion(id_opcion, codigo_opcion, descripcion, ruta, tipo, uri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 calcext:value-type="string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3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5"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77" calcext:value-type="float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 calcext:value-type="string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uri, jerarquia, estatus) VALUES (953,upper(substr(md5(trunc(random() * 9999999 + 1000000)::text), 1,6)), 'Egreso de Trabajador con Registro', '', 'D', '', '3.03.03.04', 'A');" calcext:value-type="string">
            <text:p>INSERT INTO public.opcion(id_opcion, codigo_opcion, descripcion, ruta, tipo, uri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 calcext:value-type="string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3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5"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78" calcext:value-type="float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 calcext:value-type="string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uri, jerarquia, estatus) VALUES (954,upper(substr(md5(trunc(random() * 9999999 + 1000000)::text), 1,6)), 'Cambio Tipo Personal con Registro', '', 'D', '', '3.03.03.05', 'A');" calcext:value-type="string">
            <text:p>INSERT INTO public.opcion(id_opcion, codigo_opcion, descripcion, ruta, tipo, uri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 calcext:value-type="string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3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6"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79" calcext:value-type="float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 calcext:value-type="string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uri, jerarquia, estatus) VALUES (955,upper(substr(md5(trunc(random() * 9999999 + 1000000)::text), 1,6)), 'Personal no Sujeto a LEFP Sin Registro', '', 'D', '', '3.03.04', 'A');" calcext:value-type="string">
            <text:p>INSERT INTO public.opcion(id_opcion, codigo_opcion, descripcion, ruta, tipo, uri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 calcext:value-type="string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3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5"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380" calcext:value-type="float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 calcext:value-type="string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uri, jerarquia, estatus) VALUES (956,upper(substr(md5(trunc(random() * 9999999 + 1000000)::text), 1,6)), 'Ingreso de Personal sin Registro', '', 'D', '', '3.03.04.01', 'A');" calcext:value-type="string">
            <text:p>INSERT INTO public.opcion(id_opcion, codigo_opcion, descripcion, ruta, tipo, uri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 calcext:value-type="string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3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5"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381" calcext:value-type="float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 calcext:value-type="string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uri, jerarquia, estatus) VALUES (957,upper(substr(md5(trunc(random() * 9999999 + 1000000)::text), 1,6)), 'Reingreso de Personal sin Registro', '', 'D', '', '3.03.04.02', 'A');" calcext:value-type="string">
            <text:p>INSERT INTO public.opcion(id_opcion, codigo_opcion, descripcion, ruta, tipo, uri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 calcext:value-type="string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3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82" calcext:value-type="float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 calcext:value-type="string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uri, jerarquia, estatus) VALUES (958,upper(substr(md5(trunc(random() * 9999999 + 1000000)::text), 1,6)), 'Actualizaciones', '', 'D', '', '3.03.04.03', 'A');" calcext:value-type="string">
            <text:p>INSERT INTO public.opcion(id_opcion, codigo_opcion, descripcion, ruta, tipo, uri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 calcext:value-type="string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3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4"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83" calcext:value-type="float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 calcext:value-type="string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uri, jerarquia, estatus) VALUES (959,upper(substr(md5(trunc(random() * 9999999 + 1000000)::text), 1,6)), 'Aumento de Sueldo Personal sin Registro', '', 'D', '', '3.03.04.03.01', 'A');" calcext:value-type="string">
            <text:p>INSERT INTO public.opcion(id_opcion, codigo_opcion, descripcion, ruta, tipo, uri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 calcext:value-type="string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3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4"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4" calcext:value-type="float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 calcext:value-type="string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uri, jerarquia, estatus) VALUES (960,upper(substr(md5(trunc(random() * 9999999 + 1000000)::text), 1,6)), 'Cambio Denominación de Cargo sin Registro', '', 'D', '', '3.03.04.03.02', 'A');" calcext:value-type="string">
            <text:p>INSERT INTO public.opcion(id_opcion, codigo_opcion, descripcion, ruta, tipo, uri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 calcext:value-type="string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3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4"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85" calcext:value-type="float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 calcext:value-type="string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uri, jerarquia, estatus) VALUES (961,upper(substr(md5(trunc(random() * 9999999 + 1000000)::text), 1,6)), 'Licencia sin Sueldo Personal sin Registro', '', 'D', '', '3.03.04.03.03', 'A');" calcext:value-type="string">
            <text:p>INSERT INTO public.opcion(id_opcion, codigo_opcion, descripcion, ruta, tipo, uri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 calcext:value-type="string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3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4"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386" calcext:value-type="float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 calcext:value-type="string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uri, jerarquia, estatus) VALUES (962,upper(substr(md5(trunc(random() * 9999999 + 1000000)::text), 1,6)), 'Licencia con Sueldo Personal sin Registro', '', 'D', '', '3.03.04.03.04', 'A');" calcext:value-type="string">
            <text:p>INSERT INTO public.opcion(id_opcion, codigo_opcion, descripcion, ruta, tipo, uri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 calcext:value-type="string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3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4"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 calcext:value-type="string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uri, jerarquia, estatus) VALUES (963,upper(substr(md5(trunc(random() * 9999999 + 1000000)::text), 1,6)), 'Suspensión Personal sin Registro', '', 'D', '', '3.03.04.03.05', 'A');" calcext:value-type="string">
            <text:p>INSERT INTO public.opcion(id_opcion, codigo_opcion, descripcion, ruta, tipo, uri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 calcext:value-type="string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3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4"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388" calcext:value-type="float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 calcext:value-type="string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uri, jerarquia, estatus) VALUES (964,upper(substr(md5(trunc(random() * 9999999 + 1000000)::text), 1,6)), 'Reincorporación Personal sin Registro', '', 'D', '', '3.03.04.03.06', 'A');" calcext:value-type="string">
            <text:p>INSERT INTO public.opcion(id_opcion, codigo_opcion, descripcion, ruta, tipo, uri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 calcext:value-type="string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3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4"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389" calcext:value-type="float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 calcext:value-type="string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uri, jerarquia, estatus) VALUES (965,upper(substr(md5(trunc(random() * 9999999 + 1000000)::text), 1,6)), 'Traslado Personal sin Registro', '', 'D', '', '3.03.04.03.07', 'A');" calcext:value-type="string">
            <text:p>INSERT INTO public.opcion(id_opcion, codigo_opcion, descripcion, ruta, tipo, uri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 calcext:value-type="string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3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5"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390" calcext:value-type="float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 calcext:value-type="string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uri, jerarquia, estatus) VALUES (966,upper(substr(md5(trunc(random() * 9999999 + 1000000)::text), 1,6)), 'Egreso de Personal sin Registro', '', 'D', '', '3.03.04.04', 'A');" calcext:value-type="string">
            <text:p>INSERT INTO public.opcion(id_opcion, codigo_opcion, descripcion, ruta, tipo, uri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 calcext:value-type="string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3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5"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91" calcext:value-type="float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 calcext:value-type="string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uri, jerarquia, estatus) VALUES (967,upper(substr(md5(trunc(random() * 9999999 + 1000000)::text), 1,6)), 'Cambio Tipo de Personal sin Registro', '', 'D', '', '3.03.04.05', 'A');" calcext:value-type="string">
            <text:p>INSERT INTO public.opcion(id_opcion, codigo_opcion, descripcion, ruta, tipo, uri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 calcext:value-type="string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3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6"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92" calcext:value-type="float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 calcext:value-type="string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uri, jerarquia, estatus) VALUES (968,upper(substr(md5(trunc(random() * 9999999 + 1000000)::text), 1,6)), 'Manejo de Remesas', '', 'D', '', '3.03.05', 'A');" calcext:value-type="string">
            <text:p>INSERT INTO public.opcion(id_opcion, codigo_opcion, descripcion, ruta, tipo, uri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 calcext:value-type="string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3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5"/>
          <table:table-cell table:formula="of:=[.F293]" office:value-type="string" office:string-value="Remesas" calcext:value-type="string">
            <text:p>Remesas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93" calcext:value-type="float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 calcext:value-type="string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uri, jerarquia, estatus) VALUES (969,upper(substr(md5(trunc(random() * 9999999 + 1000000)::text), 1,6)), 'Remesas', '', 'D', '', '3.03.05.01', 'A');" calcext:value-type="string">
            <text:p>INSERT INTO public.opcion(id_opcion, codigo_opcion, descripcion, ruta, tipo, uri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 calcext:value-type="string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3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5"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394" calcext:value-type="float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 calcext:value-type="string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uri, jerarquia, estatus) VALUES (970,upper(substr(md5(trunc(random() * 9999999 + 1000000)::text), 1,6)), 'Asociar Movimientos', '', 'D', '', '3.03.05.02', 'A');" calcext:value-type="string">
            <text:p>INSERT INTO public.opcion(id_opcion, codigo_opcion, descripcion, ruta, tipo, uri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 calcext:value-type="string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3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5"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395" calcext:value-type="float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 calcext:value-type="string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uri, jerarquia, estatus) VALUES (971,upper(substr(md5(trunc(random() * 9999999 + 1000000)::text), 1,6)), 'Cerrar Remesa', '', 'D', '', '3.03.05.03', 'A');" calcext:value-type="string">
            <text:p>INSERT INTO public.opcion(id_opcion, codigo_opcion, descripcion, ruta, tipo, uri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 calcext:value-type="string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3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5"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396" calcext:value-type="float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 calcext:value-type="string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uri, jerarquia, estatus) VALUES (972,upper(substr(md5(trunc(random() * 9999999 + 1000000)::text), 1,6)), 'Enviar Remesa', '', 'D', '', '3.03.05.04', 'A');" calcext:value-type="string">
            <text:p>INSERT INTO public.opcion(id_opcion, codigo_opcion, descripcion, ruta, tipo, uri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 calcext:value-type="string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3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5"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397" calcext:value-type="float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 calcext:value-type="string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uri, jerarquia, estatus) VALUES (973,upper(substr(md5(trunc(random() * 9999999 + 1000000)::text), 1,6)), 'Aprobar Movimientos', '', 'D', '', '3.03.05.05', 'A');" calcext:value-type="string">
            <text:p>INSERT INTO public.opcion(id_opcion, codigo_opcion, descripcion, ruta, tipo, uri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 calcext:value-type="string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3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5"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8" calcext:value-type="float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 calcext:value-type="string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uri, jerarquia, estatus) VALUES (974,upper(substr(md5(trunc(random() * 9999999 + 1000000)::text), 1,6)), 'Recibir Remesas', '', 'D', '', '3.03.05.06', 'A');" calcext:value-type="string">
            <text:p>INSERT INTO public.opcion(id_opcion, codigo_opcion, descripcion, ruta, tipo, uri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 calcext:value-type="string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3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299]" office:value-type="string" office:string-value="Reportes" calcext:value-type="string">
            <text:p>Reportes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399" calcext:value-type="float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 calcext:value-type="string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uri, jerarquia, estatus) VALUES (975,upper(substr(md5(trunc(random() * 9999999 + 1000000)::text), 1,6)), 'Reportes', '', 'D', '', '3.03.05.07', 'A');" calcext:value-type="string">
            <text:p>INSERT INTO public.opcion(id_opcion, codigo_opcion, descripcion, ruta, tipo, uri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 calcext:value-type="string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3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4"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00" calcext:value-type="float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 calcext:value-type="string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uri, jerarquia, estatus) VALUES (976,upper(substr(md5(trunc(random() * 9999999 + 1000000)::text), 1,6)), 'Movimientos con Remesas', '', 'D', '', '3.03.05.07.01', 'A');" calcext:value-type="string">
            <text:p>INSERT INTO public.opcion(id_opcion, codigo_opcion, descripcion, ruta, tipo, uri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 calcext:value-type="string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3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4"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401" calcext:value-type="float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 calcext:value-type="string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uri, jerarquia, estatus) VALUES (977,upper(substr(md5(trunc(random() * 9999999 + 1000000)::text), 1,6)), 'Movimientos sin Remesas', '', 'D', '', '3.03.05.07.02', 'A');" calcext:value-type="string">
            <text:p>INSERT INTO public.opcion(id_opcion, codigo_opcion, descripcion, ruta, tipo, uri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 calcext:value-type="string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3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6"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 calcext:value-type="string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uri, jerarquia, estatus) VALUES (978,upper(substr(md5(trunc(random() * 9999999 + 1000000)::text), 1,6)), 'Personal Inhabilitado', '', 'D', '', '3.03.06', 'A');" calcext:value-type="string">
            <text:p>INSERT INTO public.opcion(id_opcion, codigo_opcion, descripcion, ruta, tipo, uri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 calcext:value-type="string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3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7"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403" calcext:value-type="float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 calcext:value-type="string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uri, jerarquia, estatus) VALUES (979,upper(substr(md5(trunc(random() * 9999999 + 1000000)::text), 1,6)), 'Actualización de Conceptos', '', 'D', '', '3.04', 'A');" calcext:value-type="string">
            <text:p>INSERT INTO public.opcion(id_opcion, codigo_opcion, descripcion, ruta, tipo, uri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 calcext:value-type="string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3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6"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4" calcext:value-type="float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 calcext:value-type="string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uri, jerarquia, estatus) VALUES (980,upper(substr(md5(trunc(random() * 9999999 + 1000000)::text), 1,6)), 'Carga Externa de Conceptos (Archivo)', '', 'D', '', '3.04.01', 'A');" calcext:value-type="string">
            <text:p>INSERT INTO public.opcion(id_opcion, codigo_opcion, descripcion, ruta, tipo, uri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 calcext:value-type="string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3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6"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05" calcext:value-type="float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 calcext:value-type="string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uri, jerarquia, estatus) VALUES (981,upper(substr(md5(trunc(random() * 9999999 + 1000000)::text), 1,6)), 'Carga Externa de Prestamos (Archivo)', '', 'D', '', '3.04.02', 'A');" calcext:value-type="string">
            <text:p>INSERT INTO public.opcion(id_opcion, codigo_opcion, descripcion, ruta, tipo, uri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 calcext:value-type="string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3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6"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06" calcext:value-type="float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 calcext:value-type="string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uri, jerarquia, estatus) VALUES (982,upper(substr(md5(trunc(random() * 9999999 + 1000000)::text), 1,6)), 'Carga Externa de Caja de Ahorros (Archivo)', '', 'D', '', '3.04.03', 'A');" calcext:value-type="string">
            <text:p>INSERT INTO public.opcion(id_opcion, codigo_opcion, descripcion, ruta, tipo, uri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 calcext:value-type="string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3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6"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07" calcext:value-type="float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 calcext:value-type="string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uri, jerarquia, estatus) VALUES (983,upper(substr(md5(trunc(random() * 9999999 + 1000000)::text), 1,6)), 'Actualización Masiva de Conceptos', '', 'D', '', '3.04.04', 'A');" calcext:value-type="string">
            <text:p>INSERT INTO public.opcion(id_opcion, codigo_opcion, descripcion, ruta, tipo, uri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 calcext:value-type="string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3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6"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08" calcext:value-type="float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 calcext:value-type="string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uri, jerarquia, estatus) VALUES (984,upper(substr(md5(trunc(random() * 9999999 + 1000000)::text), 1,6)), 'Carga por Criterios', '', 'D', '', '3.04.05', 'A');" calcext:value-type="string">
            <text:p>INSERT INTO public.opcion(id_opcion, codigo_opcion, descripcion, ruta, tipo, uri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 calcext:value-type="string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3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6"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09" calcext:value-type="float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 calcext:value-type="string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uri, jerarquia, estatus) VALUES (985,upper(substr(md5(trunc(random() * 9999999 + 1000000)::text), 1,6)), 'Cambio de Frecuencia', '', 'D', '', '3.04.06', 'A');" calcext:value-type="string">
            <text:p>INSERT INTO public.opcion(id_opcion, codigo_opcion, descripcion, ruta, tipo, uri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 calcext:value-type="string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3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6"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10" calcext:value-type="float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 calcext:value-type="string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uri, jerarquia, estatus) VALUES (986,upper(substr(md5(trunc(random() * 9999999 + 1000000)::text), 1,6)), 'Cambio de Estatus', '', 'D', '', '3.04.07', 'A');" calcext:value-type="string">
            <text:p>INSERT INTO public.opcion(id_opcion, codigo_opcion, descripcion, ruta, tipo, uri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 calcext:value-type="string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3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6"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 calcext:value-type="string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uri, jerarquia, estatus) VALUES (987,upper(substr(md5(trunc(random() * 9999999 + 1000000)::text), 1,6)), 'Actualizar Monto y Unidades', '', 'D', '', '3.04.08', 'A');" calcext:value-type="string">
            <text:p>INSERT INTO public.opcion(id_opcion, codigo_opcion, descripcion, ruta, tipo, uri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 calcext:value-type="string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3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6"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12" calcext:value-type="float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 calcext:value-type="string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uri, jerarquia, estatus) VALUES (988,upper(substr(md5(trunc(random() * 9999999 + 1000000)::text), 1,6)), 'Eliminar Conceptos', '', 'D', '', '3.04.09', 'A');" calcext:value-type="string">
            <text:p>INSERT INTO public.opcion(id_opcion, codigo_opcion, descripcion, ruta, tipo, uri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 calcext:value-type="string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3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6"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413" calcext:value-type="float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 calcext:value-type="string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uri, jerarquia, estatus) VALUES (989,upper(substr(md5(trunc(random() * 9999999 + 1000000)::text), 1,6)), 'Eliminar Prestamos', '', 'D', '', '3.04.10', 'A');" calcext:value-type="string">
            <text:p>INSERT INTO public.opcion(id_opcion, codigo_opcion, descripcion, ruta, tipo, uri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 calcext:value-type="string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3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6"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14" calcext:value-type="float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 calcext:value-type="string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uri, jerarquia, estatus) VALUES (990,upper(substr(md5(trunc(random() * 9999999 + 1000000)::text), 1,6)), 'Recálculo de un concepto', '', 'D', '', '3.04.11', 'A');" calcext:value-type="string">
            <text:p>INSERT INTO public.opcion(id_opcion, codigo_opcion, descripcion, ruta, tipo, uri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 calcext:value-type="string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3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6"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415" calcext:value-type="float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 calcext:value-type="string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uri, jerarquia, estatus) VALUES (991,upper(substr(md5(trunc(random() * 9999999 + 1000000)::text), 1,6)), 'Recálculo de conceptos por variación', '', 'D', '', '3.04.12', 'A');" calcext:value-type="string">
            <text:p>INSERT INTO public.opcion(id_opcion, codigo_opcion, descripcion, ruta, tipo, uri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 calcext:value-type="string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3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6"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16" calcext:value-type="float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 calcext:value-type="string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uri, jerarquia, estatus) VALUES (992,upper(substr(md5(trunc(random() * 9999999 + 1000000)::text), 1,6)), 'Carga Relacionada a un Concepto', '', 'D', '', '3.04.13', 'A');" calcext:value-type="string">
            <text:p>INSERT INTO public.opcion(id_opcion, codigo_opcion, descripcion, ruta, tipo, uri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 calcext:value-type="string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3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6"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17" calcext:value-type="float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 calcext:value-type="string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uri, jerarquia, estatus) VALUES (993,upper(substr(md5(trunc(random() * 9999999 + 1000000)::text), 1,6)), 'Carga Masiva de Préstamos', '', 'D', '', '3.04.14', 'A');" calcext:value-type="string">
            <text:p>INSERT INTO public.opcion(id_opcion, codigo_opcion, descripcion, ruta, tipo, uri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 calcext:value-type="string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3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6"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418" calcext:value-type="float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 calcext:value-type="string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uri, jerarquia, estatus) VALUES (994,upper(substr(md5(trunc(random() * 9999999 + 1000000)::text), 1,6)), 'Sumar un Concepto a otro Concepto', '', 'D', '', '3.04.15', 'A');" calcext:value-type="string">
            <text:p>INSERT INTO public.opcion(id_opcion, codigo_opcion, descripcion, ruta, tipo, uri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 calcext:value-type="string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3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7"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19" calcext:value-type="float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 calcext:value-type="string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uri, jerarquia, estatus) VALUES (995,upper(substr(md5(trunc(random() * 9999999 + 1000000)::text), 1,6)), 'Procesos de Vacaciones', '', 'D', '', '3.05', 'A');" calcext:value-type="string">
            <text:p>INSERT INTO public.opcion(id_opcion, codigo_opcion, descripcion, ruta, tipo, uri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 calcext:value-type="string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3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6"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20" calcext:value-type="float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 calcext:value-type="string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uri, jerarquia, estatus) VALUES (996,upper(substr(md5(trunc(random() * 9999999 + 1000000)::text), 1,6)), 'Generar Vacaciones Pendientes (Derecho)', '', 'D', '', '3.05.01', 'A');" calcext:value-type="string">
            <text:p>INSERT INTO public.opcion(id_opcion, codigo_opcion, descripcion, ruta, tipo, uri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 calcext:value-type="string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3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6"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421" calcext:value-type="float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 calcext:value-type="string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uri, jerarquia, estatus) VALUES (997,upper(substr(md5(trunc(random() * 9999999 + 1000000)::text), 1,6)), 'Vacaciones Penientes', '', 'D', '', '3.05.02', 'A');" calcext:value-type="string">
            <text:p>INSERT INTO public.opcion(id_opcion, codigo_opcion, descripcion, ruta, tipo, uri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 calcext:value-type="string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3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6"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422" calcext:value-type="float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 calcext:value-type="string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uri, jerarquia, estatus) VALUES (998,upper(substr(md5(trunc(random() * 9999999 + 1000000)::text), 1,6)), 'Vacaciones Disfrutadas', '', 'D', '', '3.05.03', 'A');" calcext:value-type="string">
            <text:p>INSERT INTO public.opcion(id_opcion, codigo_opcion, descripcion, ruta, tipo, uri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 calcext:value-type="string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3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6"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23" calcext:value-type="float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 calcext:value-type="string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uri, jerarquia, estatus) VALUES (999,upper(substr(md5(trunc(random() * 9999999 + 1000000)::text), 1,6)), 'Vacaciones Programadas', '', 'D', '', '3.05.04', 'A');" calcext:value-type="string">
            <text:p>INSERT INTO public.opcion(id_opcion, codigo_opcion, descripcion, ruta, tipo, uri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 calcext:value-type="string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3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6"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" calcext:value-type="float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 calcext:value-type="string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uri, jerarquia, estatus) VALUES (1000,upper(substr(md5(trunc(random() * 9999999 + 1000000)::text), 1,6)), 'Constancia de Disfrute', '', 'D', '', '3.05.05', 'A');" calcext:value-type="string">
            <text:p>INSERT INTO public.opcion(id_opcion, codigo_opcion, descripcion, ruta, tipo, uri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 calcext:value-type="string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3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6"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425" calcext:value-type="float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 calcext:value-type="string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uri, jerarquia, estatus) VALUES (1001,upper(substr(md5(trunc(random() * 9999999 + 1000000)::text), 1,6)), 'Reportes de Vacaciones', '', 'D', '', '3.05.06', 'A');" calcext:value-type="string">
            <text:p>INSERT INTO public.opcion(id_opcion, codigo_opcion, descripcion, ruta, tipo, uri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 calcext:value-type="string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3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6"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426" calcext:value-type="float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 calcext:value-type="string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uri, jerarquia, estatus) VALUES (1002,upper(substr(md5(trunc(random() * 9999999 + 1000000)::text), 1,6)), 'Vacaciones Pendientes Generadas', '', 'D', '', '3.05.07', 'A');" calcext:value-type="string">
            <text:p>INSERT INTO public.opcion(id_opcion, codigo_opcion, descripcion, ruta, tipo, uri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 calcext:value-type="string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3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6"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427" calcext:value-type="float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 calcext:value-type="string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uri, jerarquia, estatus) VALUES (1003,upper(substr(md5(trunc(random() * 9999999 + 1000000)::text), 1,6)), 'Liquidación de Vacaciones', '', 'D', '', '3.05.08', 'A');" calcext:value-type="string">
            <text:p>INSERT INTO public.opcion(id_opcion, codigo_opcion, descripcion, ruta, tipo, uri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 calcext:value-type="string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3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5"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428" calcext:value-type="float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 calcext:value-type="string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uri, jerarquia, estatus) VALUES (1004,upper(substr(md5(trunc(random() * 9999999 + 1000000)::text), 1,6)), 'Liquidación de Vacación Trabajador', '', 'D', '', '3.05.08.01', 'A');" calcext:value-type="string">
            <text:p>INSERT INTO public.opcion(id_opcion, codigo_opcion, descripcion, ruta, tipo, uri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 calcext:value-type="string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3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5"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29" calcext:value-type="float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 calcext:value-type="string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uri, jerarquia, estatus) VALUES (1005,upper(substr(md5(trunc(random() * 9999999 + 1000000)::text), 1,6)), 'Formato de Liquidación de Vacaciones', '', 'D', '', '3.05.08.02', 'A');" calcext:value-type="string">
            <text:p>INSERT INTO public.opcion(id_opcion, codigo_opcion, descripcion, ruta, tipo, uri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 calcext:value-type="string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3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7"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430" calcext:value-type="float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 calcext:value-type="string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uri, jerarquia, estatus) VALUES (1006,upper(substr(md5(trunc(random() * 9999999 + 1000000)::text), 1,6)), 'Procesos Aniversario', '', 'D', '', '3.06', 'A');" calcext:value-type="string">
            <text:p>INSERT INTO public.opcion(id_opcion, codigo_opcion, descripcion, ruta, tipo, uri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 calcext:value-type="string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3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6"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431" calcext:value-type="float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 calcext:value-type="string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uri, jerarquia, estatus) VALUES (1007,upper(substr(md5(trunc(random() * 9999999 + 1000000)::text), 1,6)), 'Calculo Prima Antiguedad', '', 'D', '', '3.06.01', 'A');" calcext:value-type="string">
            <text:p>INSERT INTO public.opcion(id_opcion, codigo_opcion, descripcion, ruta, tipo, uri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 calcext:value-type="string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3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6"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 calcext:value-type="string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uri, jerarquia, estatus) VALUES (1008,upper(substr(md5(trunc(random() * 9999999 + 1000000)::text), 1,6)), 'Calculo Bono Vacacional', '', 'D', '', '3.06.02', 'A');" calcext:value-type="string">
            <text:p>INSERT INTO public.opcion(id_opcion, codigo_opcion, descripcion, ruta, tipo, uri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 calcext:value-type="string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3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6"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433" calcext:value-type="float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 calcext:value-type="string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uri, jerarquia, estatus) VALUES (1009,upper(substr(md5(trunc(random() * 9999999 + 1000000)::text), 1,6)), 'Seguridad Procesos Aniversario', '', 'D', '', '3.06.03', 'A');" calcext:value-type="string">
            <text:p>INSERT INTO public.opcion(id_opcion, codigo_opcion, descripcion, ruta, tipo, uri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 calcext:value-type="string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3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7"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34" calcext:value-type="float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 calcext:value-type="string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uri, jerarquia, estatus) VALUES (1010,upper(substr(md5(trunc(random() * 9999999 + 1000000)::text), 1,6)), 'Procesos de Nómina', '', 'D', '', '3.07', 'A');" calcext:value-type="string">
            <text:p>INSERT INTO public.opcion(id_opcion, codigo_opcion, descripcion, ruta, tipo, uri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 calcext:value-type="string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3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6"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 calcext:value-type="string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uri, jerarquia, estatus) VALUES (1011,upper(substr(md5(trunc(random() * 9999999 + 1000000)::text), 1,6)), 'Prenómina Ordinaria', '', 'D', '', '3.07.01', 'A');" calcext:value-type="string">
            <text:p>INSERT INTO public.opcion(id_opcion, codigo_opcion, descripcion, ruta, tipo, uri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 calcext:value-type="string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3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36]" office:value-type="string" office:string-value="Proceso" calcext:value-type="string">
            <text:p>Proceso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436" calcext:value-type="float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 calcext:value-type="string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uri, jerarquia, estatus) VALUES (1012,upper(substr(md5(trunc(random() * 9999999 + 1000000)::text), 1,6)), 'Proceso', '', 'D', '', '3.07.01.01', 'A');" calcext:value-type="string">
            <text:p>INSERT INTO public.opcion(id_opcion, codigo_opcion, descripcion, ruta, tipo, uri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 calcext:value-type="string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3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5"/>
          <table:table-cell table:formula="of:=[.F337]" office:value-type="string" office:string-value="Variaciones" calcext:value-type="string">
            <text:p>Variaciones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437" calcext:value-type="float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 calcext:value-type="string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uri, jerarquia, estatus) VALUES (1013,upper(substr(md5(trunc(random() * 9999999 + 1000000)::text), 1,6)), 'Variaciones', '', 'D', '', '3.07.01.02', 'A');" calcext:value-type="string">
            <text:p>INSERT INTO public.opcion(id_opcion, codigo_opcion, descripcion, ruta, tipo, uri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 calcext:value-type="string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3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38]" office:value-type="string" office:string-value="Reportes" calcext:value-type="string">
            <text:p>Reportes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438" calcext:value-type="float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 calcext:value-type="string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uri, jerarquia, estatus) VALUES (1014,upper(substr(md5(trunc(random() * 9999999 + 1000000)::text), 1,6)), 'Reportes', '', 'D', '', '3.07.01.03', 'A');" calcext:value-type="string">
            <text:p>INSERT INTO public.opcion(id_opcion, codigo_opcion, descripcion, ruta, tipo, uri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 calcext:value-type="string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3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6"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39" calcext:value-type="float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 calcext:value-type="string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uri, jerarquia, estatus) VALUES (1015,upper(substr(md5(trunc(random() * 9999999 + 1000000)::text), 1,6)), 'Definición de Nómina Especial', '', 'D', '', '3.07.02', 'A');" calcext:value-type="string">
            <text:p>INSERT INTO public.opcion(id_opcion, codigo_opcion, descripcion, ruta, tipo, uri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 calcext:value-type="string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3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6"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440" calcext:value-type="float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 calcext:value-type="string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uri, jerarquia, estatus) VALUES (1016,upper(substr(md5(trunc(random() * 9999999 + 1000000)::text), 1,6)), 'Prenómina Especial', '', 'D', '', '3.07.03', 'A');" calcext:value-type="string">
            <text:p>INSERT INTO public.opcion(id_opcion, codigo_opcion, descripcion, ruta, tipo, uri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 calcext:value-type="string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3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1]" office:value-type="string" office:string-value="Proceso" calcext:value-type="string">
            <text:p>Proceso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441" calcext:value-type="float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 calcext:value-type="string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uri, jerarquia, estatus) VALUES (1017,upper(substr(md5(trunc(random() * 9999999 + 1000000)::text), 1,6)), 'Proceso', '', 'D', '', '3.07.03.01', 'A');" calcext:value-type="string">
            <text:p>INSERT INTO public.opcion(id_opcion, codigo_opcion, descripcion, ruta, tipo, uri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 calcext:value-type="string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3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2]" office:value-type="string" office:string-value="Reportes" calcext:value-type="string">
            <text:p>Reportes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42" calcext:value-type="float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 calcext:value-type="string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uri, jerarquia, estatus) VALUES (1018,upper(substr(md5(trunc(random() * 9999999 + 1000000)::text), 1,6)), 'Reportes', '', 'D', '', '3.07.03.02', 'A');" calcext:value-type="string">
            <text:p>INSERT INTO public.opcion(id_opcion, codigo_opcion, descripcion, ruta, tipo, uri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 calcext:value-type="string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3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6"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443" calcext:value-type="float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 calcext:value-type="string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uri, jerarquia, estatus) VALUES (1019,upper(substr(md5(trunc(random() * 9999999 + 1000000)::text), 1,6)), 'Nómina Ordinaria', '', 'D', '', '3.07.04', 'A');" calcext:value-type="string">
            <text:p>INSERT INTO public.opcion(id_opcion, codigo_opcion, descripcion, ruta, tipo, uri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 calcext:value-type="string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3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4]" office:value-type="string" office:string-value="Proceso" calcext:value-type="string">
            <text:p>Proceso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44" calcext:value-type="float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 calcext:value-type="string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uri, jerarquia, estatus) VALUES (1020,upper(substr(md5(trunc(random() * 9999999 + 1000000)::text), 1,6)), 'Proceso', '', 'D', '', '3.07.04.01', 'A');" calcext:value-type="string">
            <text:p>INSERT INTO public.opcion(id_opcion, codigo_opcion, descripcion, ruta, tipo, uri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 calcext:value-type="string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3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5]" office:value-type="string" office:string-value="Reportes" calcext:value-type="string">
            <text:p>Reportes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445" calcext:value-type="float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 calcext:value-type="string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uri, jerarquia, estatus) VALUES (1021,upper(substr(md5(trunc(random() * 9999999 + 1000000)::text), 1,6)), 'Reportes', '', 'D', '', '3.07.04.02', 'A');" calcext:value-type="string">
            <text:p>INSERT INTO public.opcion(id_opcion, codigo_opcion, descripcion, ruta, tipo, uri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 calcext:value-type="string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3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6"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446" calcext:value-type="float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 calcext:value-type="string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uri, jerarquia, estatus) VALUES (1022,upper(substr(md5(trunc(random() * 9999999 + 1000000)::text), 1,6)), 'Nómina Especial', '', 'D', '', '3.07.05', 'A');" calcext:value-type="string">
            <text:p>INSERT INTO public.opcion(id_opcion, codigo_opcion, descripcion, ruta, tipo, uri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 calcext:value-type="string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3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7]" office:value-type="string" office:string-value="Proceso" calcext:value-type="string">
            <text:p>Proceso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447" calcext:value-type="float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 calcext:value-type="string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uri, jerarquia, estatus) VALUES (1023,upper(substr(md5(trunc(random() * 9999999 + 1000000)::text), 1,6)), 'Proceso', '', 'D', '', '3.07.05.01', 'A');" calcext:value-type="string">
            <text:p>INSERT INTO public.opcion(id_opcion, codigo_opcion, descripcion, ruta, tipo, uri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 calcext:value-type="string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3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8]" office:value-type="string" office:string-value="Reportes" calcext:value-type="string">
            <text:p>Reportes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 calcext:value-type="string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uri, jerarquia, estatus) VALUES (1024,upper(substr(md5(trunc(random() * 9999999 + 1000000)::text), 1,6)), 'Reportes', '', 'D', '', '3.07.05.02', 'A');" calcext:value-type="string">
            <text:p>INSERT INTO public.opcion(id_opcion, codigo_opcion, descripcion, ruta, tipo, uri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 calcext:value-type="string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3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6"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449" calcext:value-type="float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 calcext:value-type="string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uri, jerarquia, estatus) VALUES (1025,upper(substr(md5(trunc(random() * 9999999 + 1000000)::text), 1,6)), 'Generar Archivos/Disquete de Nómina', '', 'D', '', '3.07.06', 'A');" calcext:value-type="string">
            <text:p>INSERT INTO public.opcion(id_opcion, codigo_opcion, descripcion, ruta, tipo, uri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 calcext:value-type="string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3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6"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450" calcext:value-type="float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 calcext:value-type="string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uri, jerarquia, estatus) VALUES (1026,upper(substr(md5(trunc(random() * 9999999 + 1000000)::text), 1,6)), 'Reversar Nómina', '', 'D', '', '3.07.07', 'A');" calcext:value-type="string">
            <text:p>INSERT INTO public.opcion(id_opcion, codigo_opcion, descripcion, ruta, tipo, uri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 calcext:value-type="string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3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6"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451" calcext:value-type="float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 calcext:value-type="string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uri, jerarquia, estatus) VALUES (1027,upper(substr(md5(trunc(random() * 9999999 + 1000000)::text), 1,6)), 'Calcular Sueldos Promedios', '', 'D', '', '3.07.08', 'A');" calcext:value-type="string">
            <text:p>INSERT INTO public.opcion(id_opcion, codigo_opcion, descripcion, ruta, tipo, uri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 calcext:value-type="string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3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6"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452" calcext:value-type="float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 calcext:value-type="string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uri, jerarquia, estatus) VALUES (1028,upper(substr(md5(trunc(random() * 9999999 + 1000000)::text), 1,6)), 'Nóminas Ordinarias Procesadas', '', 'D', '', '3.07.09', 'A');" calcext:value-type="string">
            <text:p>INSERT INTO public.opcion(id_opcion, codigo_opcion, descripcion, ruta, tipo, uri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 calcext:value-type="string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3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6"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453" calcext:value-type="float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 calcext:value-type="string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uri, jerarquia, estatus) VALUES (1029,upper(substr(md5(trunc(random() * 9999999 + 1000000)::text), 1,6)), 'Nóminas Especiales Procesadas', '', 'D', '', '3.07.10', 'A');" calcext:value-type="string">
            <text:p>INSERT INTO public.opcion(id_opcion, codigo_opcion, descripcion, ruta, tipo, uri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 calcext:value-type="string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3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7"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54" calcext:value-type="float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 calcext:value-type="string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uri, jerarquia, estatus) VALUES (1030,upper(substr(md5(trunc(random() * 9999999 + 1000000)::text), 1,6)), 'Retenciones y Aportes', '', 'D', '', '3.08', 'A');" calcext:value-type="string">
            <text:p>INSERT INTO public.opcion(id_opcion, codigo_opcion, descripcion, ruta, tipo, uri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 calcext:value-type="string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3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6"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455" calcext:value-type="float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 calcext:value-type="string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uri, jerarquia, estatus) VALUES (1031,upper(substr(md5(trunc(random() * 9999999 + 1000000)::text), 1,6)), 'Reportes de Retenciones y Aportes Patronales', '', 'D', '', '3.08.01', 'A');" calcext:value-type="string">
            <text:p>INSERT INTO public.opcion(id_opcion, codigo_opcion, descripcion, ruta, tipo, uri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 calcext:value-type="string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3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6"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456" calcext:value-type="float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 calcext:value-type="string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uri, jerarquia, estatus) VALUES (1032,upper(substr(md5(trunc(random() * 9999999 + 1000000)::text), 1,6)), 'Trabajadores que no Cotizan', '', 'D', '', '3.08.02', 'A');" calcext:value-type="string">
            <text:p>INSERT INTO public.opcion(id_opcion, codigo_opcion, descripcion, ruta, tipo, uri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 calcext:value-type="string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3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6"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457" calcext:value-type="float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 calcext:value-type="string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uri, jerarquia, estatus) VALUES (1033,upper(substr(md5(trunc(random() * 9999999 + 1000000)::text), 1,6)), 'Reportes Cajas de Ahorro', '', 'D', '', '3.08.03', 'A');" calcext:value-type="string">
            <text:p>INSERT INTO public.opcion(id_opcion, codigo_opcion, descripcion, ruta, tipo, uri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 calcext:value-type="string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3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6"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58" calcext:value-type="float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 calcext:value-type="string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" calcext:value-type="string">
            <text:p>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 calcext:value-type="string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3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6"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459" calcext:value-type="float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 calcext:value-type="string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" calcext:value-type="string">
            <text:p>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 calcext:value-type="string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3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6"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460" calcext:value-type="float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 calcext:value-type="string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uri, jerarquia, estatus) VALUES (1036,upper(substr(md5(trunc(random() * 9999999 + 1000000)::text), 1,6)), 'Recalcular Aportes Patronales', '', 'D', '', '3.08.06', 'A');" calcext:value-type="string">
            <text:p>INSERT INTO public.opcion(id_opcion, codigo_opcion, descripcion, ruta, tipo, uri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 calcext:value-type="string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3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6"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461" calcext:value-type="float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 calcext:value-type="string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uri, jerarquia, estatus) VALUES (1037,upper(substr(md5(trunc(random() * 9999999 + 1000000)::text), 1,6)), 'Reporte de Retenciones ISRL', '', 'D', '', '3.08.07', 'A');" calcext:value-type="string">
            <text:p>INSERT INTO public.opcion(id_opcion, codigo_opcion, descripcion, ruta, tipo, uri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 calcext:value-type="string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3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6"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462" calcext:value-type="float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 calcext:value-type="string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uri, jerarquia, estatus) VALUES (1038,upper(substr(md5(trunc(random() * 9999999 + 1000000)::text), 1,6)), 'Reporte Banavih', '', 'D', '', '3.08.08', 'A');" calcext:value-type="string">
            <text:p>INSERT INTO public.opcion(id_opcion, codigo_opcion, descripcion, ruta, tipo, uri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 calcext:value-type="string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3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7"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63" calcext:value-type="float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 calcext:value-type="string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uri, jerarquia, estatus) VALUES (1039,upper(substr(md5(trunc(random() * 9999999 + 1000000)::text), 1,6)), 'Procesos de Aumento y Proyecciones', '', 'D', '', '3.09', 'A');" calcext:value-type="string">
            <text:p>INSERT INTO public.opcion(id_opcion, codigo_opcion, descripcion, ruta, tipo, uri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 calcext:value-type="string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3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6"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 calcext:value-type="string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uri, jerarquia, estatus) VALUES (1040,upper(substr(md5(trunc(random() * 9999999 + 1000000)::text), 1,6)), 'Aumentos por Porcentaje', '', 'D', '', '3.09.01', 'A');" calcext:value-type="string">
            <text:p>INSERT INTO public.opcion(id_opcion, codigo_opcion, descripcion, ruta, tipo, uri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 calcext:value-type="string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3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6"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465" calcext:value-type="float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 calcext:value-type="string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uri, jerarquia, estatus) VALUES (1041,upper(substr(md5(trunc(random() * 9999999 + 1000000)::text), 1,6)), 'Conceptos para Proceso de Aumento', '', 'D', '', '3.09.02', 'A');" calcext:value-type="string">
            <text:p>INSERT INTO public.opcion(id_opcion, codigo_opcion, descripcion, ruta, tipo, uri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 calcext:value-type="string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3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6"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466" calcext:value-type="float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 calcext:value-type="string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uri, jerarquia, estatus) VALUES (1042,upper(substr(md5(trunc(random() * 9999999 + 1000000)::text), 1,6)), 'Aumento por Evaluación', '', 'D', '', '3.09.03', 'A');" calcext:value-type="string">
            <text:p>INSERT INTO public.opcion(id_opcion, codigo_opcion, descripcion, ruta, tipo, uri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 calcext:value-type="string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3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6"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467" calcext:value-type="float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 calcext:value-type="string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uri, jerarquia, estatus) VALUES (1043,upper(substr(md5(trunc(random() * 9999999 + 1000000)::text), 1,6)), 'Aplicar Nuevo Tabulador', '', 'D', '', '3.09.04', 'A');" calcext:value-type="string">
            <text:p>INSERT INTO public.opcion(id_opcion, codigo_opcion, descripcion, ruta, tipo, uri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 calcext:value-type="string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3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6"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468" calcext:value-type="float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 calcext:value-type="string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uri, jerarquia, estatus) VALUES (1044,upper(substr(md5(trunc(random() * 9999999 + 1000000)::text), 1,6)), 'Calcular Retroactivos', '', 'D', '', '3.09.05', 'A');" calcext:value-type="string">
            <text:p>INSERT INTO public.opcion(id_opcion, codigo_opcion, descripcion, ruta, tipo, uri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 calcext:value-type="string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3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6"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69" calcext:value-type="float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 calcext:value-type="string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uri, jerarquia, estatus) VALUES (1045,upper(substr(md5(trunc(random() * 9999999 + 1000000)::text), 1,6)), 'Recalculo de Concepto para Proyección', '', 'D', '', '3.09.06', 'A');" calcext:value-type="string">
            <text:p>INSERT INTO public.opcion(id_opcion, codigo_opcion, descripcion, ruta, tipo, uri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 calcext:value-type="string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3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70]" office:value-type="string" office:string-value="Reportes" calcext:value-type="string">
            <text:p>Reportes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470" calcext:value-type="float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 calcext:value-type="string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uri, jerarquia, estatus) VALUES (1046,upper(substr(md5(trunc(random() * 9999999 + 1000000)::text), 1,6)), 'Reportes', '', 'D', '', '3.09.07', 'A');" calcext:value-type="string">
            <text:p>INSERT INTO public.opcion(id_opcion, codigo_opcion, descripcion, ruta, tipo, uri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 calcext:value-type="string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3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5"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471" calcext:value-type="float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 calcext:value-type="string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uri, jerarquia, estatus) VALUES (1047,upper(substr(md5(trunc(random() * 9999999 + 1000000)::text), 1,6)), 'Proyección por Conceptos', '', 'D', '', '3.09.07.01', 'A');" calcext:value-type="string">
            <text:p>INSERT INTO public.opcion(id_opcion, codigo_opcion, descripcion, ruta, tipo, uri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 calcext:value-type="string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3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7"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472" calcext:value-type="float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 calcext:value-type="string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uri, jerarquia, estatus) VALUES (1048,upper(substr(md5(trunc(random() * 9999999 + 1000000)::text), 1,6)), 'Otros Procesos', '', 'D', '', '3.10', 'A');" calcext:value-type="string">
            <text:p>INSERT INTO public.opcion(id_opcion, codigo_opcion, descripcion, ruta, tipo, uri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 calcext:value-type="string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3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6"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73" calcext:value-type="float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 calcext:value-type="string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uri, jerarquia, estatus) VALUES (1049,upper(substr(md5(trunc(random() * 9999999 + 1000000)::text), 1,6)), 'Cálculo Bono Fin Año', '', 'D', '', '3.10.01', 'A');" calcext:value-type="string">
            <text:p>INSERT INTO public.opcion(id_opcion, codigo_opcion, descripcion, ruta, tipo, uri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 calcext:value-type="string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3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6"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74" calcext:value-type="float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 calcext:value-type="string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uri, jerarquia, estatus) VALUES (1050,upper(substr(md5(trunc(random() * 9999999 + 1000000)::text), 1,6)), 'Generar Planilla ARC', '', 'D', '', '3.10.02', 'A');" calcext:value-type="string">
            <text:p>INSERT INTO public.opcion(id_opcion, codigo_opcion, descripcion, ruta, tipo, uri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 calcext:value-type="string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3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6"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475" calcext:value-type="float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 calcext:value-type="string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uri, jerarquia, estatus) VALUES (1051,upper(substr(md5(trunc(random() * 9999999 + 1000000)::text), 1,6)), 'Reporte Planilla ARC', '', 'D', '', '3.10.03', 'A');" calcext:value-type="string">
            <text:p>INSERT INTO public.opcion(id_opcion, codigo_opcion, descripcion, ruta, tipo, uri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 calcext:value-type="string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3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6"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476" calcext:value-type="float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 calcext:value-type="string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uri, jerarquia, estatus) VALUES (1052,upper(substr(md5(trunc(random() * 9999999 + 1000000)::text), 1,6)), 'Pagos Fuera del Sistema', '', 'D', '', '3.10.04', 'A');" calcext:value-type="string">
            <text:p>INSERT INTO public.opcion(id_opcion, codigo_opcion, descripcion, ruta, tipo, uri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 calcext:value-type="string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3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6"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477" calcext:value-type="float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 calcext:value-type="string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uri, jerarquia, estatus) VALUES (1053,upper(substr(md5(trunc(random() * 9999999 + 1000000)::text), 1,6)), 'Remuneración Especial Anual', '', 'D', '', '3.10.05', 'A');" calcext:value-type="string">
            <text:p>INSERT INTO public.opcion(id_opcion, codigo_opcion, descripcion, ruta, tipo, uri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 calcext:value-type="string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3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7"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478" calcext:value-type="float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 calcext:value-type="string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uri, jerarquia, estatus) VALUES (1054,upper(substr(md5(trunc(random() * 9999999 + 1000000)::text), 1,6)), 'Registro Cargos/Puestos', '', 'D', '', '3.11', 'A');" calcext:value-type="string">
            <text:p>INSERT INTO public.opcion(id_opcion, codigo_opcion, descripcion, ruta, tipo, uri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 calcext:value-type="string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3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6"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479" calcext:value-type="float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 calcext:value-type="string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uri, jerarquia, estatus) VALUES (1055,upper(substr(md5(trunc(random() * 9999999 + 1000000)::text), 1,6)), 'Definición de Registros', '', 'D', '', '3.11.01', 'A');" calcext:value-type="string">
            <text:p>INSERT INTO public.opcion(id_opcion, codigo_opcion, descripcion, ruta, tipo, uri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 calcext:value-type="string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3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6"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480" calcext:value-type="float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 calcext:value-type="string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uri, jerarquia, estatus) VALUES (1056,upper(substr(md5(trunc(random() * 9999999 + 1000000)::text), 1,6)), 'Registro por Tipo Personal', '', 'D', '', '3.11.02', 'A');" calcext:value-type="string">
            <text:p>INSERT INTO public.opcion(id_opcion, codigo_opcion, descripcion, ruta, tipo, uri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 calcext:value-type="string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3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6"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481" calcext:value-type="float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 calcext:value-type="string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uri, jerarquia, estatus) VALUES (1057,upper(substr(md5(trunc(random() * 9999999 + 1000000)::text), 1,6)), 'Consultar/Eliminar Posición Registro', '', 'D', '', '3.11.03', 'A');" calcext:value-type="string">
            <text:p>INSERT INTO public.opcion(id_opcion, codigo_opcion, descripcion, ruta, tipo, uri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 calcext:value-type="string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3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6"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482" calcext:value-type="float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 calcext:value-type="string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uri, jerarquia, estatus) VALUES (1058,upper(substr(md5(trunc(random() * 9999999 + 1000000)::text), 1,6)), 'Trayectoria Posición Registro', '', 'D', '', '3.11.04', 'A');" calcext:value-type="string">
            <text:p>INSERT INTO public.opcion(id_opcion, codigo_opcion, descripcion, ruta, tipo, uri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 calcext:value-type="string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3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6"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483" calcext:value-type="float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 calcext:value-type="string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uri, jerarquia, estatus) VALUES (1059,upper(substr(md5(trunc(random() * 9999999 + 1000000)::text), 1,6)), 'Agregar Campos/Puestos', '', 'D', '', '3.11.05', 'A');" calcext:value-type="string">
            <text:p>INSERT INTO public.opcion(id_opcion, codigo_opcion, descripcion, ruta, tipo, uri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 calcext:value-type="string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3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84]" office:value-type="string" office:string-value="Reportes" calcext:value-type="string">
            <text:p>Reportes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84" calcext:value-type="float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 calcext:value-type="string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uri, jerarquia, estatus) VALUES (1060,upper(substr(md5(trunc(random() * 9999999 + 1000000)::text), 1,6)), 'Reportes', '', 'D', '', '3.11.06', 'A');" calcext:value-type="string">
            <text:p>INSERT INTO public.opcion(id_opcion, codigo_opcion, descripcion, ruta, tipo, uri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 calcext:value-type="string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3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5"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485" calcext:value-type="float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 calcext:value-type="string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uri, jerarquia, estatus) VALUES (1061,upper(substr(md5(trunc(random() * 9999999 + 1000000)::text), 1,6)), 'Registros Cargos/Puestos', '', 'D', '', '3.11.06.01', 'A');" calcext:value-type="string">
            <text:p>INSERT INTO public.opcion(id_opcion, codigo_opcion, descripcion, ruta, tipo, uri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 calcext:value-type="string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3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5"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486" calcext:value-type="float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 calcext:value-type="string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uri, jerarquia, estatus) VALUES (1062,upper(substr(md5(trunc(random() * 9999999 + 1000000)::text), 1,6)), 'Registros Cantidad de Cargos', '', 'D', '', '3.11.06.02', 'A');" calcext:value-type="string">
            <text:p>INSERT INTO public.opcion(id_opcion, codigo_opcion, descripcion, ruta, tipo, uri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 calcext:value-type="string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3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5"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487" calcext:value-type="float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 calcext:value-type="string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uri, jerarquia, estatus) VALUES (1063,upper(substr(md5(trunc(random() * 9999999 + 1000000)::text), 1,6)), 'Registros Cargos/Puestos por UEL', '', 'D', '', '3.11.06.03', 'A');" calcext:value-type="string">
            <text:p>INSERT INTO public.opcion(id_opcion, codigo_opcion, descripcion, ruta, tipo, uri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 calcext:value-type="string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3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7"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488" calcext:value-type="float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 calcext:value-type="string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uri, jerarquia, estatus) VALUES (1064,upper(substr(md5(trunc(random() * 9999999 + 1000000)::text), 1,6)), 'Prestaciones Mensuales de Antiguedad', '', 'D', '', '3.12', 'A');" calcext:value-type="string">
            <text:p>INSERT INTO public.opcion(id_opcion, codigo_opcion, descripcion, ruta, tipo, uri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 calcext:value-type="string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3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6"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89" calcext:value-type="float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 calcext:value-type="string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uri, jerarquia, estatus) VALUES (1065,upper(substr(md5(trunc(random() * 9999999 + 1000000)::text), 1,6)), 'Procesos Generados Prestaciones', '', 'D', '', '3.12.01', 'A');" calcext:value-type="string">
            <text:p>INSERT INTO public.opcion(id_opcion, codigo_opcion, descripcion, ruta, tipo, uri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 calcext:value-type="string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3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6"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90" calcext:value-type="float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 calcext:value-type="string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uri, jerarquia, estatus) VALUES (1066,upper(substr(md5(trunc(random() * 9999999 + 1000000)::text), 1,6)), 'Conceptos para Prestaciones', '', 'D', '', '3.12.02', 'A');" calcext:value-type="string">
            <text:p>INSERT INTO public.opcion(id_opcion, codigo_opcion, descripcion, ruta, tipo, uri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 calcext:value-type="string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3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6"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491" calcext:value-type="float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 calcext:value-type="string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uri, jerarquia, estatus) VALUES (1067,upper(substr(md5(trunc(random() * 9999999 + 1000000)::text), 1,6)), 'Prestaciones por Trabajador', '', 'D', '', '3.12.03', 'A');" calcext:value-type="string">
            <text:p>INSERT INTO public.opcion(id_opcion, codigo_opcion, descripcion, ruta, tipo, uri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 calcext:value-type="string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3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6"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492" calcext:value-type="float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 calcext:value-type="string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uri, jerarquia, estatus) VALUES (1068,upper(substr(md5(trunc(random() * 9999999 + 1000000)::text), 1,6)), 'Prestaciones Formato Onapre por Trabajador', '', 'D', '', '3.12.04', 'A');" calcext:value-type="string">
            <text:p>INSERT INTO public.opcion(id_opcion, codigo_opcion, descripcion, ruta, tipo, uri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 calcext:value-type="string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3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6"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493" calcext:value-type="float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 calcext:value-type="string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uri, jerarquia, estatus) VALUES (1069,upper(substr(md5(trunc(random() * 9999999 + 1000000)::text), 1,6)), 'Proceso Mensual Prestaciones', '', 'D', '', '3.12.05', 'A');" calcext:value-type="string">
            <text:p>INSERT INTO public.opcion(id_opcion, codigo_opcion, descripcion, ruta, tipo, uri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 calcext:value-type="string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3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6"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94" calcext:value-type="float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 calcext:value-type="string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uri, jerarquia, estatus) VALUES (1070,upper(substr(md5(trunc(random() * 9999999 + 1000000)::text), 1,6)), 'Pago días Adicionales', '', 'D', '', '3.12.06', 'A');" calcext:value-type="string">
            <text:p>INSERT INTO public.opcion(id_opcion, codigo_opcion, descripcion, ruta, tipo, uri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 calcext:value-type="string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3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6"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495" calcext:value-type="float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 calcext:value-type="string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uri, jerarquia, estatus) VALUES (1071,upper(substr(md5(trunc(random() * 9999999 + 1000000)::text), 1,6)), 'Registro Fideicomiso', '', 'D', '', '3.12.07', 'A');" calcext:value-type="string">
            <text:p>INSERT INTO public.opcion(id_opcion, codigo_opcion, descripcion, ruta, tipo, uri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 calcext:value-type="string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3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6"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496" calcext:value-type="float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 calcext:value-type="string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uri, jerarquia, estatus) VALUES (1072,upper(substr(md5(trunc(random() * 9999999 + 1000000)::text), 1,6)), 'Fideicomiso por Trabajador', '', 'D', '', '3.12.08', 'A');" calcext:value-type="string">
            <text:p>INSERT INTO public.opcion(id_opcion, codigo_opcion, descripcion, ruta, tipo, uri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 calcext:value-type="string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3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6"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497" calcext:value-type="float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 calcext:value-type="string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uri, jerarquia, estatus) VALUES (1073,upper(substr(md5(trunc(random() * 9999999 + 1000000)::text), 1,6)), 'Generar Archivos/Disquete Fideicomisos', '', 'D', '', '3.12.09', 'A');" calcext:value-type="string">
            <text:p>INSERT INTO public.opcion(id_opcion, codigo_opcion, descripcion, ruta, tipo, uri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 calcext:value-type="string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3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98]" office:value-type="string" office:string-value="Reportes" calcext:value-type="string">
            <text:p>Reportes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 calcext:value-type="string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uri, jerarquia, estatus) VALUES (1074,upper(substr(md5(trunc(random() * 9999999 + 1000000)::text), 1,6)), 'Reportes', '', 'D', '', '3.12.10', 'A');" calcext:value-type="string">
            <text:p>INSERT INTO public.opcion(id_opcion, codigo_opcion, descripcion, ruta, tipo, uri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 calcext:value-type="string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3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5"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499" calcext:value-type="float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 calcext:value-type="string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uri, jerarquia, estatus) VALUES (1075,upper(substr(md5(trunc(random() * 9999999 + 1000000)::text), 1,6)), 'Prestaciones Mensuales', '', 'D', '', '3.12.10.01', 'A');" calcext:value-type="string">
            <text:p>INSERT INTO public.opcion(id_opcion, codigo_opcion, descripcion, ruta, tipo, uri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 calcext:value-type="string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3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5"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500" calcext:value-type="float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 calcext:value-type="string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uri, jerarquia, estatus) VALUES (1076,upper(substr(md5(trunc(random() * 9999999 + 1000000)::text), 1,6)), 'Dias Adicionales', '', 'D', '', '3.12.10.02', 'A');" calcext:value-type="string">
            <text:p>INSERT INTO public.opcion(id_opcion, codigo_opcion, descripcion, ruta, tipo, uri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 calcext:value-type="string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3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5"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01" calcext:value-type="float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 calcext:value-type="string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uri, jerarquia, estatus) VALUES (1077,upper(substr(md5(trunc(random() * 9999999 + 1000000)::text), 1,6)), 'Abono 5 Días', '', 'D', '', '3.12.10.03', 'A');" calcext:value-type="string">
            <text:p>INSERT INTO public.opcion(id_opcion, codigo_opcion, descripcion, ruta, tipo, uri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 calcext:value-type="string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3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5"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502" calcext:value-type="float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 calcext:value-type="string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uri, jerarquia, estatus) VALUES (1078,upper(substr(md5(trunc(random() * 9999999 + 1000000)::text), 1,6)), 'Estados de Cuenta General', '', 'D', '', '3.12.10.04', 'A');" calcext:value-type="string">
            <text:p>INSERT INTO public.opcion(id_opcion, codigo_opcion, descripcion, ruta, tipo, uri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 calcext:value-type="string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3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5"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03" calcext:value-type="float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 calcext:value-type="string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uri, jerarquia, estatus) VALUES (1079,upper(substr(md5(trunc(random() * 9999999 + 1000000)::text), 1,6)), 'Estados de Cuenta Individual', '', 'D', '', '3.12.10.05', 'A');" calcext:value-type="string">
            <text:p>INSERT INTO public.opcion(id_opcion, codigo_opcion, descripcion, ruta, tipo, uri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 calcext:value-type="string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3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5"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504" calcext:value-type="float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 calcext:value-type="string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uri, jerarquia, estatus) VALUES (1080,upper(substr(md5(trunc(random() * 9999999 + 1000000)::text), 1,6)), 'Por Categoría Presupuesto', '', 'D', '', '3.12.10.06', 'A');" calcext:value-type="string">
            <text:p>INSERT INTO public.opcion(id_opcion, codigo_opcion, descripcion, ruta, tipo, uri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 calcext:value-type="string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3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7"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05" calcext:value-type="float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 calcext:value-type="string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uri, jerarquia, estatus) VALUES (1081,upper(substr(md5(trunc(random() * 9999999 + 1000000)::text), 1,6)), 'Pasivos Laborales', '', 'D', '', '3.13', 'A');" calcext:value-type="string">
            <text:p>INSERT INTO public.opcion(id_opcion, codigo_opcion, descripcion, ruta, tipo, uri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 calcext:value-type="string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3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506" calcext:value-type="float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 calcext:value-type="string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uri, jerarquia, estatus) VALUES (1082,upper(substr(md5(trunc(random() * 9999999 + 1000000)::text), 1,6)), 'Calcular el Tiempo de Servicio en APN', '', 'D', '', '3.13.01', 'A');" calcext:value-type="string">
            <text:p>INSERT INTO public.opcion(id_opcion, codigo_opcion, descripcion, ruta, tipo, uri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 calcext:value-type="string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3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6"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07" calcext:value-type="float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 calcext:value-type="string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uri, jerarquia, estatus) VALUES (1083,upper(substr(md5(trunc(random() * 9999999 + 1000000)::text), 1,6)), 'Histórico Devengado Integral', '', 'D', '', '3.13.02', 'A');" calcext:value-type="string">
            <text:p>INSERT INTO public.opcion(id_opcion, codigo_opcion, descripcion, ruta, tipo, uri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 calcext:value-type="string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3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6"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08" calcext:value-type="float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 calcext:value-type="string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uri, jerarquia, estatus) VALUES (1084,upper(substr(md5(trunc(random() * 9999999 + 1000000)::text), 1,6)), 'Registrar Anticipos', '', 'D', '', '3.13.03', 'A');" calcext:value-type="string">
            <text:p>INSERT INTO public.opcion(id_opcion, codigo_opcion, descripcion, ruta, tipo, uri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 calcext:value-type="string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3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6"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509" calcext:value-type="float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 calcext:value-type="string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uri, jerarquia, estatus) VALUES (1085,upper(substr(md5(trunc(random() * 9999999 + 1000000)::text), 1,6)), 'Registrar Derogado', '', 'D', '', '3.13.04', 'A');" calcext:value-type="string">
            <text:p>INSERT INTO public.opcion(id_opcion, codigo_opcion, descripcion, ruta, tipo, uri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 calcext:value-type="string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3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5"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510" calcext:value-type="float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 calcext:value-type="string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uri, jerarquia, estatus) VALUES (1086,upper(substr(md5(trunc(random() * 9999999 + 1000000)::text), 1,6)), 'Calcular Deuda e Intereses al 19-06-97', '', 'D', '', '3.13.04.01', 'A');" calcext:value-type="string">
            <text:p>INSERT INTO public.opcion(id_opcion, codigo_opcion, descripcion, ruta, tipo, uri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 calcext:value-type="string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3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5"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511" calcext:value-type="float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 calcext:value-type="string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uri, jerarquia, estatus) VALUES (1087,upper(substr(md5(trunc(random() * 9999999 + 1000000)::text), 1,6)), 'Calcular Intereses Adicionales', '', 'D', '', '3.13.04.02', 'A');" calcext:value-type="string">
            <text:p>INSERT INTO public.opcion(id_opcion, codigo_opcion, descripcion, ruta, tipo, uri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 calcext:value-type="string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3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5"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512" calcext:value-type="float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 calcext:value-type="string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uri, jerarquia, estatus) VALUES (1088,upper(substr(md5(trunc(random() * 9999999 + 1000000)::text), 1,6)), 'Actualización Mensual Intereses Adicionales', '', 'D', '', '3.13.04.03', 'A');" calcext:value-type="string">
            <text:p>INSERT INTO public.opcion(id_opcion, codigo_opcion, descripcion, ruta, tipo, uri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 calcext:value-type="string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3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6"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513" calcext:value-type="float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 calcext:value-type="string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uri, jerarquia, estatus) VALUES (1089,upper(substr(md5(trunc(random() * 9999999 + 1000000)::text), 1,6)), 'Nuevo Regimen', '', 'D', '', '3.13.05', 'A');" calcext:value-type="string">
            <text:p>INSERT INTO public.opcion(id_opcion, codigo_opcion, descripcion, ruta, tipo, uri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 calcext:value-type="string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3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5"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514" calcext:value-type="float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 calcext:value-type="string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uri, jerarquia, estatus) VALUES (1090,upper(substr(md5(trunc(random() * 9999999 + 1000000)::text), 1,6)), 'Calcular Histórico Prestaciones a partir de 19-06-97', '', 'D', '', '3.13.05.01', 'A');" calcext:value-type="string">
            <text:p>INSERT INTO public.opcion(id_opcion, codigo_opcion, descripcion, ruta, tipo, uri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 calcext:value-type="string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3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5"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515" calcext:value-type="float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 calcext:value-type="string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uri, jerarquia, estatus) VALUES (1091,upper(substr(md5(trunc(random() * 9999999 + 1000000)::text), 1,6)), 'Calcular Intereses Nuevo Regimen a partir de 19-06-97', '', 'D', '', '3.13.05.02', 'A');" calcext:value-type="string">
            <text:p>INSERT INTO public.opcion(id_opcion, codigo_opcion, descripcion, ruta, tipo, uri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 calcext:value-type="string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3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6"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516" calcext:value-type="float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 calcext:value-type="string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uri, jerarquia, estatus) VALUES (1092,upper(substr(md5(trunc(random() * 9999999 + 1000000)::text), 1,6)), 'Liquidación', '', 'D', '', '3.13.06', 'A');" calcext:value-type="string">
            <text:p>INSERT INTO public.opcion(id_opcion, codigo_opcion, descripcion, ruta, tipo, uri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 calcext:value-type="string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3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5"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517" calcext:value-type="float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 calcext:value-type="string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uri, jerarquia, estatus) VALUES (1093,upper(substr(md5(trunc(random() * 9999999 + 1000000)::text), 1,6)), 'Liquidación de Prestaciones Sociales', '', 'D', '', '3.13.06.01', 'A');" calcext:value-type="string">
            <text:p>INSERT INTO public.opcion(id_opcion, codigo_opcion, descripcion, ruta, tipo, uri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 calcext:value-type="string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3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5"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18" calcext:value-type="float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 calcext:value-type="string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uri, jerarquia, estatus) VALUES (1094,upper(substr(md5(trunc(random() * 9999999 + 1000000)::text), 1,6)), 'Otros Pagos Liquidación', '', 'D', '', '3.13.06.02', 'A');" calcext:value-type="string">
            <text:p>INSERT INTO public.opcion(id_opcion, codigo_opcion, descripcion, ruta, tipo, uri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 calcext:value-type="string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3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5"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519" calcext:value-type="float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 calcext:value-type="string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uri, jerarquia, estatus) VALUES (1095,upper(substr(md5(trunc(random() * 9999999 + 1000000)::text), 1,6)), 'Formatos de Liquidación de Prestaciones Sociales', '', 'D', '', '3.13.06.03', 'A');" calcext:value-type="string">
            <text:p>INSERT INTO public.opcion(id_opcion, codigo_opcion, descripcion, ruta, tipo, uri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 calcext:value-type="string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3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420]" office:value-type="string" office:string-value="Reportes" calcext:value-type="string">
            <text:p>Reportes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520" calcext:value-type="float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 calcext:value-type="string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uri, jerarquia, estatus) VALUES (1096,upper(substr(md5(trunc(random() * 9999999 + 1000000)::text), 1,6)), 'Reportes', '', 'D', '', '3.13.07', 'A');" calcext:value-type="string">
            <text:p>INSERT INTO public.opcion(id_opcion, codigo_opcion, descripcion, ruta, tipo, uri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 calcext:value-type="string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3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5"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521" calcext:value-type="float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 calcext:value-type="string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uri, jerarquia, estatus) VALUES (1097,upper(substr(md5(trunc(random() * 9999999 + 1000000)::text), 1,6)), 'Regimen Derogado', '', 'D', '', '3.13.07.01', 'A');" calcext:value-type="string">
            <text:p>INSERT INTO public.opcion(id_opcion, codigo_opcion, descripcion, ruta, tipo, uri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 calcext:value-type="string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3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522" calcext:value-type="float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 calcext:value-type="string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uri, jerarquia, estatus) VALUES (1098,upper(substr(md5(trunc(random() * 9999999 + 1000000)::text), 1,6)), 'Deuda e Intereses por Tipo Personal', '', 'D', '', '3.13.07.01.01', 'A');" calcext:value-type="string">
            <text:p>INSERT INTO public.opcion(id_opcion, codigo_opcion, descripcion, ruta, tipo, uri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 calcext:value-type="string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3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523" calcext:value-type="float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 calcext:value-type="string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uri, jerarquia, estatus) VALUES (1099,upper(substr(md5(trunc(random() * 9999999 + 1000000)::text), 1,6)), 'Deuda/Intereses/Devengados por Trabajador', '', 'D', '', '3.13.07.01.02', 'A');" calcext:value-type="string">
            <text:p>INSERT INTO public.opcion(id_opcion, codigo_opcion, descripcion, ruta, tipo, uri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 calcext:value-type="string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3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4"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 calcext:value-type="string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uri, jerarquia, estatus) VALUES (1100,upper(substr(md5(trunc(random() * 9999999 + 1000000)::text), 1,6)), 'Intereses Adicionales Mensuales', '', 'D', '', '3.13.07.01.03', 'A');" calcext:value-type="string">
            <text:p>INSERT INTO public.opcion(id_opcion, codigo_opcion, descripcion, ruta, tipo, uri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 calcext:value-type="string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3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5"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525" calcext:value-type="float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 calcext:value-type="string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uri, jerarquia, estatus) VALUES (1101,upper(substr(md5(trunc(random() * 9999999 + 1000000)::text), 1,6)), 'Nuevo Regimen', '', 'D', '', '3.13.07.02', 'A');" calcext:value-type="string">
            <text:p>INSERT INTO public.opcion(id_opcion, codigo_opcion, descripcion, ruta, tipo, uri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 calcext:value-type="string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3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526" calcext:value-type="float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 calcext:value-type="string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uri, jerarquia, estatus) VALUES (1102,upper(substr(md5(trunc(random() * 9999999 + 1000000)::text), 1,6)), 'Deuda e Intereses por Tipo Personal', '', 'D', '', '3.13.07.02.01', 'A');" calcext:value-type="string">
            <text:p>INSERT INTO public.opcion(id_opcion, codigo_opcion, descripcion, ruta, tipo, uri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 calcext:value-type="string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3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527" calcext:value-type="float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 calcext:value-type="string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uri, jerarquia, estatus) VALUES (1103,upper(substr(md5(trunc(random() * 9999999 + 1000000)::text), 1,6)), 'Deuda/Intereses/Devengados por Trabajador', '', 'D', '', '3.13.07.02.02', 'A');" calcext:value-type="string">
            <text:p>INSERT INTO public.opcion(id_opcion, codigo_opcion, descripcion, ruta, tipo, uri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 calcext:value-type="string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3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5"/>
          <table:table-cell table:formula="of:=[.F428]" office:value-type="string" office:string-value="Tasas BCV" calcext:value-type="string">
            <text:p>Tasas BCV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528" calcext:value-type="float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 calcext:value-type="string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uri, jerarquia, estatus) VALUES (1104,upper(substr(md5(trunc(random() * 9999999 + 1000000)::text), 1,6)), 'Tasas BCV', '', 'D', '', '3.13.07.03', 'A');" calcext:value-type="string">
            <text:p>INSERT INTO public.opcion(id_opcion, codigo_opcion, descripcion, ruta, tipo, uri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 calcext:value-type="string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3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7"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529" calcext:value-type="float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 calcext:value-type="string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uri, jerarquia, estatus) VALUES (1105,upper(substr(md5(trunc(random() * 9999999 + 1000000)::text), 1,6)), 'Jubilaciones y Pensiones', '', 'D', '', '3.14', 'A');" calcext:value-type="string">
            <text:p>INSERT INTO public.opcion(id_opcion, codigo_opcion, descripcion, ruta, tipo, uri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 calcext:value-type="string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3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530" calcext:value-type="float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 calcext:value-type="string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uri, jerarquia, estatus) VALUES (1106,upper(substr(md5(trunc(random() * 9999999 + 1000000)::text), 1,6)), 'Calcular el Tiempo de Servicio en APN', '', 'D', '', '3.14.01', 'A');" calcext:value-type="string">
            <text:p>INSERT INTO public.opcion(id_opcion, codigo_opcion, descripcion, ruta, tipo, uri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 calcext:value-type="string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3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6"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531" calcext:value-type="float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 calcext:value-type="string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uri, jerarquia, estatus) VALUES (1107,upper(substr(md5(trunc(random() * 9999999 + 1000000)::text), 1,6)), 'Parámetros Jubilación', '', 'D', '', '3.14.02', 'A');" calcext:value-type="string">
            <text:p>INSERT INTO public.opcion(id_opcion, codigo_opcion, descripcion, ruta, tipo, uri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 calcext:value-type="string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3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6"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532" calcext:value-type="float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 calcext:value-type="string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uri, jerarquia, estatus) VALUES (1108,upper(substr(md5(trunc(random() * 9999999 + 1000000)::text), 1,6)), 'Parámetros Pensión Invalidez', '', 'D', '', '3.14.03', 'A');" calcext:value-type="string">
            <text:p>INSERT INTO public.opcion(id_opcion, codigo_opcion, descripcion, ruta, tipo, uri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 calcext:value-type="string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3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6"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533" calcext:value-type="float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 calcext:value-type="string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uri, jerarquia, estatus) VALUES (1109,upper(substr(md5(trunc(random() * 9999999 + 1000000)::text), 1,6)), 'Suspender a Jubilados por Fé de Vida', '', 'D', '', '3.14.04', 'A');" calcext:value-type="string">
            <text:p>INSERT INTO public.opcion(id_opcion, codigo_opcion, descripcion, ruta, tipo, uri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 calcext:value-type="string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3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6"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34" calcext:value-type="float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 calcext:value-type="string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uri, jerarquia, estatus) VALUES (1110,upper(substr(md5(trunc(random() * 9999999 + 1000000)::text), 1,6)), 'Desactivar Fé de Vida a Jubilados', '', 'D', '', '3.14.05', 'A');" calcext:value-type="string">
            <text:p>INSERT INTO public.opcion(id_opcion, codigo_opcion, descripcion, ruta, tipo, uri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 calcext:value-type="string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3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6"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535" calcext:value-type="float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 calcext:value-type="string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uri, jerarquia, estatus) VALUES (1111,upper(substr(md5(trunc(random() * 9999999 + 1000000)::text), 1,6)), 'Actualizar Estatus y Fé de Vida', '', 'D', '', '3.14.06', 'A');" calcext:value-type="string">
            <text:p>INSERT INTO public.opcion(id_opcion, codigo_opcion, descripcion, ruta, tipo, uri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 calcext:value-type="string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3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6"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536" calcext:value-type="float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 calcext:value-type="string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uri, jerarquia, estatus) VALUES (1112,upper(substr(md5(trunc(random() * 9999999 + 1000000)::text), 1,6)), 'Datos Personal Jubilado', '', 'D', '', '3.14.07', 'A');" calcext:value-type="string">
            <text:p>INSERT INTO public.opcion(id_opcion, codigo_opcion, descripcion, ruta, tipo, uri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 calcext:value-type="string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3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6"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537" calcext:value-type="float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 calcext:value-type="string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uri, jerarquia, estatus) VALUES (1113,upper(substr(md5(trunc(random() * 9999999 + 1000000)::text), 1,6)), 'Datos Pensionados Sobrevivientes', '', 'D', '', '3.14.08', 'A');" calcext:value-type="string">
            <text:p>INSERT INTO public.opcion(id_opcion, codigo_opcion, descripcion, ruta, tipo, uri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 calcext:value-type="string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3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7"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538" calcext:value-type="float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 calcext:value-type="string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uri, jerarquia, estatus) VALUES (1114,upper(substr(md5(trunc(random() * 9999999 + 1000000)::text), 1,6)), 'Formulación y Ejecución Presupuestaria', '', 'D', '', '3.15', 'A');" calcext:value-type="string">
            <text:p>INSERT INTO public.opcion(id_opcion, codigo_opcion, descripcion, ruta, tipo, uri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 calcext:value-type="string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3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6"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539" calcext:value-type="float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 calcext:value-type="string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uri, jerarquia, estatus) VALUES (1115,upper(substr(md5(trunc(random() * 9999999 + 1000000)::text), 1,6)), 'Estructura Presupuestaria', '', 'D', '', '3.15.01', 'A');" calcext:value-type="string">
            <text:p>INSERT INTO public.opcion(id_opcion, codigo_opcion, descripcion, ruta, tipo, uri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 calcext:value-type="string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3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5"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540" calcext:value-type="float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 calcext:value-type="string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uri, jerarquia, estatus) VALUES (1116,upper(substr(md5(trunc(random() * 9999999 + 1000000)::text), 1,6)), 'Fuentes de Financiamiento', '', 'D', '', '3.15.01.01', 'A');" calcext:value-type="string">
            <text:p>INSERT INTO public.opcion(id_opcion, codigo_opcion, descripcion, ruta, tipo, uri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 calcext:value-type="string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3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5"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41" calcext:value-type="float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 calcext:value-type="string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uri, jerarquia, estatus) VALUES (1117,upper(substr(md5(trunc(random() * 9999999 + 1000000)::text), 1,6)), 'Cuentas Presupuestarias', '', 'D', '', '3.15.01.02', 'A');" calcext:value-type="string">
            <text:p>INSERT INTO public.opcion(id_opcion, codigo_opcion, descripcion, ruta, tipo, uri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 calcext:value-type="string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3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5"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542" calcext:value-type="float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 calcext:value-type="string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uri, jerarquia, estatus) VALUES (1118,upper(substr(md5(trunc(random() * 9999999 + 1000000)::text), 1,6)), 'Fuentes de Financiamiento por Partida', '', 'D', '', '3.15.01.03', 'A');" calcext:value-type="string">
            <text:p>INSERT INTO public.opcion(id_opcion, codigo_opcion, descripcion, ruta, tipo, uri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 calcext:value-type="string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3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5"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543" calcext:value-type="float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 calcext:value-type="string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uri, jerarquia, estatus) VALUES (1119,upper(substr(md5(trunc(random() * 9999999 + 1000000)::text), 1,6)), 'Cuentas Contables', '', 'D', '', '3.15.01.04', 'A');" calcext:value-type="string">
            <text:p>INSERT INTO public.opcion(id_opcion, codigo_opcion, descripcion, ruta, tipo, uri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 calcext:value-type="string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3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5"/>
          <table:table-cell table:formula="of:=[.F444]" office:value-type="string" office:string-value="Proyectos" calcext:value-type="string">
            <text:p>Proyectos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544" calcext:value-type="float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 calcext:value-type="string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uri, jerarquia, estatus) VALUES (1120,upper(substr(md5(trunc(random() * 9999999 + 1000000)::text), 1,6)), 'Proyectos', '', 'D', '', '3.15.01.05', 'A');" calcext:value-type="string">
            <text:p>INSERT INTO public.opcion(id_opcion, codigo_opcion, descripcion, ruta, tipo, uri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 calcext:value-type="string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3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5"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545" calcext:value-type="float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 calcext:value-type="string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uri, jerarquia, estatus) VALUES (1121,upper(substr(md5(trunc(random() * 9999999 + 1000000)::text), 1,6)), 'Acciones Centralizadas', '', 'D', '', '3.15.01.06', 'A');" calcext:value-type="string">
            <text:p>INSERT INTO public.opcion(id_opcion, codigo_opcion, descripcion, ruta, tipo, uri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 calcext:value-type="string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3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5"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546" calcext:value-type="float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 calcext:value-type="string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uri, jerarquia, estatus) VALUES (1122,upper(substr(md5(trunc(random() * 9999999 + 1000000)::text), 1,6)), 'Acciones Específicas', '', 'D', '', '3.15.01.07', 'A');" calcext:value-type="string">
            <text:p>INSERT INTO public.opcion(id_opcion, codigo_opcion, descripcion, ruta, tipo, uri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 calcext:value-type="string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3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5"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47" calcext:value-type="float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 calcext:value-type="string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uri, jerarquia, estatus) VALUES (1123,upper(substr(md5(trunc(random() * 9999999 + 1000000)::text), 1,6)), 'Acciones Específicas por Unidades Ejecutoras', '', 'D', '', '3.15.01.08', 'A');" calcext:value-type="string">
            <text:p>INSERT INTO public.opcion(id_opcion, codigo_opcion, descripcion, ruta, tipo, uri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 calcext:value-type="string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3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5"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548" calcext:value-type="float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 calcext:value-type="string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uri, jerarquia, estatus) VALUES (1124,upper(substr(md5(trunc(random() * 9999999 + 1000000)::text), 1,6)), 'Asignar Fuentes de Financiamiento', '', 'D', '', '3.15.01.09', 'A');" calcext:value-type="string">
            <text:p>INSERT INTO public.opcion(id_opcion, codigo_opcion, descripcion, ruta, tipo, uri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 calcext:value-type="string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3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5"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49" calcext:value-type="float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 calcext:value-type="string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uri, jerarquia, estatus) VALUES (1125,upper(substr(md5(trunc(random() * 9999999 + 1000000)::text), 1,6)), 'Relación Concepto - Cuenta Presupuestaria', '', 'D', '', '3.15.01.10', 'A');" calcext:value-type="string">
            <text:p>INSERT INTO public.opcion(id_opcion, codigo_opcion, descripcion, ruta, tipo, uri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 calcext:value-type="string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3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5"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550" calcext:value-type="float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 calcext:value-type="string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uri, jerarquia, estatus) VALUES (1126,upper(substr(md5(trunc(random() * 9999999 + 1000000)::text), 1,6)), 'Relación Concepto - Cuenta Contable', '', 'D', '', '3.15.01.11', 'A');" calcext:value-type="string">
            <text:p>INSERT INTO public.opcion(id_opcion, codigo_opcion, descripcion, ruta, tipo, uri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 calcext:value-type="string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3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5"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551" calcext:value-type="float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 calcext:value-type="string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uri, jerarquia, estatus) VALUES (1127,upper(substr(md5(trunc(random() * 9999999 + 1000000)::text), 1,6)), 'Relación Concepto - Proyecto/Acción', '', 'D', '', '3.15.01.12', 'A');" calcext:value-type="string">
            <text:p>INSERT INTO public.opcion(id_opcion, codigo_opcion, descripcion, ruta, tipo, uri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 calcext:value-type="string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3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ción a Proyectos/Acciones</text:p>
          </table:table-cell>
          <table:table-cell table:number-columns-repeated="6"/>
          <table:table-cell table:formula="of:=[.E452]" office:value-type="string" office:string-value="Asignación a Proyectos/Acciones" calcext:value-type="string">
            <text:p>Asignación a Proyectos/Acciones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552" calcext:value-type="float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Asignación a Proyectos/Acciones', '', 'D', '', '3.15.02', 'A');" calcext:value-type="string">
            <text:p>(1128,upper(substr(md5(trunc(random() * 9999999 + 1000000)::text), 1,6)), 'Asignación a Proyectos/Acciones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uri, jerarquia, estatus) VALUES (1128,upper(substr(md5(trunc(random() * 9999999 + 1000000)::text), 1,6)), 'Asignación a Proyectos/Acciones', '', 'D', '', '3.15.02', 'A');" calcext:value-type="string">
            <text:p>INSERT INTO public.opcion(id_opcion, codigo_opcion, descripcion, ruta, tipo, uri, jerarquia, estatus) VALUES (1128,upper(substr(md5(trunc(random() * 9999999 + 1000000)::text), 1,6)), 'Asignación a Proyectos/Acciones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 calcext:value-type="string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3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5"/>
          <table:table-cell table:formula="of:=[.F453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553" calcext:value-type="float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Asignación Masiva Trabajadores/Cargos a Proyecto/Acción', '', 'D', '', '3.15.02.01', 'A');" calcext:value-type="string">
            <text:p>(1129,upper(substr(md5(trunc(random() * 9999999 + 1000000)::text), 1,6)), 'Asignación Masiva Trabajadores/Cargos a Proyecto/Acción', '', 'D', '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uri, jerarquia, estatus) VALUES (1129,upper(substr(md5(trunc(random() * 9999999 + 1000000)::text), 1,6)), 'Asignación Masiva Trabajadores/Cargos a Proyecto/Acción', '', 'D', '', '3.15.02.01', 'A');" calcext:value-type="string">
            <text:p>INSERT INTO public.opcion(id_opcion, codigo_opcion, descripcion, ruta, tipo, uri, jerarquia, estatus) VALUES (1129,upper(substr(md5(trunc(random() * 9999999 + 1000000)::text), 1,6)), 'Asignación Masiva Trabajadores/Cargos a Proyecto/Acción', '', 'D', '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 calcext:value-type="string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3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5"/>
          <table:table-cell table:formula="of:=[.F454]" office:value-type="string" office:string-value="Asignar Trabajador a Proyecto/Acción" calcext:value-type="string">
            <text:p>Asignar Trabajador a Proyecto/Acción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554" calcext:value-type="float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Asignar Trabajador a Proyecto/Acción', '', 'D', '', '3.15.02.02', 'A');" calcext:value-type="string">
            <text:p>(1130,upper(substr(md5(trunc(random() * 9999999 + 1000000)::text), 1,6)), 'Asignar Trabajador a Proyecto/Acción', '', 'D', '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uri, jerarquia, estatus) VALUES (1130,upper(substr(md5(trunc(random() * 9999999 + 1000000)::text), 1,6)), 'Asignar Trabajador a Proyecto/Acción', '', 'D', '', '3.15.02.02', 'A');" calcext:value-type="string">
            <text:p>INSERT INTO public.opcion(id_opcion, codigo_opcion, descripcion, ruta, tipo, uri, jerarquia, estatus) VALUES (1130,upper(substr(md5(trunc(random() * 9999999 + 1000000)::text), 1,6)), 'Asignar Trabajador a Proyecto/Acción', '', 'D', '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 calcext:value-type="string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3">
          <table:table-cell table:formula="of:=[.$A$452]&amp;&quot;.&quot;&amp;[.E455]" office:value-type="string" office:string-value="3.15.02.03" calcext:value-type="string">
            <text:p>3.15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5"/>
          <table:table-cell table:formula="of:=[.F455]" office:value-type="string" office:string-value="Asignar Cargo a Proyecto/Acción" calcext:value-type="string">
            <text:p>Asignar Cargo a Proyecto/Acción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555" calcext:value-type="float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Asignar Cargo a Proyecto/Acción', '', 'D', '', '3.15.02.03', 'A');" calcext:value-type="string">
            <text:p>(1131,upper(substr(md5(trunc(random() * 9999999 + 1000000)::text), 1,6)), 'Asignar Cargo a Proyecto/Acción', '', 'D', '', '3.15.02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uri, jerarquia, estatus) VALUES (1131,upper(substr(md5(trunc(random() * 9999999 + 1000000)::text), 1,6)), 'Asignar Cargo a Proyecto/Acción', '', 'D', '', '3.15.02.03', 'A');" calcext:value-type="string">
            <text:p>INSERT INTO public.opcion(id_opcion, codigo_opcion, descripcion, ruta, tipo, uri, jerarquia, estatus) VALUES (1131,upper(substr(md5(trunc(random() * 9999999 + 1000000)::text), 1,6)), 'Asignar Cargo a Proyecto/Acción', '', 'D', '', '3.15.02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 calcext:value-type="string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3">
          <table:table-cell table:formula="of:=[.$A$438]&amp;&quot;.&quot;&amp;[.D456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6"/>
          <table:table-cell table:formula="of:=[.E456]" office:value-type="string" office:string-value="Ejecución Presupuestaria" calcext:value-type="string">
            <text:p>Ejecución Presupuestaria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556" calcext:value-type="float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Ejecución Presupuestaria', '', 'D', '', '3.15.03', 'A');" calcext:value-type="string">
            <text:p>(1132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uri, jerarquia, estatus) VALUES (1132,upper(substr(md5(trunc(random() * 9999999 + 1000000)::text), 1,6)), 'Ejecución Presupuestaria', '', 'D', '', '3.15.03', 'A');" calcext:value-type="string">
            <text:p>INSERT INTO public.opcion(id_opcion, codigo_opcion, descripcion, ruta, tipo, uri, jerarquia, estatus) VALUES (1132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 calcext:value-type="string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3">
          <table:table-cell table:formula="of:=[.$A$456]&amp;&quot;.&quot;&amp;[.E457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57]" office:value-type="string" office:string-value="Procesos" calcext:value-type="string">
            <text:p>Procesos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557" calcext:value-type="float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Procesos', '', 'D', '', '3.15.03.01', 'A');" calcext:value-type="string">
            <text:p>(1133,upper(substr(md5(trunc(random() * 9999999 + 1000000)::text), 1,6)), 'Procesos', '', 'D', '', '3.15.03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uri, jerarquia, estatus) VALUES (1133,upper(substr(md5(trunc(random() * 9999999 + 1000000)::text), 1,6)), 'Procesos', '', 'D', '', '3.15.03.01', 'A');" calcext:value-type="string">
            <text:p>INSERT INTO public.opcion(id_opcion, codigo_opcion, descripcion, ruta, tipo, uri, jerarquia, estatus) VALUES (1133,upper(substr(md5(trunc(random() * 9999999 + 1000000)::text), 1,6)), 'Procesos', '', 'D', '', '3.15.03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 calcext:value-type="string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3">
          <table:table-cell table:formula="of:=[.$A$457]&amp;&quot;.&quot;&amp;[.F458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4"/>
          <table:table-cell table:formula="of:=[.G458]" office:value-type="string" office:string-value="Generar Base Cálculo y Resumen Mensual" calcext:value-type="string">
            <text:p>Generar Base Cálculo y Resumen Mensual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558" calcext:value-type="float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Base Cálculo y Resumen Mensual', '', 'D', '', '3.15.03.01.01', 'A');" calcext:value-type="string">
            <text:p>(1134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uri, jerarquia, estatus) VALUES (1134,upper(substr(md5(trunc(random() * 9999999 + 1000000)::text), 1,6)), 'Generar Base Cálculo y Resumen Mensual', '', 'D', '', '3.15.03.01.01', 'A');" calcext:value-type="string">
            <text:p>INSERT INTO public.opcion(id_opcion, codigo_opcion, descripcion, ruta, tipo, uri, jerarquia, estatus) VALUES (1134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 calcext:value-type="string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3">
          <table:table-cell table:formula="of:=[.$A$457]&amp;&quot;.&quot;&amp;[.F459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4"/>
          <table:table-cell table:formula="of:=[.G459]" office:value-type="string" office:string-value="Generar Resumen Mensual" calcext:value-type="string">
            <text:p>Generar Resumen Mensual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559" calcext:value-type="float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Mensual', '', 'D', '', '3.15.03.01.02', 'A');" calcext:value-type="string">
            <text:p>(1135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uri, jerarquia, estatus) VALUES (1135,upper(substr(md5(trunc(random() * 9999999 + 1000000)::text), 1,6)), 'Generar Resumen Mensual', '', 'D', '', '3.15.03.01.02', 'A');" calcext:value-type="string">
            <text:p>INSERT INTO public.opcion(id_opcion, codigo_opcion, descripcion, ruta, tipo, uri, jerarquia, estatus) VALUES (1135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 calcext:value-type="string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3">
          <table:table-cell table:formula="of:=[.$A$457]&amp;&quot;.&quot;&amp;[.F460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4"/>
          <table:table-cell table:formula="of:=[.G460]" office:value-type="string" office:string-value="Generar Resumen Aportes" calcext:value-type="string">
            <text:p>Generar Resumen Aportes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560" calcext:value-type="float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Aportes', '', 'D', '', '3.15.03.01.03', 'A');" calcext:value-type="string">
            <text:p>(1136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uri, jerarquia, estatus) VALUES (1136,upper(substr(md5(trunc(random() * 9999999 + 1000000)::text), 1,6)), 'Generar Resumen Aportes', '', 'D', '', '3.15.03.01.03', 'A');" calcext:value-type="string">
            <text:p>INSERT INTO public.opcion(id_opcion, codigo_opcion, descripcion, ruta, tipo, uri, jerarquia, estatus) VALUES (1136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 calcext:value-type="string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3">
          <table:table-cell table:formula="of:=[.$A$457]&amp;&quot;.&quot;&amp;[.F461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4"/>
          <table:table-cell table:formula="of:=[.G461]" office:value-type="string" office:string-value="Generar Resumen Complementario" calcext:value-type="string">
            <text:p>Generar Resumen Complementario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561" calcext:value-type="float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sumen Complementario', '', 'D', '', '3.15.03.01.04', 'A');" calcext:value-type="string">
            <text:p>(1137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uri, jerarquia, estatus) VALUES (1137,upper(substr(md5(trunc(random() * 9999999 + 1000000)::text), 1,6)), 'Generar Resumen Complementario', '', 'D', '', '3.15.03.01.04', 'A');" calcext:value-type="string">
            <text:p>INSERT INTO public.opcion(id_opcion, codigo_opcion, descripcion, ruta, tipo, uri, jerarquia, estatus) VALUES (1137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 calcext:value-type="string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3">
          <table:table-cell table:formula="of:=[.$A$457]&amp;&quot;.&quot;&amp;[.F462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4"/>
          <table:table-cell table:formula="of:=[.G462]" office:value-type="string" office:string-value="Generar Rendición" calcext:value-type="string">
            <text:p>Generar Rendición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562" calcext:value-type="float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', '', 'D', '', '3.15.03.01.05', 'A');" calcext:value-type="string">
            <text:p>(1138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uri, jerarquia, estatus) VALUES (1138,upper(substr(md5(trunc(random() * 9999999 + 1000000)::text), 1,6)), 'Generar Rendición', '', 'D', '', '3.15.03.01.05', 'A');" calcext:value-type="string">
            <text:p>INSERT INTO public.opcion(id_opcion, codigo_opcion, descripcion, ruta, tipo, uri, jerarquia, estatus) VALUES (1138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 calcext:value-type="string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3">
          <table:table-cell table:formula="of:=[.$A$457]&amp;&quot;.&quot;&amp;[.F463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4"/>
          <table:table-cell table:formula="of:=[.G463]" office:value-type="string" office:string-value="Generar Rendición Aportes" calcext:value-type="string">
            <text:p>Generar Rendición Aportes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563" calcext:value-type="float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Generar Rendición Aportes', '', 'D', '', '3.15.03.01.06', 'A');" calcext:value-type="string">
            <text:p>(1139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uri, jerarquia, estatus) VALUES (1139,upper(substr(md5(trunc(random() * 9999999 + 1000000)::text), 1,6)), 'Generar Rendición Aportes', '', 'D', '', '3.15.03.01.06', 'A');" calcext:value-type="string">
            <text:p>INSERT INTO public.opcion(id_opcion, codigo_opcion, descripcion, ruta, tipo, uri, jerarquia, estatus) VALUES (1139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 calcext:value-type="string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3">
          <table:table-cell table:formula="of:=[.$A$457]&amp;&quot;.&quot;&amp;[.F464]" office:value-type="string" office:string-value="3.15.03.01.07" calcext:value-type="string">
            <text:p>3.15.03.01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Compromiso Inicial</text:p>
          </table:table-cell>
          <table:table-cell/>
          <table:table-cell office:value-type="string" calcext:value-type="string">
            <text:p>compromisoInicial.do</text:p>
          </table:table-cell>
          <table:table-cell office:value-type="string" calcext:value-type="string">
            <text:p>web/compromiso_inicial/compromiso_inicial</text:p>
          </table:table-cell>
          <table:table-cell/>
          <table:table-cell table:formula="of:=[.G464]" office:value-type="string" office:string-value="Compromiso Inicial" calcext:value-type="string">
            <text:p>Compromiso Inicial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64" calcext:value-type="float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mpromiso Inicial', 'compromisoInicial.do', 'D', 'web/compromiso_inicial/compromiso_inicial', '3.15.03.01.07', 'A');" calcext:value-type="string">
            <text:p>(1140,upper(substr(md5(trunc(random() * 9999999 + 1000000)::text), 1,6)), 'Compromiso Inicial', 'compromisoInicial.do', 'D', 'web/compromiso_inicial/compromiso_inicial', '3.15.03.01.07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uri, jerarquia, estatus) VALUES (1140,upper(substr(md5(trunc(random() * 9999999 + 1000000)::text), 1,6)), 'Compromiso Inicial', 'compromisoInicial.do', 'D', 'web/compromiso_inicial/compromiso_inicial', '3.15.03.01.07', 'A');" calcext:value-type="string">
            <text:p>INSERT INTO public.opcion(id_opcion, codigo_opcion, descripcion, ruta, tipo, uri, jerarquia, estatus) VALUES (1140,upper(substr(md5(trunc(random() * 9999999 + 1000000)::text), 1,6)), 'Compromiso Inicial', 'compromisoInicial.do', 'D', 'web/compromiso_inicial/compromiso_inicial', '3.15.03.01.07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 calcext:value-type="string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5">
          <table:table-cell table:formula="of:=[.$A$457]&amp;&quot;.&quot;&amp;[.F465]" office:value-type="string" office:string-value="3.15.03.01.08" calcext:value-type="string">
            <text:p>3.15.03.01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Punto de Decision de Expedientes</text:p>
          </table:table-cell>
          <table:table-cell/>
          <table:table-cell office:value-type="string" calcext:value-type="string">
            <text:p>buscarExpediente.do</text:p>
          </table:table-cell>
          <table:table-cell table:style-name="ce7" office:value-type="string" calcext:value-type="string">
            <text:p>web/expediente/buscar_expediente</text:p>
          </table:table-cell>
          <table:table-cell/>
          <table:table-cell table:formula="of:=[.G465]" office:value-type="string" office:string-value="Punto de Decision de Expedientes" calcext:value-type="string">
            <text:p>Punto de Decision de Expedientes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5" calcext:value-type="float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Punto de Decision de Expedientes', 'buscarExpediente.do', 'D', 'web/expediente/buscar_expediente', '3.15.03.01.08', 'A');" calcext:value-type="string">
            <text:p>(1141,upper(substr(md5(trunc(random() * 9999999 + 1000000)::text), 1,6)), 'Punto de Decision de Expedientes', 'buscarExpediente.do', 'D', 'web/expediente/buscar_expediente', '3.15.03.01.08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uri, jerarquia, estatus) VALUES (1141,upper(substr(md5(trunc(random() * 9999999 + 1000000)::text), 1,6)), 'Punto de Decision de Expedientes', 'buscarExpediente.do', 'D', 'web/expediente/buscar_expediente', '3.15.03.01.08', 'A');" calcext:value-type="string">
            <text:p>INSERT INTO public.opcion(id_opcion, codigo_opcion, descripcion, ruta, tipo, uri, jerarquia, estatus) VALUES (1141,upper(substr(md5(trunc(random() * 9999999 + 1000000)::text), 1,6)), 'Punto de Decision de Expedientes', 'buscarExpediente.do', 'D', 'web/expediente/buscar_expediente', '3.15.03.01.08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 calcext:value-type="string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5">
          <table:table-cell table:formula="of:=[.$A$456]&amp;&quot;.&quot;&amp;[.E466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466]" office:value-type="string" office:string-value="Actualizaciones" calcext:value-type="string">
            <text:p>Actualizaciones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566" calcext:value-type="float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Actualizaciones', '', 'D', '', '3.15.03.02', 'A');" calcext:value-type="string">
            <text:p>(1142,upper(substr(md5(trunc(random() * 9999999 + 1000000)::text), 1,6)), 'Actualizaciones', '', 'D', '', '3.15.03.02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uri, jerarquia, estatus) VALUES (1142,upper(substr(md5(trunc(random() * 9999999 + 1000000)::text), 1,6)), 'Actualizaciones', '', 'D', '', '3.15.03.02', 'A');" calcext:value-type="string">
            <text:p>INSERT INTO public.opcion(id_opcion, codigo_opcion, descripcion, ruta, tipo, uri, jerarquia, estatus) VALUES (1142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 calcext:value-type="string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3">
          <table:table-cell table:formula="of:=[.$A$466]&amp;&quot;.&quot;&amp;[.F467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4"/>
          <table:table-cell table:formula="of:=[.G467]" office:value-type="string" office:string-value="Conceptos Base Cálculo" calcext:value-type="string">
            <text:p>Conceptos Base Cálculo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567" calcext:value-type="float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onceptos Base Cálculo', '', 'D', '', '3.15.03.02.01', 'A');" calcext:value-type="string">
            <text:p>(1143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uri, jerarquia, estatus) VALUES (1143,upper(substr(md5(trunc(random() * 9999999 + 1000000)::text), 1,6)), 'Conceptos Base Cálculo', '', 'D', '', '3.15.03.02.01', 'A');" calcext:value-type="string">
            <text:p>INSERT INTO public.opcion(id_opcion, codigo_opcion, descripcion, ruta, tipo, uri, jerarquia, estatus) VALUES (1143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 calcext:value-type="string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3">
          <table:table-cell table:formula="of:=[.$A$466]&amp;&quot;.&quot;&amp;[.F468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68]" office:value-type="string" office:string-value="Resumen Mensual" calcext:value-type="string">
            <text:p>Resumen Mensual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568" calcext:value-type="float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sumen Mensual', '', 'D', '', '3.15.03.02.02', 'A');" calcext:value-type="string">
            <text:p>(1144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uri, jerarquia, estatus) VALUES (1144,upper(substr(md5(trunc(random() * 9999999 + 1000000)::text), 1,6)), 'Resumen Mensual', '', 'D', '', '3.15.03.02.02', 'A');" calcext:value-type="string">
            <text:p>INSERT INTO public.opcion(id_opcion, codigo_opcion, descripcion, ruta, tipo, uri, jerarquia, estatus) VALUES (1144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 calcext:value-type="string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3">
          <table:table-cell table:formula="of:=[.$A$456]&amp;&quot;.&quot;&amp;[.E469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5"/>
          <table:table-cell table:formula="of:=[.F469]" office:value-type="string" office:string-value="Reportes de Estructura Presupuestaria" calcext:value-type="string">
            <text:p>Reportes de Estructura Presupuestaria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569" calcext:value-type="float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Reportes de Estructura Presupuestaria', '', 'D', '', '3.15.03.03', 'A');" calcext:value-type="string">
            <text:p>(1145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uri, jerarquia, estatus) VALUES (1145,upper(substr(md5(trunc(random() * 9999999 + 1000000)::text), 1,6)), 'Reportes de Estructura Presupuestaria', '', 'D', '', '3.15.03.03', 'A');" calcext:value-type="string">
            <text:p>INSERT INTO public.opcion(id_opcion, codigo_opcion, descripcion, ruta, tipo, uri, jerarquia, estatus) VALUES (1145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 calcext:value-type="string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5">
          <table:table-cell table:formula="of:=[.$A$469]&amp;&quot;.&quot;&amp;[.F470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4"/>
          <table:table-cell table:formula="of:=[.G470]" office:value-type="string" office:string-value="Catálogo de Cuentas" calcext:value-type="string">
            <text:p>Catálogo de Cuentas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570" calcext:value-type="float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Catálogo de Cuentas', '', 'D', '', '3.15.03.03.01', 'A');" calcext:value-type="string">
            <text:p>(1146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uri, jerarquia, estatus) VALUES (1146,upper(substr(md5(trunc(random() * 9999999 + 1000000)::text), 1,6)), 'Catálogo de Cuentas', '', 'D', '', '3.15.03.03.01', 'A');" calcext:value-type="string">
            <text:p>INSERT INTO public.opcion(id_opcion, codigo_opcion, descripcion, ruta, tipo, uri, jerarquia, estatus) VALUES (1146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 calcext:value-type="string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3">
          <table:table-cell table:formula="of:=[.$A$469]&amp;&quot;.&quot;&amp;[.F471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4"/>
          <table:table-cell table:formula="of:=[.G471]" office:value-type="string" office:string-value="Relación Concepto - Cuentas" calcext:value-type="string">
            <text:p>Relación Concepto - Cuentas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571" calcext:value-type="float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lación Concepto - Cuentas', '', 'D', '', '3.15.03.03.02', 'A');" calcext:value-type="string">
            <text:p>(1147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uri, jerarquia, estatus) VALUES (1147,upper(substr(md5(trunc(random() * 9999999 + 1000000)::text), 1,6)), 'Relación Concepto - Cuentas', '', 'D', '', '3.15.03.03.02', 'A');" calcext:value-type="string">
            <text:p>INSERT INTO public.opcion(id_opcion, codigo_opcion, descripcion, ruta, tipo, uri, jerarquia, estatus) VALUES (1147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 calcext:value-type="string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3">
          <table:table-cell table:formula="of:=[.$A$469]&amp;&quot;.&quot;&amp;[.F472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4"/>
          <table:table-cell table:formula="of:=[.G472]" office:value-type="string" office:string-value="Categorías Presupuestarias" calcext:value-type="string">
            <text:p>Categorías Presupuestarias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572" calcext:value-type="float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Categorías Presupuestarias', '', 'D', '', '3.15.03.03.03', 'A');" calcext:value-type="string">
            <text:p>(1148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uri, jerarquia, estatus) VALUES (1148,upper(substr(md5(trunc(random() * 9999999 + 1000000)::text), 1,6)), 'Categorías Presupuestarias', '', 'D', '', '3.15.03.03.03', 'A');" calcext:value-type="string">
            <text:p>INSERT INTO public.opcion(id_opcion, codigo_opcion, descripcion, ruta, tipo, uri, jerarquia, estatus) VALUES (1148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 calcext:value-type="string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3">
          <table:table-cell table:formula="of:=[.$A$469]&amp;&quot;.&quot;&amp;[.F473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4"/>
          <table:table-cell table:formula="of:=[.G473]" office:value-type="string" office:string-value="Asignación de Proyectos/Acciones" calcext:value-type="string">
            <text:p>Asignación de Proyectos/Acciones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573" calcext:value-type="float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Asignación de Proyectos/Acciones', '', 'D', '', '3.15.03.03.04', 'A');" calcext:value-type="string">
            <text:p>(1149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uri, jerarquia, estatus) VALUES (1149,upper(substr(md5(trunc(random() * 9999999 + 1000000)::text), 1,6)), 'Asignación de Proyectos/Acciones', '', 'D', '', '3.15.03.03.04', 'A');" calcext:value-type="string">
            <text:p>INSERT INTO public.opcion(id_opcion, codigo_opcion, descripcion, ruta, tipo, uri, jerarquia, estatus) VALUES (1149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 calcext:value-type="string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3">
          <table:table-cell table:formula="of:=[.$A$456]&amp;&quot;.&quot;&amp;[.E474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5"/>
          <table:table-cell table:formula="of:=[.F474]" office:value-type="string" office:string-value="Reportes de Ejecución" calcext:value-type="string">
            <text:p>Reportes de Ejecución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74" calcext:value-type="float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portes de Ejecución', '', 'D', '', '3.15.03.04', 'A');" calcext:value-type="string">
            <text:p>(1150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uri, jerarquia, estatus) VALUES (1150,upper(substr(md5(trunc(random() * 9999999 + 1000000)::text), 1,6)), 'Reportes de Ejecución', '', 'D', '', '3.15.03.04', 'A');" calcext:value-type="string">
            <text:p>INSERT INTO public.opcion(id_opcion, codigo_opcion, descripcion, ruta, tipo, uri, jerarquia, estatus) VALUES (1150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 calcext:value-type="string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3">
          <table:table-cell table:formula="of:=[.$A$474]&amp;&quot;.&quot;&amp;[.F475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75]" office:value-type="string" office:string-value="Resumen Mensual" calcext:value-type="string">
            <text:p>Resumen Mensual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sumen Mensual', '', 'D', '', '3.15.03.04.01', 'A');" calcext:value-type="string">
            <text:p>(1151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uri, jerarquia, estatus) VALUES (1151,upper(substr(md5(trunc(random() * 9999999 + 1000000)::text), 1,6)), 'Resumen Mensual', '', 'D', '', '3.15.03.04.01', 'A');" calcext:value-type="string">
            <text:p>INSERT INTO public.opcion(id_opcion, codigo_opcion, descripcion, ruta, tipo, uri, jerarquia, estatus) VALUES (1151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 calcext:value-type="string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3">
          <table:table-cell table:formula="of:=[.$A$474]&amp;&quot;.&quot;&amp;[.F476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4"/>
          <table:table-cell table:formula="of:=[.G476]" office:value-type="string" office:string-value="Resumen Aportes" calcext:value-type="string">
            <text:p>Resumen Aportes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Resumen Aportes', '', 'D', '', '3.15.03.04.02', 'A');" calcext:value-type="string">
            <text:p>(1152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uri, jerarquia, estatus) VALUES (1152,upper(substr(md5(trunc(random() * 9999999 + 1000000)::text), 1,6)), 'Resumen Aportes', '', 'D', '', '3.15.03.04.02', 'A');" calcext:value-type="string">
            <text:p>INSERT INTO public.opcion(id_opcion, codigo_opcion, descripcion, ruta, tipo, uri, jerarquia, estatus) VALUES (1152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 calcext:value-type="string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3">
          <table:table-cell table:formula="of:=[.$A$474]&amp;&quot;.&quot;&amp;[.F477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4"/>
          <table:table-cell table:formula="of:=[.G477]" office:value-type="string" office:string-value="Rendición Mensual" calcext:value-type="string">
            <text:p>Rendición Mensual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577" calcext:value-type="float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ndición Mensual', '', 'D', '', '3.15.03.04.03', 'A');" calcext:value-type="string">
            <text:p>(1153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uri, jerarquia, estatus) VALUES (1153,upper(substr(md5(trunc(random() * 9999999 + 1000000)::text), 1,6)), 'Rendición Mensual', '', 'D', '', '3.15.03.04.03', 'A');" calcext:value-type="string">
            <text:p>INSERT INTO public.opcion(id_opcion, codigo_opcion, descripcion, ruta, tipo, uri, jerarquia, estatus) VALUES (1153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 calcext:value-type="string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3">
          <table:table-cell table:formula="of:=[.$A$474]&amp;&quot;.&quot;&amp;[.F478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4"/>
          <table:table-cell table:formula="of:=[.G478]" office:value-type="string" office:string-value="Rendición Aportes" calcext:value-type="string">
            <text:p>Rendición Aportes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578" calcext:value-type="float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Rendición Aportes', '', 'D', '', '3.15.03.04.04', 'A');" calcext:value-type="string">
            <text:p>(1154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uri, jerarquia, estatus) VALUES (1154,upper(substr(md5(trunc(random() * 9999999 + 1000000)::text), 1,6)), 'Rendición Aportes', '', 'D', '', '3.15.03.04.04', 'A');" calcext:value-type="string">
            <text:p>INSERT INTO public.opcion(id_opcion, codigo_opcion, descripcion, ruta, tipo, uri, jerarquia, estatus) VALUES (1154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 calcext:value-type="string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3">
          <table:table-cell table:formula="of:=[.$A$474]&amp;&quot;.&quot;&amp;[.F479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4"/>
          <table:table-cell table:formula="of:=[.G479]" office:value-type="string" office:string-value="Interface SAP" calcext:value-type="string">
            <text:p>Interface SAP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579" calcext:value-type="float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Interface SAP', '', 'D', '', '3.15.03.04.05', 'A');" calcext:value-type="string">
            <text:p>(1155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uri, jerarquia, estatus) VALUES (1155,upper(substr(md5(trunc(random() * 9999999 + 1000000)::text), 1,6)), 'Interface SAP', '', 'D', '', '3.15.03.04.05', 'A');" calcext:value-type="string">
            <text:p>INSERT INTO public.opcion(id_opcion, codigo_opcion, descripcion, ruta, tipo, uri, jerarquia, estatus) VALUES (1155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 calcext:value-type="string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3">
          <table:table-cell table:formula="of:=[.$A$456]&amp;&quot;.&quot;&amp;[.E480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5"/>
          <table:table-cell table:formula="of:=[.F480]" office:value-type="string" office:string-value="Reporte de Rechazos" calcext:value-type="string">
            <text:p>Reporte de Rechazos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580" calcext:value-type="float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Reporte de Rechazos', '', 'D', '', '3.15.03.05', 'A');" calcext:value-type="string">
            <text:p>(1156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uri, jerarquia, estatus) VALUES (1156,upper(substr(md5(trunc(random() * 9999999 + 1000000)::text), 1,6)), 'Reporte de Rechazos', '', 'D', '', '3.15.03.05', 'A');" calcext:value-type="string">
            <text:p>INSERT INTO public.opcion(id_opcion, codigo_opcion, descripcion, ruta, tipo, uri, jerarquia, estatus) VALUES (1156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 calcext:value-type="string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3">
          <table:table-cell table:formula="of:=[.$A$480]&amp;&quot;.&quot;&amp;[.F481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4"/>
          <table:table-cell table:formula="of:=[.G481]" office:value-type="string" office:string-value="Trabajadores - Conceptos No Asignados" calcext:value-type="string">
            <text:p>Trabajadores - Conceptos No Asignados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581" calcext:value-type="float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Trabajadores - Conceptos No Asignados', '', 'D', '', '3.15.03.05.01', 'A');" calcext:value-type="string">
            <text:p>(1157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uri, jerarquia, estatus) VALUES (1157,upper(substr(md5(trunc(random() * 9999999 + 1000000)::text), 1,6)), 'Trabajadores - Conceptos No Asignados', '', 'D', '', '3.15.03.05.01', 'A');" calcext:value-type="string">
            <text:p>INSERT INTO public.opcion(id_opcion, codigo_opcion, descripcion, ruta, tipo, uri, jerarquia, estatus) VALUES (1157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 calcext:value-type="string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3">
          <table:table-cell table:formula="of:=[.$A$438]&amp;&quot;.&quot;&amp;[.D482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6"/>
          <table:table-cell table:formula="of:=[.E482]" office:value-type="string" office:string-value="Formulación Presupuestaria" calcext:value-type="string">
            <text:p>Formulación Presupuestaria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582" calcext:value-type="float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Formulación Presupuestaria', '', 'D', '', '3.15.04', 'A');" calcext:value-type="string">
            <text:p>(1158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uri, jerarquia, estatus) VALUES (1158,upper(substr(md5(trunc(random() * 9999999 + 1000000)::text), 1,6)), 'Formulación Presupuestaria', '', 'D', '', '3.15.04', 'A');" calcext:value-type="string">
            <text:p>INSERT INTO public.opcion(id_opcion, codigo_opcion, descripcion, ruta, tipo, uri, jerarquia, estatus) VALUES (1158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 calcext:value-type="string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3">
          <table:table-cell table:formula="of:=[.$A$482]&amp;&quot;.&quot;&amp;[.E483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83]" office:value-type="string" office:string-value="Procesos" calcext:value-type="string">
            <text:p>Procesos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583" calcext:value-type="float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Procesos', '', 'D', '', '3.15.04.01', 'A');" calcext:value-type="string">
            <text:p>(1159,upper(substr(md5(trunc(random() * 9999999 + 1000000)::text), 1,6)), 'Procesos', '', 'D', '', '3.15.04.01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uri, jerarquia, estatus) VALUES (1159,upper(substr(md5(trunc(random() * 9999999 + 1000000)::text), 1,6)), 'Procesos', '', 'D', '', '3.15.04.01', 'A');" calcext:value-type="string">
            <text:p>INSERT INTO public.opcion(id_opcion, codigo_opcion, descripcion, ruta, tipo, uri, jerarquia, estatus) VALUES (1159,upper(substr(md5(trunc(random() * 9999999 + 1000000)::text), 1,6)), 'Procesos', '', 'D', '', '3.15.04.01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 calcext:value-type="string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3">
          <table:table-cell table:formula="of:=[.$A$483]&amp;&quot;.&quot;&amp;[.F484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4"/>
          <table:table-cell table:formula="of:=[.G484]" office:value-type="string" office:string-value="Generar Cuadro ONAPRE" calcext:value-type="string">
            <text:p>Generar Cuadro ONAPRE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84" calcext:value-type="float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Generar Cuadro ONAPRE', '', 'D', '', '3.15.04.01.01', 'A');" calcext:value-type="string">
            <text:p>(1160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uri, jerarquia, estatus) VALUES (1160,upper(substr(md5(trunc(random() * 9999999 + 1000000)::text), 1,6)), 'Generar Cuadro ONAPRE', '', 'D', '', '3.15.04.01.01', 'A');" calcext:value-type="string">
            <text:p>INSERT INTO public.opcion(id_opcion, codigo_opcion, descripcion, ruta, tipo, uri, jerarquia, estatus) VALUES (1160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 calcext:value-type="string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3">
          <table:table-cell table:formula="of:=[.$A$483]&amp;&quot;.&quot;&amp;[.F485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4"/>
          <table:table-cell table:formula="of:=[.G485]" office:value-type="string" office:string-value="Escala Cuadro ONAPRE" calcext:value-type="string">
            <text:p>Escala Cuadro ONAPRE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585" calcext:value-type="float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Escala Cuadro ONAPRE', '', 'D', '', '3.15.04.01.02', 'A');" calcext:value-type="string">
            <text:p>(1161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uri, jerarquia, estatus) VALUES (1161,upper(substr(md5(trunc(random() * 9999999 + 1000000)::text), 1,6)), 'Escala Cuadro ONAPRE', '', 'D', '', '3.15.04.01.02', 'A');" calcext:value-type="string">
            <text:p>INSERT INTO public.opcion(id_opcion, codigo_opcion, descripcion, ruta, tipo, uri, jerarquia, estatus) VALUES (1161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 calcext:value-type="string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3">
          <table:table-cell table:formula="of:=[.$A$482]&amp;&quot;.&quot;&amp;[.E486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486]" office:value-type="string" office:string-value="Reportes" calcext:value-type="string">
            <text:p>Reportes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586" calcext:value-type="float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Reportes', '', 'D', '', '3.15.04.02', 'A');" calcext:value-type="string">
            <text:p>(1162,upper(substr(md5(trunc(random() * 9999999 + 1000000)::text), 1,6)), 'Reportes', '', 'D', '', '3.15.04.02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uri, jerarquia, estatus) VALUES (1162,upper(substr(md5(trunc(random() * 9999999 + 1000000)::text), 1,6)), 'Reportes', '', 'D', '', '3.15.04.02', 'A');" calcext:value-type="string">
            <text:p>INSERT INTO public.opcion(id_opcion, codigo_opcion, descripcion, ruta, tipo, uri, jerarquia, estatus) VALUES (1162,upper(substr(md5(trunc(random() * 9999999 + 1000000)::text), 1,6)), 'Reportes', '', 'D', '', '3.15.04.02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 calcext:value-type="string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3">
          <table:table-cell table:formula="of:=[.$A$486]&amp;&quot;.&quot;&amp;[.F487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4"/>
          <table:table-cell table:formula="of:=[.G487]" office:value-type="string" office:string-value="Cuadros por Tipo de Cargo" calcext:value-type="string">
            <text:p>Cuadros por Tipo de Cargo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587" calcext:value-type="float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Cuadros por Tipo de Cargo', '', 'D', '', '3.15.04.02.01', 'A');" calcext:value-type="string">
            <text:p>(1163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uri, jerarquia, estatus) VALUES (1163,upper(substr(md5(trunc(random() * 9999999 + 1000000)::text), 1,6)), 'Cuadros por Tipo de Cargo', '', 'D', '', '3.15.04.02.01', 'A');" calcext:value-type="string">
            <text:p>INSERT INTO public.opcion(id_opcion, codigo_opcion, descripcion, ruta, tipo, uri, jerarquia, estatus) VALUES (1163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 calcext:value-type="string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3">
          <table:table-cell table:formula="of:=[.$A$157]&amp;&quot;.&quot;&amp;[.C488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7"/>
          <table:table-cell table:formula="of:=[.D488]" office:value-type="string" office:string-value="Consultas/Reportes Historicos" calcext:value-type="string">
            <text:p>Consultas/Reportes Historicos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588" calcext:value-type="float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Consultas/Reportes Historicos', '', 'D', '', '3.16', 'A');" calcext:value-type="string">
            <text:p>(1164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uri, jerarquia, estatus) VALUES (1164,upper(substr(md5(trunc(random() * 9999999 + 1000000)::text), 1,6)), 'Consultas/Reportes Historicos', '', 'D', '', '3.16', 'A');" calcext:value-type="string">
            <text:p>INSERT INTO public.opcion(id_opcion, codigo_opcion, descripcion, ruta, tipo, uri, jerarquia, estatus) VALUES (1164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 calcext:value-type="string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3">
          <table:table-cell table:formula="of:=[.$A$488]&amp;&quot;.&quot;&amp;[.D489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6"/>
          <table:table-cell table:formula="of:=[.E489]" office:value-type="string" office:string-value="Histórico Conceptos por Trabajador" calcext:value-type="string">
            <text:p>Histórico Conceptos por Trabajador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589" calcext:value-type="float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Histórico Conceptos por Trabajador', '', 'D', '', '3.16.01', 'A');" calcext:value-type="string">
            <text:p>(1165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uri, jerarquia, estatus) VALUES (1165,upper(substr(md5(trunc(random() * 9999999 + 1000000)::text), 1,6)), 'Histórico Conceptos por Trabajador', '', 'D', '', '3.16.01', 'A');" calcext:value-type="string">
            <text:p>INSERT INTO public.opcion(id_opcion, codigo_opcion, descripcion, ruta, tipo, uri, jerarquia, estatus) VALUES (1165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 calcext:value-type="string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3">
          <table:table-cell table:formula="of:=[.$A$488]&amp;&quot;.&quot;&amp;[.D490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6"/>
          <table:table-cell table:formula="of:=[.E490]" office:value-type="string" office:string-value="Histórico Concepto" calcext:value-type="string">
            <text:p>Histórico Concepto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90" calcext:value-type="float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Histórico Concepto', '', 'D', '', '3.16.02', 'A');" calcext:value-type="string">
            <text:p>(1166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uri, jerarquia, estatus) VALUES (1166,upper(substr(md5(trunc(random() * 9999999 + 1000000)::text), 1,6)), 'Histórico Concepto', '', 'D', '', '3.16.02', 'A');" calcext:value-type="string">
            <text:p>INSERT INTO public.opcion(id_opcion, codigo_opcion, descripcion, ruta, tipo, uri, jerarquia, estatus) VALUES (1166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 calcext:value-type="string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3">
          <table:table-cell table:formula="of:=[.$A$488]&amp;&quot;.&quot;&amp;[.D491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6"/>
          <table:table-cell table:formula="of:=[.E491]" office:value-type="string" office:string-value="Histórico por Grupo Nomina" calcext:value-type="string">
            <text:p>Histórico por Grupo Nomina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591" calcext:value-type="float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por Grupo Nomina', '', 'D', '', '3.16.03', 'A');" calcext:value-type="string">
            <text:p>(1167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uri, jerarquia, estatus) VALUES (1167,upper(substr(md5(trunc(random() * 9999999 + 1000000)::text), 1,6)), 'Histórico por Grupo Nomina', '', 'D', '', '3.16.03', 'A');" calcext:value-type="string">
            <text:p>INSERT INTO public.opcion(id_opcion, codigo_opcion, descripcion, ruta, tipo, uri, jerarquia, estatus) VALUES (1167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 calcext:value-type="string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3">
          <table:table-cell table:formula="of:=[.$A$488]&amp;&quot;.&quot;&amp;[.D492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6"/>
          <table:table-cell table:formula="of:=[.E492]" office:value-type="string" office:string-value="Histórico por Unidad Administradora" calcext:value-type="string">
            <text:p>Histórico por Unidad Administradora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592" calcext:value-type="float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por Unidad Administradora', '', 'D', '', '3.16.04', 'A');" calcext:value-type="string">
            <text:p>(1168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uri, jerarquia, estatus) VALUES (1168,upper(substr(md5(trunc(random() * 9999999 + 1000000)::text), 1,6)), 'Histórico por Unidad Administradora', '', 'D', '', '3.16.04', 'A');" calcext:value-type="string">
            <text:p>INSERT INTO public.opcion(id_opcion, codigo_opcion, descripcion, ruta, tipo, uri, jerarquia, estatus) VALUES (1168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 calcext:value-type="string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3">
          <table:table-cell table:formula="of:=[.$A$488]&amp;&quot;.&quot;&amp;[.D493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6"/>
          <table:table-cell table:formula="of:=[.E493]" office:value-type="string" office:string-value="Histórico por Devengados/Incidencias" calcext:value-type="string">
            <text:p>Histórico por Devengados/Incidencias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593" calcext:value-type="float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Devengados/Incidencias', '', 'D', '', '3.16.05', 'A');" calcext:value-type="string">
            <text:p>(1169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uri, jerarquia, estatus) VALUES (1169,upper(substr(md5(trunc(random() * 9999999 + 1000000)::text), 1,6)), 'Histórico por Devengados/Incidencias', '', 'D', '', '3.16.05', 'A');" calcext:value-type="string">
            <text:p>INSERT INTO public.opcion(id_opcion, codigo_opcion, descripcion, ruta, tipo, uri, jerarquia, estatus) VALUES (1169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 calcext:value-type="string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3">
          <table:table-cell table:formula="of:=[.$A$488]&amp;&quot;.&quot;&amp;[.D494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6"/>
          <table:table-cell table:formula="of:=[.E494]" office:value-type="string" office:string-value="Reportes de Históricos de Nóminas" calcext:value-type="string">
            <text:p>Reportes de Históricos de Nóminas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594" calcext:value-type="float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Reportes de Históricos de Nóminas', '', 'D', '', '3.16.06', 'A');" calcext:value-type="string">
            <text:p>(1170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uri, jerarquia, estatus) VALUES (1170,upper(substr(md5(trunc(random() * 9999999 + 1000000)::text), 1,6)), 'Reportes de Históricos de Nóminas', '', 'D', '', '3.16.06', 'A');" calcext:value-type="string">
            <text:p>INSERT INTO public.opcion(id_opcion, codigo_opcion, descripcion, ruta, tipo, uri, jerarquia, estatus) VALUES (1170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 calcext:value-type="string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3">
          <table:table-cell table:formula="of:=[.$A$157]&amp;&quot;.&quot;&amp;[.C495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7"/>
          <table:table-cell table:formula="of:=[.D495]" office:value-type="string" office:string-value="Constancia de Trabajo" calcext:value-type="string">
            <text:p>Constancia de Trabajo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595" calcext:value-type="float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Constancia de Trabajo', '', 'D', '', '3.17', 'A');" calcext:value-type="string">
            <text:p>(1171,upper(substr(md5(trunc(random() * 9999999 + 1000000)::text), 1,6)), 'Constancia de Trabajo', '', 'D', '', '3.17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uri, jerarquia, estatus) VALUES (1171,upper(substr(md5(trunc(random() * 9999999 + 1000000)::text), 1,6)), 'Constancia de Trabajo', '', 'D', '', '3.17', 'A');" calcext:value-type="string">
            <text:p>INSERT INTO public.opcion(id_opcion, codigo_opcion, descripcion, ruta, tipo, uri, jerarquia, estatus) VALUES (1171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 calcext:value-type="string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3">
          <table:table-cell table:formula="of:=[.$A$495]&amp;&quot;.&quot;&amp;[.D496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6"/>
          <table:table-cell table:formula="of:=[.E496]" office:value-type="string" office:string-value="Definición de Constancias" calcext:value-type="string">
            <text:p>Definición de Constancias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596" calcext:value-type="float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Definición de Constancias', '', 'D', '', '3.17.01', 'A');" calcext:value-type="string">
            <text:p>(1172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uri, jerarquia, estatus) VALUES (1172,upper(substr(md5(trunc(random() * 9999999 + 1000000)::text), 1,6)), 'Definición de Constancias', '', 'D', '', '3.17.01', 'A');" calcext:value-type="string">
            <text:p>INSERT INTO public.opcion(id_opcion, codigo_opcion, descripcion, ruta, tipo, uri, jerarquia, estatus) VALUES (1172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 calcext:value-type="string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3">
          <table:table-cell table:formula="of:=[.$A$495]&amp;&quot;.&quot;&amp;[.D497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6"/>
          <table:table-cell table:formula="of:=[.E497]" office:value-type="string" office:string-value="Conceptos de Constancias de Trabajo" calcext:value-type="string">
            <text:p>Conceptos de Constancias de Trabajo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97" calcext:value-type="float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ceptos de Constancias de Trabajo', '', 'D', '', '3.17.02', 'A');" calcext:value-type="string">
            <text:p>(1173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uri, jerarquia, estatus) VALUES (1173,upper(substr(md5(trunc(random() * 9999999 + 1000000)::text), 1,6)), 'Conceptos de Constancias de Trabajo', '', 'D', '', '3.17.02', 'A');" calcext:value-type="string">
            <text:p>INSERT INTO public.opcion(id_opcion, codigo_opcion, descripcion, ruta, tipo, uri, jerarquia, estatus) VALUES (1173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 calcext:value-type="string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3">
          <table:table-cell table:formula="of:=[.$A$495]&amp;&quot;.&quot;&amp;[.D498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6"/>
          <table:table-cell table:formula="of:=[.E498]" office:value-type="string" office:string-value="Emisión de Constancias" calcext:value-type="string">
            <text:p>Emisión de Constancias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98" calcext:value-type="float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Emisión de Constancias', '', 'D', '', '3.17.03', 'A');" calcext:value-type="string">
            <text:p>(1174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uri, jerarquia, estatus) VALUES (1174,upper(substr(md5(trunc(random() * 9999999 + 1000000)::text), 1,6)), 'Emisión de Constancias', '', 'D', '', '3.17.03', 'A');" calcext:value-type="string">
            <text:p>INSERT INTO public.opcion(id_opcion, codigo_opcion, descripcion, ruta, tipo, uri, jerarquia, estatus) VALUES (1174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 calcext:value-type="string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8"/>
          <table:table-cell table:formula="of:=[.C499]" office:value-type="string" office:string-value="Bienestar" calcext:value-type="string">
            <text:p>Bienestar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599" calcext:value-type="float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Bienestar', '', 'D', '', '4', 'A');" calcext:value-type="string">
            <text:p>(1175,upper(substr(md5(trunc(random() * 9999999 + 1000000)::text), 1,6)), 'Bienestar', '', 'D', '', '4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uri, jerarquia, estatus) VALUES (1175,upper(substr(md5(trunc(random() * 9999999 + 1000000)::text), 1,6)), 'Bienestar', '', 'D', '', '4', 'A');" calcext:value-type="string">
            <text:p>INSERT INTO public.opcion(id_opcion, codigo_opcion, descripcion, ruta, tipo, uri, jerarquia, estatus) VALUES (1175,upper(substr(md5(trunc(random() * 9999999 + 1000000)::text), 1,6)), 'Bienestar', '', 'D', '', '4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 calcext:value-type="string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3">
          <table:table-cell table:formula="of:=[.$A$499]&amp;&quot;.&quot;&amp;[.C500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7"/>
          <table:table-cell table:formula="of:=[.D500]" office:value-type="string" office:string-value="Documentación de Identificación" calcext:value-type="string">
            <text:p>Documentación de Identificación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00" calcext:value-type="float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Documentación de Identificación', '', 'D', '', '4.01', 'A');" calcext:value-type="string">
            <text:p>(1176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uri, jerarquia, estatus) VALUES (1176,upper(substr(md5(trunc(random() * 9999999 + 1000000)::text), 1,6)), 'Documentación de Identificación', '', 'D', '', '4.01', 'A');" calcext:value-type="string">
            <text:p>INSERT INTO public.opcion(id_opcion, codigo_opcion, descripcion, ruta, tipo, uri, jerarquia, estatus) VALUES (1176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 calcext:value-type="string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3">
          <table:table-cell table:formula="of:=[.$A$500]&amp;&quot;.&quot;&amp;[.D501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6"/>
          <table:table-cell table:formula="of:=[.E501]" office:value-type="string" office:string-value="Tipos de Documentación" calcext:value-type="string">
            <text:p>Tipos de Documentación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601" calcext:value-type="float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Tipos de Documentación', '', 'D', '', '4.01.01', 'A');" calcext:value-type="string">
            <text:p>(1177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uri, jerarquia, estatus) VALUES (1177,upper(substr(md5(trunc(random() * 9999999 + 1000000)::text), 1,6)), 'Tipos de Documentación', '', 'D', '', '4.01.01', 'A');" calcext:value-type="string">
            <text:p>INSERT INTO public.opcion(id_opcion, codigo_opcion, descripcion, ruta, tipo, uri, jerarquia, estatus) VALUES (1177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 calcext:value-type="string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3">
          <table:table-cell table:formula="of:=[.$A$500]&amp;&quot;.&quot;&amp;[.D502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6"/>
          <table:table-cell table:formula="of:=[.E502]" office:value-type="string" office:string-value="Clase de Documentación" calcext:value-type="string">
            <text:p>Clase de Documentación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602" calcext:value-type="float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Clase de Documentación', '', 'D', '', '4.01.02', 'A');" calcext:value-type="string">
            <text:p>(1178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uri, jerarquia, estatus) VALUES (1178,upper(substr(md5(trunc(random() * 9999999 + 1000000)::text), 1,6)), 'Clase de Documentación', '', 'D', '', '4.01.02', 'A');" calcext:value-type="string">
            <text:p>INSERT INTO public.opcion(id_opcion, codigo_opcion, descripcion, ruta, tipo, uri, jerarquia, estatus) VALUES (1178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 calcext:value-type="string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3">
          <table:table-cell table:formula="of:=[.$A$500]&amp;&quot;.&quot;&amp;[.D503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6"/>
          <table:table-cell table:formula="of:=[.E503]" office:value-type="string" office:string-value="Manejo de Documentación" calcext:value-type="string">
            <text:p>Manejo de Documentación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03" calcext:value-type="float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Manejo de Documentación', '', 'D', '', '4.01.03', 'A');" calcext:value-type="string">
            <text:p>(1179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uri, jerarquia, estatus) VALUES (1179,upper(substr(md5(trunc(random() * 9999999 + 1000000)::text), 1,6)), 'Manejo de Documentación', '', 'D', '', '4.01.03', 'A');" calcext:value-type="string">
            <text:p>INSERT INTO public.opcion(id_opcion, codigo_opcion, descripcion, ruta, tipo, uri, jerarquia, estatus) VALUES (1179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 calcext:value-type="string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3">
          <table:table-cell table:formula="of:=[.$A$500]&amp;&quot;.&quot;&amp;[.D504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04]" office:value-type="string" office:string-value="Reportes" calcext:value-type="string">
            <text:p>Reportes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604" calcext:value-type="float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Reportes', '', 'D', '', '4.01.04', 'A');" calcext:value-type="string">
            <text:p>(1180,upper(substr(md5(trunc(random() * 9999999 + 1000000)::text), 1,6)), 'Reportes', '', 'D', '', '4.01.04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uri, jerarquia, estatus) VALUES (1180,upper(substr(md5(trunc(random() * 9999999 + 1000000)::text), 1,6)), 'Reportes', '', 'D', '', '4.01.04', 'A');" calcext:value-type="string">
            <text:p>INSERT INTO public.opcion(id_opcion, codigo_opcion, descripcion, ruta, tipo, uri, jerarquia, estatus) VALUES (1180,upper(substr(md5(trunc(random() * 9999999 + 1000000)::text), 1,6)), 'Reportes', '', 'D', '', '4.01.04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 calcext:value-type="string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3">
          <table:table-cell table:formula="of:=[.$A$504]&amp;&quot;.&quot;&amp;[.E505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5"/>
          <table:table-cell table:formula="of:=[.F505]" office:value-type="string" office:string-value="Documentación Entregada" calcext:value-type="string">
            <text:p>Documentación Entregada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05" calcext:value-type="float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Documentación Entregada', '', 'D', '', '4.01.04.01', 'A');" calcext:value-type="string">
            <text:p>(1181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uri, jerarquia, estatus) VALUES (1181,upper(substr(md5(trunc(random() * 9999999 + 1000000)::text), 1,6)), 'Documentación Entregada', '', 'D', '', '4.01.04.01', 'A');" calcext:value-type="string">
            <text:p>INSERT INTO public.opcion(id_opcion, codigo_opcion, descripcion, ruta, tipo, uri, jerarquia, estatus) VALUES (1181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 calcext:value-type="string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3">
          <table:table-cell table:formula="of:=[.$A$504]&amp;&quot;.&quot;&amp;[.E506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5"/>
          <table:table-cell table:formula="of:=[.F506]" office:value-type="string" office:string-value="Documentación Retirada" calcext:value-type="string">
            <text:p>Documentación Retirada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606" calcext:value-type="float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Documentación Retirada', '', 'D', '', '4.01.04.02', 'A');" calcext:value-type="string">
            <text:p>(1182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uri, jerarquia, estatus) VALUES (1182,upper(substr(md5(trunc(random() * 9999999 + 1000000)::text), 1,6)), 'Documentación Retirada', '', 'D', '', '4.01.04.02', 'A');" calcext:value-type="string">
            <text:p>INSERT INTO public.opcion(id_opcion, codigo_opcion, descripcion, ruta, tipo, uri, jerarquia, estatus) VALUES (1182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 calcext:value-type="string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3">
          <table:table-cell table:formula="of:=[.$A$499]&amp;&quot;.&quot;&amp;[.C507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7"/>
          <table:table-cell table:formula="of:=[.D507]" office:value-type="string" office:string-value="Juguetes" calcext:value-type="string">
            <text:p>Juguetes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07" calcext:value-type="float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Juguetes', '', 'D', '', '4.02', 'A');" calcext:value-type="string">
            <text:p>(1183,upper(substr(md5(trunc(random() * 9999999 + 1000000)::text), 1,6)), 'Juguetes', '', 'D', '', '4.02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uri, jerarquia, estatus) VALUES (1183,upper(substr(md5(trunc(random() * 9999999 + 1000000)::text), 1,6)), 'Juguetes', '', 'D', '', '4.02', 'A');" calcext:value-type="string">
            <text:p>INSERT INTO public.opcion(id_opcion, codigo_opcion, descripcion, ruta, tipo, uri, jerarquia, estatus) VALUES (1183,upper(substr(md5(trunc(random() * 9999999 + 1000000)::text), 1,6)), 'Juguetes', '', 'D', '', '4.02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 calcext:value-type="string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3">
          <table:table-cell table:formula="of:=[.$A$507]&amp;&quot;.&quot;&amp;[.D508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08]" office:value-type="string" office:string-value="Parámetros" calcext:value-type="string">
            <text:p>Parámetros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608" calcext:value-type="float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Parámetros', '', 'D', '', '4.02.01', 'A');" calcext:value-type="string">
            <text:p>(1184,upper(substr(md5(trunc(random() * 9999999 + 1000000)::text), 1,6)), 'Parámetros', '', 'D', '', '4.02.01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uri, jerarquia, estatus) VALUES (1184,upper(substr(md5(trunc(random() * 9999999 + 1000000)::text), 1,6)), 'Parámetros', '', 'D', '', '4.02.01', 'A');" calcext:value-type="string">
            <text:p>INSERT INTO public.opcion(id_opcion, codigo_opcion, descripcion, ruta, tipo, uri, jerarquia, estatus) VALUES (1184,upper(substr(md5(trunc(random() * 9999999 + 1000000)::text), 1,6)), 'Parámetros', '', 'D', '', '4.02.01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 calcext:value-type="string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3">
          <table:table-cell table:formula="of:=[.$A$507]&amp;&quot;.&quot;&amp;[.D509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6"/>
          <table:table-cell table:formula="of:=[.E509]" office:value-type="string" office:string-value="Asignar Juguetes" calcext:value-type="string">
            <text:p>Asignar Juguetes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09" calcext:value-type="float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Asignar Juguetes', '', 'D', '', '4.02.02', 'A');" calcext:value-type="string">
            <text:p>(1185,upper(substr(md5(trunc(random() * 9999999 + 1000000)::text), 1,6)), 'Asignar Juguetes', '', 'D', '', '4.02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uri, jerarquia, estatus) VALUES (1185,upper(substr(md5(trunc(random() * 9999999 + 1000000)::text), 1,6)), 'Asignar Juguetes', '', 'D', '', '4.02.02', 'A');" calcext:value-type="string">
            <text:p>INSERT INTO public.opcion(id_opcion, codigo_opcion, descripcion, ruta, tipo, uri, jerarquia, estatus) VALUES (1185,upper(substr(md5(trunc(random() * 9999999 + 1000000)::text), 1,6)), 'Asignar Juguetes', '', 'D', '', '4.02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 calcext:value-type="string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3">
          <table:table-cell table:formula="of:=[.$A$507]&amp;&quot;.&quot;&amp;[.D510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0]" office:value-type="string" office:string-value="Reportes" calcext:value-type="string">
            <text:p>Reportes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610" calcext:value-type="float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Reportes', '', 'D', '', '4.02.03', 'A');" calcext:value-type="string">
            <text:p>(1186,upper(substr(md5(trunc(random() * 9999999 + 1000000)::text), 1,6)), 'Reportes', '', 'D', '', '4.02.03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uri, jerarquia, estatus) VALUES (1186,upper(substr(md5(trunc(random() * 9999999 + 1000000)::text), 1,6)), 'Reportes', '', 'D', '', '4.02.03', 'A');" calcext:value-type="string">
            <text:p>INSERT INTO public.opcion(id_opcion, codigo_opcion, descripcion, ruta, tipo, uri, jerarquia, estatus) VALUES (1186,upper(substr(md5(trunc(random() * 9999999 + 1000000)::text), 1,6)), 'Reportes', '', 'D', '', '4.02.03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 calcext:value-type="string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3">
          <table:table-cell table:formula="of:=[.$A$499]&amp;&quot;.&quot;&amp;[.C511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7"/>
          <table:table-cell table:formula="of:=[.D511]" office:value-type="string" office:string-value="Útiles Escolares" calcext:value-type="string">
            <text:p>Útiles Escolares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11" calcext:value-type="float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Útiles Escolares', '', 'D', '', '4.03', 'A');" calcext:value-type="string">
            <text:p>(1187,upper(substr(md5(trunc(random() * 9999999 + 1000000)::text), 1,6)), 'Útiles Escolares', '', 'D', '', '4.03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uri, jerarquia, estatus) VALUES (1187,upper(substr(md5(trunc(random() * 9999999 + 1000000)::text), 1,6)), 'Útiles Escolares', '', 'D', '', '4.03', 'A');" calcext:value-type="string">
            <text:p>INSERT INTO public.opcion(id_opcion, codigo_opcion, descripcion, ruta, tipo, uri, jerarquia, estatus) VALUES (1187,upper(substr(md5(trunc(random() * 9999999 + 1000000)::text), 1,6)), 'Útiles Escolares', '', 'D', '', '4.03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 calcext:value-type="string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3">
          <table:table-cell table:formula="of:=[.$A$511]&amp;&quot;.&quot;&amp;[.D512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2]" office:value-type="string" office:string-value="Parámetros" calcext:value-type="string">
            <text:p>Parámetros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612" calcext:value-type="float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Parámetros', '', 'D', '', '4.03.01', 'A');" calcext:value-type="string">
            <text:p>(1188,upper(substr(md5(trunc(random() * 9999999 + 1000000)::text), 1,6)), 'Parámetros', '', 'D', '', '4.03.01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uri, jerarquia, estatus) VALUES (1188,upper(substr(md5(trunc(random() * 9999999 + 1000000)::text), 1,6)), 'Parámetros', '', 'D', '', '4.03.01', 'A');" calcext:value-type="string">
            <text:p>INSERT INTO public.opcion(id_opcion, codigo_opcion, descripcion, ruta, tipo, uri, jerarquia, estatus) VALUES (1188,upper(substr(md5(trunc(random() * 9999999 + 1000000)::text), 1,6)), 'Parámetros', '', 'D', '', '4.03.01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 calcext:value-type="string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3">
          <table:table-cell table:formula="of:=[.$A$511]&amp;&quot;.&quot;&amp;[.D513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6"/>
          <table:table-cell table:formula="of:=[.E513]" office:value-type="string" office:string-value="Asignar Útiles" calcext:value-type="string">
            <text:p>Asignar Útiles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13" calcext:value-type="float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Asignar Útiles', '', 'D', '', '4.03.02', 'A');" calcext:value-type="string">
            <text:p>(1189,upper(substr(md5(trunc(random() * 9999999 + 1000000)::text), 1,6)), 'Asignar Útiles', '', 'D', '', '4.03.02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uri, jerarquia, estatus) VALUES (1189,upper(substr(md5(trunc(random() * 9999999 + 1000000)::text), 1,6)), 'Asignar Útiles', '', 'D', '', '4.03.02', 'A');" calcext:value-type="string">
            <text:p>INSERT INTO public.opcion(id_opcion, codigo_opcion, descripcion, ruta, tipo, uri, jerarquia, estatus) VALUES (1189,upper(substr(md5(trunc(random() * 9999999 + 1000000)::text), 1,6)), 'Asignar Útiles', '', 'D', '', '4.03.02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 calcext:value-type="string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3">
          <table:table-cell table:formula="of:=[.$A$511]&amp;&quot;.&quot;&amp;[.D514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4]" office:value-type="string" office:string-value="Reportes" calcext:value-type="string">
            <text:p>Reportes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14" calcext:value-type="float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Reportes', '', 'D', '', '4.03.03', 'A');" calcext:value-type="string">
            <text:p>(1190,upper(substr(md5(trunc(random() * 9999999 + 1000000)::text), 1,6)), 'Reportes', '', 'D', '', '4.03.03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uri, jerarquia, estatus) VALUES (1190,upper(substr(md5(trunc(random() * 9999999 + 1000000)::text), 1,6)), 'Reportes', '', 'D', '', '4.03.03', 'A');" calcext:value-type="string">
            <text:p>INSERT INTO public.opcion(id_opcion, codigo_opcion, descripcion, ruta, tipo, uri, jerarquia, estatus) VALUES (1190,upper(substr(md5(trunc(random() * 9999999 + 1000000)::text), 1,6)), 'Reportes', '', 'D', '', '4.03.03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 calcext:value-type="string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3">
          <table:table-cell table:formula="of:=[.$A$499]&amp;&quot;.&quot;&amp;[.C515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7"/>
          <table:table-cell table:formula="of:=[.D515]" office:value-type="string" office:string-value="Becas a Familiares" calcext:value-type="string">
            <text:p>Becas a Familiares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615" calcext:value-type="float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Becas a Familiares', '', 'D', '', '4.04', 'A');" calcext:value-type="string">
            <text:p>(1191,upper(substr(md5(trunc(random() * 9999999 + 1000000)::text), 1,6)), 'Becas a Familiares', '', 'D', '', '4.04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uri, jerarquia, estatus) VALUES (1191,upper(substr(md5(trunc(random() * 9999999 + 1000000)::text), 1,6)), 'Becas a Familiares', '', 'D', '', '4.04', 'A');" calcext:value-type="string">
            <text:p>INSERT INTO public.opcion(id_opcion, codigo_opcion, descripcion, ruta, tipo, uri, jerarquia, estatus) VALUES (1191,upper(substr(md5(trunc(random() * 9999999 + 1000000)::text), 1,6)), 'Becas a Familiares', '', 'D', '', '4.04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 calcext:value-type="string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3">
          <table:table-cell table:formula="of:=[.$A$515]&amp;&quot;.&quot;&amp;[.D516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6"/>
          <table:table-cell table:formula="of:=[.E516]" office:value-type="string" office:string-value="Niveles Educativos" calcext:value-type="string">
            <text:p>Niveles Educativos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16" calcext:value-type="float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Niveles Educativos', '', 'D', '', '4.04.01', 'A');" calcext:value-type="string">
            <text:p>(1192,upper(substr(md5(trunc(random() * 9999999 + 1000000)::text), 1,6)), 'Niveles Educativos', '', 'D', '', '4.04.01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uri, jerarquia, estatus) VALUES (1192,upper(substr(md5(trunc(random() * 9999999 + 1000000)::text), 1,6)), 'Niveles Educativos', '', 'D', '', '4.04.01', 'A');" calcext:value-type="string">
            <text:p>INSERT INTO public.opcion(id_opcion, codigo_opcion, descripcion, ruta, tipo, uri, jerarquia, estatus) VALUES (1192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 calcext:value-type="string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3">
          <table:table-cell table:formula="of:=[.$A$515]&amp;&quot;.&quot;&amp;[.D517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6"/>
          <table:table-cell table:formula="of:=[.E517]" office:value-type="string" office:string-value="Parámetros Generales" calcext:value-type="string">
            <text:p>Parámetros Generales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17" calcext:value-type="float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Parámetros Generales', '', 'D', '', '4.04.02', 'A');" calcext:value-type="string">
            <text:p>(1193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uri, jerarquia, estatus) VALUES (1193,upper(substr(md5(trunc(random() * 9999999 + 1000000)::text), 1,6)), 'Parámetros Generales', '', 'D', '', '4.04.02', 'A');" calcext:value-type="string">
            <text:p>INSERT INTO public.opcion(id_opcion, codigo_opcion, descripcion, ruta, tipo, uri, jerarquia, estatus) VALUES (1193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 calcext:value-type="string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3">
          <table:table-cell table:formula="of:=[.$A$515]&amp;&quot;.&quot;&amp;[.D518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6"/>
          <table:table-cell table:formula="of:=[.E518]" office:value-type="string" office:string-value="Parámetros por Nivel" calcext:value-type="string">
            <text:p>Parámetros por Nivel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18" calcext:value-type="float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Parámetros por Nivel', '', 'D', '', '4.04.03', 'A');" calcext:value-type="string">
            <text:p>(1194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uri, jerarquia, estatus) VALUES (1194,upper(substr(md5(trunc(random() * 9999999 + 1000000)::text), 1,6)), 'Parámetros por Nivel', '', 'D', '', '4.04.03', 'A');" calcext:value-type="string">
            <text:p>INSERT INTO public.opcion(id_opcion, codigo_opcion, descripcion, ruta, tipo, uri, jerarquia, estatus) VALUES (1194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 calcext:value-type="string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3">
          <table:table-cell table:formula="of:=[.$A$515]&amp;&quot;.&quot;&amp;[.D519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6"/>
          <table:table-cell table:formula="of:=[.E519]" office:value-type="string" office:string-value="Solicitudes de Beca" calcext:value-type="string">
            <text:p>Solicitudes de Beca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19" calcext:value-type="float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Solicitudes de Beca', '', 'D', '', '4.04.04', 'A');" calcext:value-type="string">
            <text:p>(1195,upper(substr(md5(trunc(random() * 9999999 + 1000000)::text), 1,6)), 'Solicitudes de Beca', '', 'D', '', '4.04.04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uri, jerarquia, estatus) VALUES (1195,upper(substr(md5(trunc(random() * 9999999 + 1000000)::text), 1,6)), 'Solicitudes de Beca', '', 'D', '', '4.04.04', 'A');" calcext:value-type="string">
            <text:p>INSERT INTO public.opcion(id_opcion, codigo_opcion, descripcion, ruta, tipo, uri, jerarquia, estatus) VALUES (1195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 calcext:value-type="string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3">
          <table:table-cell table:formula="of:=[.$A$515]&amp;&quot;.&quot;&amp;[.D520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20]" office:value-type="string" office:string-value="Procesos" calcext:value-type="string">
            <text:p>Procesos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20" calcext:value-type="float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rocesos', '', 'D', '', '4.04.05', 'A');" calcext:value-type="string">
            <text:p>(1196,upper(substr(md5(trunc(random() * 9999999 + 1000000)::text), 1,6)), 'Procesos', '', 'D', '', '4.04.05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uri, jerarquia, estatus) VALUES (1196,upper(substr(md5(trunc(random() * 9999999 + 1000000)::text), 1,6)), 'Procesos', '', 'D', '', '4.04.05', 'A');" calcext:value-type="string">
            <text:p>INSERT INTO public.opcion(id_opcion, codigo_opcion, descripcion, ruta, tipo, uri, jerarquia, estatus) VALUES (1196,upper(substr(md5(trunc(random() * 9999999 + 1000000)::text), 1,6)), 'Procesos', '', 'D', '', '4.04.05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 calcext:value-type="string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3">
          <table:table-cell table:formula="of:=[.$A$520]&amp;&quot;.&quot;&amp;[.E521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5"/>
          <table:table-cell table:formula="of:=[.F521]" office:value-type="string" office:string-value="Aprobar Solicitudes" calcext:value-type="string">
            <text:p>Aprobar Solicitudes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21" calcext:value-type="float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Aprobar Solicitudes', '', 'D', '', '4.04.05.01', 'A');" calcext:value-type="string">
            <text:p>(1197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uri, jerarquia, estatus) VALUES (1197,upper(substr(md5(trunc(random() * 9999999 + 1000000)::text), 1,6)), 'Aprobar Solicitudes', '', 'D', '', '4.04.05.01', 'A');" calcext:value-type="string">
            <text:p>INSERT INTO public.opcion(id_opcion, codigo_opcion, descripcion, ruta, tipo, uri, jerarquia, estatus) VALUES (1197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 calcext:value-type="string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3">
          <table:table-cell table:formula="of:=[.$A$520]&amp;&quot;.&quot;&amp;[.E522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5"/>
          <table:table-cell table:formula="of:=[.F522]" office:value-type="string" office:string-value="Generar Pagos" calcext:value-type="string">
            <text:p>Generar Pagos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622" calcext:value-type="float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Generar Pagos', '', 'D', '', '4.04.05.02', 'A');" calcext:value-type="string">
            <text:p>(1198,upper(substr(md5(trunc(random() * 9999999 + 1000000)::text), 1,6)), 'Generar Pagos', '', 'D', '', '4.04.05.02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uri, jerarquia, estatus) VALUES (1198,upper(substr(md5(trunc(random() * 9999999 + 1000000)::text), 1,6)), 'Generar Pagos', '', 'D', '', '4.04.05.02', 'A');" calcext:value-type="string">
            <text:p>INSERT INTO public.opcion(id_opcion, codigo_opcion, descripcion, ruta, tipo, uri, jerarquia, estatus) VALUES (1198,upper(substr(md5(trunc(random() * 9999999 + 1000000)::text), 1,6)), 'Generar Pagos', '', 'D', '', '4.04.05.02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 calcext:value-type="string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3">
          <table:table-cell table:formula="of:=[.$A$520]&amp;&quot;.&quot;&amp;[.E523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5"/>
          <table:table-cell table:formula="of:=[.F523]" office:value-type="string" office:string-value="Nuevo Año Escolar" calcext:value-type="string">
            <text:p>Nuevo Año Escolar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623" calcext:value-type="float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Nuevo Año Escolar', '', 'D', '', '4.04.05.03', 'A');" calcext:value-type="string">
            <text:p>(1199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uri, jerarquia, estatus) VALUES (1199,upper(substr(md5(trunc(random() * 9999999 + 1000000)::text), 1,6)), 'Nuevo Año Escolar', '', 'D', '', '4.04.05.03', 'A');" calcext:value-type="string">
            <text:p>INSERT INTO public.opcion(id_opcion, codigo_opcion, descripcion, ruta, tipo, uri, jerarquia, estatus) VALUES (1199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 calcext:value-type="string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3">
          <table:table-cell table:formula="of:=[.$A$515]&amp;&quot;.&quot;&amp;[.D524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24]" office:value-type="string" office:string-value="Reportes" calcext:value-type="string">
            <text:p>Reporte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24" calcext:value-type="float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Reportes', '', 'D', '', '4.04.06', 'A');" calcext:value-type="string">
            <text:p>(1200,upper(substr(md5(trunc(random() * 9999999 + 1000000)::text), 1,6)), 'Reportes', '', 'D', '', '4.04.06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uri, jerarquia, estatus) VALUES (1200,upper(substr(md5(trunc(random() * 9999999 + 1000000)::text), 1,6)), 'Reportes', '', 'D', '', '4.04.06', 'A');" calcext:value-type="string">
            <text:p>INSERT INTO public.opcion(id_opcion, codigo_opcion, descripcion, ruta, tipo, uri, jerarquia, estatus) VALUES (1200,upper(substr(md5(trunc(random() * 9999999 + 1000000)::text), 1,6)), 'Reportes', '', 'D', '', '4.04.06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 calcext:value-type="string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3">
          <table:table-cell table:formula="of:=[.$A$524]&amp;&quot;.&quot;&amp;[.E525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5"/>
          <table:table-cell table:formula="of:=[.F525]" office:value-type="string" office:string-value="Reporte Solicitudes de Becas" calcext:value-type="string">
            <text:p>Reporte Solicitudes de Becas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25" calcext:value-type="float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Reporte Solicitudes de Becas', '', 'D', '', '4.04.06.01', 'A');" calcext:value-type="string">
            <text:p>(1201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uri, jerarquia, estatus) VALUES (1201,upper(substr(md5(trunc(random() * 9999999 + 1000000)::text), 1,6)), 'Reporte Solicitudes de Becas', '', 'D', '', '4.04.06.01', 'A');" calcext:value-type="string">
            <text:p>INSERT INTO public.opcion(id_opcion, codigo_opcion, descripcion, ruta, tipo, uri, jerarquia, estatus) VALUES (1201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 calcext:value-type="string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3">
          <table:table-cell table:formula="of:=[.$A$524]&amp;&quot;.&quot;&amp;[.E526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5"/>
          <table:table-cell table:formula="of:=[.F526]" office:value-type="string" office:string-value="Reporte Becas Aprobadas" calcext:value-type="string">
            <text:p>Reporte Becas Aprobadas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26" calcext:value-type="float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 Becas Aprobadas', '', 'D', '', '4.04.06.02', 'A');" calcext:value-type="string">
            <text:p>(1202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uri, jerarquia, estatus) VALUES (1202,upper(substr(md5(trunc(random() * 9999999 + 1000000)::text), 1,6)), 'Reporte Becas Aprobadas', '', 'D', '', '4.04.06.02', 'A');" calcext:value-type="string">
            <text:p>INSERT INTO public.opcion(id_opcion, codigo_opcion, descripcion, ruta, tipo, uri, jerarquia, estatus) VALUES (1202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 calcext:value-type="string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3">
          <table:table-cell table:formula="of:=[.$A$524]&amp;&quot;.&quot;&amp;[.E527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5"/>
          <table:table-cell table:formula="of:=[.F527]" office:value-type="string" office:string-value="Reporte Becas Rechazadas" calcext:value-type="string">
            <text:p>Reporte Becas Rechazadas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27" calcext:value-type="float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Becas Rechazadas', '', 'D', '', '4.04.06.03', 'A');" calcext:value-type="string">
            <text:p>(1203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uri, jerarquia, estatus) VALUES (1203,upper(substr(md5(trunc(random() * 9999999 + 1000000)::text), 1,6)), 'Reporte Becas Rechazadas', '', 'D', '', '4.04.06.03', 'A');" calcext:value-type="string">
            <text:p>INSERT INTO public.opcion(id_opcion, codigo_opcion, descripcion, ruta, tipo, uri, jerarquia, estatus) VALUES (1203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 calcext:value-type="string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3">
          <table:table-cell table:formula="of:=[.$A$524]&amp;&quot;.&quot;&amp;[.E528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5"/>
          <table:table-cell table:formula="of:=[.F528]" office:value-type="string" office:string-value="Reporte Becas por Nivel" calcext:value-type="string">
            <text:p>Reporte Becas por Nivel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28" calcext:value-type="float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por Nivel', '', 'D', '', '4.04.06.04', 'A');" calcext:value-type="string">
            <text:p>(1204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uri, jerarquia, estatus) VALUES (1204,upper(substr(md5(trunc(random() * 9999999 + 1000000)::text), 1,6)), 'Reporte Becas por Nivel', '', 'D', '', '4.04.06.04', 'A');" calcext:value-type="string">
            <text:p>INSERT INTO public.opcion(id_opcion, codigo_opcion, descripcion, ruta, tipo, uri, jerarquia, estatus) VALUES (1204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 calcext:value-type="string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3">
          <table:table-cell table:formula="of:=[.$A$499]&amp;&quot;.&quot;&amp;[.C529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7"/>
          <table:table-cell table:formula="of:=[.D529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29" calcext:value-type="float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Centro Educación Inicial', '', 'D', '', '4.05', 'A');" calcext:value-type="string">
            <text:p>(1205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uri, jerarquia, estatus) VALUES (1205,upper(substr(md5(trunc(random() * 9999999 + 1000000)::text), 1,6)), 'Centro Educación Inicial', '', 'D', '', '4.05', 'A');" calcext:value-type="string">
            <text:p>INSERT INTO public.opcion(id_opcion, codigo_opcion, descripcion, ruta, tipo, uri, jerarquia, estatus) VALUES (1205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 calcext:value-type="string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3">
          <table:table-cell table:formula="of:=[.$A$529]&amp;&quot;.&quot;&amp;[.D530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30]" office:value-type="string" office:string-value="Parámetros" calcext:value-type="string">
            <text:p>Parámetros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Parámetros', '', 'D', '', '4.05.01', 'A');" calcext:value-type="string">
            <text:p>(1206,upper(substr(md5(trunc(random() * 9999999 + 1000000)::text), 1,6)), 'Parámetros', '', 'D', '', '4.05.01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uri, jerarquia, estatus) VALUES (1206,upper(substr(md5(trunc(random() * 9999999 + 1000000)::text), 1,6)), 'Parámetros', '', 'D', '', '4.05.01', 'A');" calcext:value-type="string">
            <text:p>INSERT INTO public.opcion(id_opcion, codigo_opcion, descripcion, ruta, tipo, uri, jerarquia, estatus) VALUES (1206,upper(substr(md5(trunc(random() * 9999999 + 1000000)::text), 1,6)), 'Parámetros', '', 'D', '', '4.05.01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 calcext:value-type="string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3">
          <table:table-cell table:formula="of:=[.$A$529]&amp;&quot;.&quot;&amp;[.D531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6"/>
          <table:table-cell table:formula="of:=[.E531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31" calcext:value-type="float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.02', 'A');" calcext:value-type="string">
            <text:p>(1207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uri, jerarquia, estatus) VALUES (1207,upper(substr(md5(trunc(random() * 9999999 + 1000000)::text), 1,6)), 'Centro Educación Inicial', '', 'D', '', '4.05.02', 'A');" calcext:value-type="string">
            <text:p>INSERT INTO public.opcion(id_opcion, codigo_opcion, descripcion, ruta, tipo, uri, jerarquia, estatus) VALUES (1207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 calcext:value-type="string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3">
          <table:table-cell table:formula="of:=[.$A$529]&amp;&quot;.&quot;&amp;[.D532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6"/>
          <table:table-cell table:formula="of:=[.E532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632" calcext:value-type="float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Centro Educación Inicial por Trabajador', '', 'D', '', '4.05.03', 'A');" calcext:value-type="string">
            <text:p>(1208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uri, jerarquia, estatus) VALUES (1208,upper(substr(md5(trunc(random() * 9999999 + 1000000)::text), 1,6)), 'Centro Educación Inicial por Trabajador', '', 'D', '', '4.05.03', 'A');" calcext:value-type="string">
            <text:p>INSERT INTO public.opcion(id_opcion, codigo_opcion, descripcion, ruta, tipo, uri, jerarquia, estatus) VALUES (1208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 calcext:value-type="string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3">
          <table:table-cell table:formula="of:=[.$A$529]&amp;&quot;.&quot;&amp;[.D533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6"/>
          <table:table-cell table:formula="of:=[.E533]" office:value-type="string" office:string-value="Proceso Generar Pagos" calcext:value-type="string">
            <text:p>Proceso Generar Pagos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33" calcext:value-type="float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Proceso Generar Pagos', '', 'D', '', '4.05.04', 'A');" calcext:value-type="string">
            <text:p>(1209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uri, jerarquia, estatus) VALUES (1209,upper(substr(md5(trunc(random() * 9999999 + 1000000)::text), 1,6)), 'Proceso Generar Pagos', '', 'D', '', '4.05.04', 'A');" calcext:value-type="string">
            <text:p>INSERT INTO public.opcion(id_opcion, codigo_opcion, descripcion, ruta, tipo, uri, jerarquia, estatus) VALUES (1209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 calcext:value-type="string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3">
          <table:table-cell table:formula="of:=[.$A$529]&amp;&quot;.&quot;&amp;[.D534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6"/>
          <table:table-cell table:formula="of:=[.E534]" office:value-type="string" office:string-value="Reporte Centro Educación Inicial" calcext:value-type="string">
            <text:p>Reporte Centro Educación Inicial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34" calcext:value-type="float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Reporte Centro Educación Inicial', '', 'D', '', '4.05.05', 'A');" calcext:value-type="string">
            <text:p>(1210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uri, jerarquia, estatus) VALUES (1210,upper(substr(md5(trunc(random() * 9999999 + 1000000)::text), 1,6)), 'Reporte Centro Educación Inicial', '', 'D', '', '4.05.05', 'A');" calcext:value-type="string">
            <text:p>INSERT INTO public.opcion(id_opcion, codigo_opcion, descripcion, ruta, tipo, uri, jerarquia, estatus) VALUES (1210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 calcext:value-type="string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3">
          <table:table-cell table:formula="of:=[.$A$499]&amp;&quot;.&quot;&amp;[.C535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7"/>
          <table:table-cell table:formula="of:=[.D535]" office:value-type="string" office:string-value="Dotaciones" calcext:value-type="string">
            <text:p>Dotaciones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35" calcext:value-type="float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Dotaciones', '', 'D', '', '4.06', 'A');" calcext:value-type="string">
            <text:p>(1211,upper(substr(md5(trunc(random() * 9999999 + 1000000)::text), 1,6)), 'Dotaciones', '', 'D', '', '4.06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uri, jerarquia, estatus) VALUES (1211,upper(substr(md5(trunc(random() * 9999999 + 1000000)::text), 1,6)), 'Dotaciones', '', 'D', '', '4.06', 'A');" calcext:value-type="string">
            <text:p>INSERT INTO public.opcion(id_opcion, codigo_opcion, descripcion, ruta, tipo, uri, jerarquia, estatus) VALUES (1211,upper(substr(md5(trunc(random() * 9999999 + 1000000)::text), 1,6)), 'Dotaciones', '', 'D', '', '4.06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 calcext:value-type="string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3">
          <table:table-cell table:formula="of:=[.$A$535]&amp;&quot;.&quot;&amp;[.D536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6"/>
          <table:table-cell table:formula="of:=[.E536]" office:value-type="string" office:string-value="Tipos de Dotación" calcext:value-type="string">
            <text:p>Tipos de Dotación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36" calcext:value-type="float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Tipos de Dotación', '', 'D', '', '4.06.01', 'A');" calcext:value-type="string">
            <text:p>(1212,upper(substr(md5(trunc(random() * 9999999 + 1000000)::text), 1,6)), 'Tipos de Dotación', '', 'D', '', '4.06.01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uri, jerarquia, estatus) VALUES (1212,upper(substr(md5(trunc(random() * 9999999 + 1000000)::text), 1,6)), 'Tipos de Dotación', '', 'D', '', '4.06.01', 'A');" calcext:value-type="string">
            <text:p>INSERT INTO public.opcion(id_opcion, codigo_opcion, descripcion, ruta, tipo, uri, jerarquia, estatus) VALUES (1212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 calcext:value-type="string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3">
          <table:table-cell table:formula="of:=[.$A$535]&amp;&quot;.&quot;&amp;[.D537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6"/>
          <table:table-cell table:formula="of:=[.E537]" office:value-type="string" office:string-value="Sub-tipos de Dotación" calcext:value-type="string">
            <text:p>Sub-tipos de Dotación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37" calcext:value-type="float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Sub-tipos de Dotación', '', 'D', '', '4.06.02', 'A');" calcext:value-type="string">
            <text:p>(1213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uri, jerarquia, estatus) VALUES (1213,upper(substr(md5(trunc(random() * 9999999 + 1000000)::text), 1,6)), 'Sub-tipos de Dotación', '', 'D', '', '4.06.02', 'A');" calcext:value-type="string">
            <text:p>INSERT INTO public.opcion(id_opcion, codigo_opcion, descripcion, ruta, tipo, uri, jerarquia, estatus) VALUES (1213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 calcext:value-type="string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3">
          <table:table-cell table:formula="of:=[.$A$535]&amp;&quot;.&quot;&amp;[.D538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6"/>
          <table:table-cell table:formula="of:=[.E538]" office:value-type="string" office:string-value="Dotación por Cargo" calcext:value-type="string">
            <text:p>Dotación por Cargo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8" calcext:value-type="float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Dotación por Cargo', '', 'D', '', '4.06.03', 'A');" calcext:value-type="string">
            <text:p>(1214,upper(substr(md5(trunc(random() * 9999999 + 1000000)::text), 1,6)), 'Dotación por Cargo', '', 'D', '', '4.06.03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uri, jerarquia, estatus) VALUES (1214,upper(substr(md5(trunc(random() * 9999999 + 1000000)::text), 1,6)), 'Dotación por Cargo', '', 'D', '', '4.06.03', 'A');" calcext:value-type="string">
            <text:p>INSERT INTO public.opcion(id_opcion, codigo_opcion, descripcion, ruta, tipo, uri, jerarquia, estatus) VALUES (1214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 calcext:value-type="string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3">
          <table:table-cell table:formula="of:=[.$A$535]&amp;&quot;.&quot;&amp;[.D539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39]" office:value-type="string" office:string-value="Procesos" calcext:value-type="string">
            <text:p>Procesos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9" calcext:value-type="float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Procesos', '', 'D', '', '4.06.04', 'A');" calcext:value-type="string">
            <text:p>(1215,upper(substr(md5(trunc(random() * 9999999 + 1000000)::text), 1,6)), 'Procesos', '', 'D', '', '4.06.04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uri, jerarquia, estatus) VALUES (1215,upper(substr(md5(trunc(random() * 9999999 + 1000000)::text), 1,6)), 'Procesos', '', 'D', '', '4.06.04', 'A');" calcext:value-type="string">
            <text:p>INSERT INTO public.opcion(id_opcion, codigo_opcion, descripcion, ruta, tipo, uri, jerarquia, estatus) VALUES (1215,upper(substr(md5(trunc(random() * 9999999 + 1000000)::text), 1,6)), 'Procesos', '', 'D', '', '4.06.04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 calcext:value-type="string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3">
          <table:table-cell table:formula="of:=[.$A$539]&amp;&quot;.&quot;&amp;[.E540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5"/>
          <table:table-cell table:formula="of:=[.F540]" office:value-type="string" office:string-value="Asignar Dotaciones" calcext:value-type="string">
            <text:p>Asignar Dotaciones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40" calcext:value-type="float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Asignar Dotaciones', '', 'D', '', '4.06.04.01', 'A');" calcext:value-type="string">
            <text:p>(1216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uri, jerarquia, estatus) VALUES (1216,upper(substr(md5(trunc(random() * 9999999 + 1000000)::text), 1,6)), 'Asignar Dotaciones', '', 'D', '', '4.06.04.01', 'A');" calcext:value-type="string">
            <text:p>INSERT INTO public.opcion(id_opcion, codigo_opcion, descripcion, ruta, tipo, uri, jerarquia, estatus) VALUES (1216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 calcext:value-type="string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3">
          <table:table-cell table:formula="of:=[.$A$539]&amp;&quot;.&quot;&amp;[.E541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5"/>
          <table:table-cell table:formula="of:=[.F541]" office:value-type="string" office:string-value="Actualización de Tallas" calcext:value-type="string">
            <text:p>Actualización de Tallas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41" calcext:value-type="float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Actualización de Tallas', '', 'D', '', '4.06.04.02', 'A');" calcext:value-type="string">
            <text:p>(1217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uri, jerarquia, estatus) VALUES (1217,upper(substr(md5(trunc(random() * 9999999 + 1000000)::text), 1,6)), 'Actualización de Tallas', '', 'D', '', '4.06.04.02', 'A');" calcext:value-type="string">
            <text:p>INSERT INTO public.opcion(id_opcion, codigo_opcion, descripcion, ruta, tipo, uri, jerarquia, estatus) VALUES (1217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 calcext:value-type="string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3">
          <table:table-cell table:formula="of:=[.$A$539]&amp;&quot;.&quot;&amp;[.E542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5"/>
          <table:table-cell table:formula="of:=[.F542]" office:value-type="string" office:string-value="Entregar/Eliminar Dotaciones" calcext:value-type="string">
            <text:p>Entregar/Eliminar Dotaciones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42" calcext:value-type="float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Entregar/Eliminar Dotaciones', '', 'D', '', '4.06.04.03', 'A');" calcext:value-type="string">
            <text:p>(1218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uri, jerarquia, estatus) VALUES (1218,upper(substr(md5(trunc(random() * 9999999 + 1000000)::text), 1,6)), 'Entregar/Eliminar Dotaciones', '', 'D', '', '4.06.04.03', 'A');" calcext:value-type="string">
            <text:p>INSERT INTO public.opcion(id_opcion, codigo_opcion, descripcion, ruta, tipo, uri, jerarquia, estatus) VALUES (1218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 calcext:value-type="string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3">
          <table:table-cell table:formula="of:=[.$A$535]&amp;&quot;.&quot;&amp;[.D543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6"/>
          <table:table-cell table:formula="of:=[.E543]" office:value-type="string" office:string-value="Dotaciones Asignadas a Trabajadores" calcext:value-type="string">
            <text:p>Dotaciones Asignadas a Trabajadores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43" calcext:value-type="float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Dotaciones Asignadas a Trabajadores', '', 'D', '', '4.06.05', 'A');" calcext:value-type="string">
            <text:p>(1219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uri, jerarquia, estatus) VALUES (1219,upper(substr(md5(trunc(random() * 9999999 + 1000000)::text), 1,6)), 'Dotaciones Asignadas a Trabajadores', '', 'D', '', '4.06.05', 'A');" calcext:value-type="string">
            <text:p>INSERT INTO public.opcion(id_opcion, codigo_opcion, descripcion, ruta, tipo, uri, jerarquia, estatus) VALUES (1219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 calcext:value-type="string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3">
          <table:table-cell table:formula="of:=[.$A$535]&amp;&quot;.&quot;&amp;[.D544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6"/>
          <table:table-cell table:formula="of:=[.E544]" office:value-type="string" office:string-value="Dotaciones Entregadas a Tabajadores" calcext:value-type="string">
            <text:p>Dotaciones Entregadas a Tabajadores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44" calcext:value-type="float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Dotaciones Entregadas a Tabajadores', '', 'D', '', '4.06.06', 'A');" calcext:value-type="string">
            <text:p>(1220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uri, jerarquia, estatus) VALUES (1220,upper(substr(md5(trunc(random() * 9999999 + 1000000)::text), 1,6)), 'Dotaciones Entregadas a Tabajadores', '', 'D', '', '4.06.06', 'A');" calcext:value-type="string">
            <text:p>INSERT INTO public.opcion(id_opcion, codigo_opcion, descripcion, ruta, tipo, uri, jerarquia, estatus) VALUES (1220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 calcext:value-type="string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3">
          <table:table-cell table:formula="of:=[.$A$535]&amp;&quot;.&quot;&amp;[.D545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6"/>
          <table:table-cell table:formula="of:=[.E545]" office:value-type="string" office:string-value="Reporte de Dotaciones" calcext:value-type="string">
            <text:p>Reporte de Dotaciones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645" calcext:value-type="float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Reporte de Dotaciones', '', 'D', '', '4.06.07', 'A');" calcext:value-type="string">
            <text:p>(1221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uri, jerarquia, estatus) VALUES (1221,upper(substr(md5(trunc(random() * 9999999 + 1000000)::text), 1,6)), 'Reporte de Dotaciones', '', 'D', '', '4.06.07', 'A');" calcext:value-type="string">
            <text:p>INSERT INTO public.opcion(id_opcion, codigo_opcion, descripcion, ruta, tipo, uri, jerarquia, estatus) VALUES (1221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 calcext:value-type="string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3">
          <table:table-cell table:formula="of:=[.$A$499]&amp;&quot;.&quot;&amp;[.C546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7"/>
          <table:table-cell table:formula="of:=[.D546]" office:value-type="string" office:string-value="Polizas de Seguro" calcext:value-type="string">
            <text:p>Polizas de Seguro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46" calcext:value-type="float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Polizas de Seguro', '', 'D', '', '4.07', 'A');" calcext:value-type="string">
            <text:p>(1222,upper(substr(md5(trunc(random() * 9999999 + 1000000)::text), 1,6)), 'Polizas de Seguro', '', 'D', '', '4.07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uri, jerarquia, estatus) VALUES (1222,upper(substr(md5(trunc(random() * 9999999 + 1000000)::text), 1,6)), 'Polizas de Seguro', '', 'D', '', '4.07', 'A');" calcext:value-type="string">
            <text:p>INSERT INTO public.opcion(id_opcion, codigo_opcion, descripcion, ruta, tipo, uri, jerarquia, estatus) VALUES (1222,upper(substr(md5(trunc(random() * 9999999 + 1000000)::text), 1,6)), 'Polizas de Seguro', '', 'D', '', '4.07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 calcext:value-type="string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3">
          <table:table-cell table:formula="of:=[.$A$546]&amp;&quot;.&quot;&amp;[.D547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6"/>
          <table:table-cell table:formula="of:=[.E547]" office:value-type="string" office:string-value="Establecimiento de Salud" calcext:value-type="string">
            <text:p>Establecimiento de Salud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647" calcext:value-type="float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Establecimiento de Salud', '', 'D', '', '4.07.01', 'A');" calcext:value-type="string">
            <text:p>(1223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uri, jerarquia, estatus) VALUES (1223,upper(substr(md5(trunc(random() * 9999999 + 1000000)::text), 1,6)), 'Establecimiento de Salud', '', 'D', '', '4.07.01', 'A');" calcext:value-type="string">
            <text:p>INSERT INTO public.opcion(id_opcion, codigo_opcion, descripcion, ruta, tipo, uri, jerarquia, estatus) VALUES (1223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 calcext:value-type="string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3">
          <table:table-cell table:formula="of:=[.$A$546]&amp;&quot;.&quot;&amp;[.D548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6"/>
          <table:table-cell table:formula="of:=[.E548]" office:value-type="string" office:string-value="Tipos de Siniestro" calcext:value-type="string">
            <text:p>Tipos de Siniestro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48" calcext:value-type="float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Tipos de Siniestro', '', 'D', '', '4.07.02', 'A');" calcext:value-type="string">
            <text:p>(1224,upper(substr(md5(trunc(random() * 9999999 + 1000000)::text), 1,6)), 'Tipos de Siniestro', '', 'D', '', '4.07.02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uri, jerarquia, estatus) VALUES (1224,upper(substr(md5(trunc(random() * 9999999 + 1000000)::text), 1,6)), 'Tipos de Siniestro', '', 'D', '', '4.07.02', 'A');" calcext:value-type="string">
            <text:p>INSERT INTO public.opcion(id_opcion, codigo_opcion, descripcion, ruta, tipo, uri, jerarquia, estatus) VALUES (1224,upper(substr(md5(trunc(random() * 9999999 + 1000000)::text), 1,6)), 'Tipos de Siniestro', '', 'D', '', '4.07.02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 calcext:value-type="string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3">
          <table:table-cell table:formula="of:=[.$A$546]&amp;&quot;.&quot;&amp;[.D549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6"/>
          <table:table-cell table:formula="of:=[.E549]" office:value-type="string" office:string-value="Pólizas de Seguros" calcext:value-type="string">
            <text:p>Pólizas de Seguros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649" calcext:value-type="float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Pólizas de Seguros', '', 'D', '', '4.07.03', 'A');" calcext:value-type="string">
            <text:p>(1225,upper(substr(md5(trunc(random() * 9999999 + 1000000)::text), 1,6)), 'Pólizas de Seguros', '', 'D', '', '4.07.03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uri, jerarquia, estatus) VALUES (1225,upper(substr(md5(trunc(random() * 9999999 + 1000000)::text), 1,6)), 'Pólizas de Seguros', '', 'D', '', '4.07.03', 'A');" calcext:value-type="string">
            <text:p>INSERT INTO public.opcion(id_opcion, codigo_opcion, descripcion, ruta, tipo, uri, jerarquia, estatus) VALUES (1225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 calcext:value-type="string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3">
          <table:table-cell table:formula="of:=[.$A$546]&amp;&quot;.&quot;&amp;[.D550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6"/>
          <table:table-cell table:formula="of:=[.E550]" office:value-type="string" office:string-value="Planes de Pólizas" calcext:value-type="string">
            <text:p>Planes de Pólizas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650" calcext:value-type="float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Planes de Pólizas', '', 'D', '', '4.07.04', 'A');" calcext:value-type="string">
            <text:p>(1226,upper(substr(md5(trunc(random() * 9999999 + 1000000)::text), 1,6)), 'Planes de Pólizas', '', 'D', '', '4.07.04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uri, jerarquia, estatus) VALUES (1226,upper(substr(md5(trunc(random() * 9999999 + 1000000)::text), 1,6)), 'Planes de Pólizas', '', 'D', '', '4.07.04', 'A');" calcext:value-type="string">
            <text:p>INSERT INTO public.opcion(id_opcion, codigo_opcion, descripcion, ruta, tipo, uri, jerarquia, estatus) VALUES (1226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 calcext:value-type="string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3">
          <table:table-cell table:formula="of:=[.$A$546]&amp;&quot;.&quot;&amp;[.D551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6"/>
          <table:table-cell table:formula="of:=[.E551]" office:value-type="string" office:string-value="Primas por Planes" calcext:value-type="string">
            <text:p>Primas por Planes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51" calcext:value-type="float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rimas por Planes', '', 'D', '', '4.07.05', 'A');" calcext:value-type="string">
            <text:p>(1227,upper(substr(md5(trunc(random() * 9999999 + 1000000)::text), 1,6)), 'Primas por Planes', '', 'D', '', '4.07.05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uri, jerarquia, estatus) VALUES (1227,upper(substr(md5(trunc(random() * 9999999 + 1000000)::text), 1,6)), 'Primas por Planes', '', 'D', '', '4.07.05', 'A');" calcext:value-type="string">
            <text:p>INSERT INTO public.opcion(id_opcion, codigo_opcion, descripcion, ruta, tipo, uri, jerarquia, estatus) VALUES (1227,upper(substr(md5(trunc(random() * 9999999 + 1000000)::text), 1,6)), 'Primas por Planes', '', 'D', '', '4.07.05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 calcext:value-type="string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3">
          <table:table-cell table:formula="of:=[.$A$546]&amp;&quot;.&quot;&amp;[.D552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6"/>
          <table:table-cell table:formula="of:=[.E552]" office:value-type="string" office:string-value="Primas por Cargo" calcext:value-type="string">
            <text:p>Primas por Cargo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652" calcext:value-type="float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rimas por Cargo', '', 'D', '', '4.07.06', 'A');" calcext:value-type="string">
            <text:p>(1228,upper(substr(md5(trunc(random() * 9999999 + 1000000)::text), 1,6)), 'Primas por Cargo', '', 'D', '', '4.07.06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uri, jerarquia, estatus) VALUES (1228,upper(substr(md5(trunc(random() * 9999999 + 1000000)::text), 1,6)), 'Primas por Cargo', '', 'D', '', '4.07.06', 'A');" calcext:value-type="string">
            <text:p>INSERT INTO public.opcion(id_opcion, codigo_opcion, descripcion, ruta, tipo, uri, jerarquia, estatus) VALUES (1228,upper(substr(md5(trunc(random() * 9999999 + 1000000)::text), 1,6)), 'Primas por Cargo', '', 'D', '', '4.07.06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 calcext:value-type="string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3">
          <table:table-cell table:formula="of:=[.$A$546]&amp;&quot;.&quot;&amp;[.D553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6"/>
          <table:table-cell table:formula="of:=[.E553]" office:value-type="string" office:string-value="Excepciones" calcext:value-type="string">
            <text:p>Excepciones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653" calcext:value-type="float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Excepciones', '', 'D', '', '4.07.07', 'A');" calcext:value-type="string">
            <text:p>(1229,upper(substr(md5(trunc(random() * 9999999 + 1000000)::text), 1,6)), 'Excepciones', '', 'D', '', '4.07.07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uri, jerarquia, estatus) VALUES (1229,upper(substr(md5(trunc(random() * 9999999 + 1000000)::text), 1,6)), 'Excepciones', '', 'D', '', '4.07.07', 'A');" calcext:value-type="string">
            <text:p>INSERT INTO public.opcion(id_opcion, codigo_opcion, descripcion, ruta, tipo, uri, jerarquia, estatus) VALUES (1229,upper(substr(md5(trunc(random() * 9999999 + 1000000)::text), 1,6)), 'Excepciones', '', 'D', '', '4.07.07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 calcext:value-type="string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3">
          <table:table-cell table:formula="of:=[.$A$553]&amp;&quot;.&quot;&amp;[.E554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5"/>
          <table:table-cell table:formula="of:=[.F554]" office:value-type="string" office:string-value="Excepciones de Titulares" calcext:value-type="string">
            <text:p>Excepciones de Titulares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54" calcext:value-type="float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Excepciones de Titulares', '', 'D', '', '4.07.07.01', 'A');" calcext:value-type="string">
            <text:p>(1230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uri, jerarquia, estatus) VALUES (1230,upper(substr(md5(trunc(random() * 9999999 + 1000000)::text), 1,6)), 'Excepciones de Titulares', '', 'D', '', '4.07.07.01', 'A');" calcext:value-type="string">
            <text:p>INSERT INTO public.opcion(id_opcion, codigo_opcion, descripcion, ruta, tipo, uri, jerarquia, estatus) VALUES (1230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 calcext:value-type="string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3">
          <table:table-cell table:formula="of:=[.$A$553]&amp;&quot;.&quot;&amp;[.E555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5"/>
          <table:table-cell table:formula="of:=[.F555]" office:value-type="string" office:string-value="Excepciones de Beneficiarios" calcext:value-type="string">
            <text:p>Excepciones de Beneficiarios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655" calcext:value-type="float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 de Beneficiarios', '', 'D', '', '4.07.07.02', 'A');" calcext:value-type="string">
            <text:p>(1231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uri, jerarquia, estatus) VALUES (1231,upper(substr(md5(trunc(random() * 9999999 + 1000000)::text), 1,6)), 'Excepciones de Beneficiarios', '', 'D', '', '4.07.07.02', 'A');" calcext:value-type="string">
            <text:p>INSERT INTO public.opcion(id_opcion, codigo_opcion, descripcion, ruta, tipo, uri, jerarquia, estatus) VALUES (1231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 calcext:value-type="string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3">
          <table:table-cell table:formula="of:=[.$A$546]&amp;&quot;.&quot;&amp;[.D556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56]" office:value-type="string" office:string-value="Procesos" calcext:value-type="string">
            <text:p>Procesos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Procesos', '', 'D', '', '4.07.08', 'A');" calcext:value-type="string">
            <text:p>(1232,upper(substr(md5(trunc(random() * 9999999 + 1000000)::text), 1,6)), 'Procesos', '', 'D', '', '4.07.08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uri, jerarquia, estatus) VALUES (1232,upper(substr(md5(trunc(random() * 9999999 + 1000000)::text), 1,6)), 'Procesos', '', 'D', '', '4.07.08', 'A');" calcext:value-type="string">
            <text:p>INSERT INTO public.opcion(id_opcion, codigo_opcion, descripcion, ruta, tipo, uri, jerarquia, estatus) VALUES (1232,upper(substr(md5(trunc(random() * 9999999 + 1000000)::text), 1,6)), 'Procesos', '', 'D', '', '4.07.08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 calcext:value-type="string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3">
          <table:table-cell table:formula="of:=[.$A$556]&amp;&quot;.&quot;&amp;[.E557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5"/>
          <table:table-cell table:formula="of:=[.F557]" office:value-type="string" office:string-value="Generar Titulares/Beneficiarios" calcext:value-type="string">
            <text:p>Generar Titulares/Beneficiarios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657" calcext:value-type="float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Generar Titulares/Beneficiarios', '', 'D', '', '4.07.08.01', 'A');" calcext:value-type="string">
            <text:p>(1233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uri, jerarquia, estatus) VALUES (1233,upper(substr(md5(trunc(random() * 9999999 + 1000000)::text), 1,6)), 'Generar Titulares/Beneficiarios', '', 'D', '', '4.07.08.01', 'A');" calcext:value-type="string">
            <text:p>INSERT INTO public.opcion(id_opcion, codigo_opcion, descripcion, ruta, tipo, uri, jerarquia, estatus) VALUES (1233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 calcext:value-type="string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3">
          <table:table-cell table:formula="of:=[.$A$556]&amp;&quot;.&quot;&amp;[.E558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5"/>
          <table:table-cell table:formula="of:=[.F558]" office:value-type="string" office:string-value="Registrar Préstamos por Financiamiento" calcext:value-type="string">
            <text:p>Registrar Préstamos por Financiamiento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58" calcext:value-type="float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Registrar Préstamos por Financiamiento', '', 'D', '', '4.07.08.02', 'A');" calcext:value-type="string">
            <text:p>(1234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uri, jerarquia, estatus) VALUES (1234,upper(substr(md5(trunc(random() * 9999999 + 1000000)::text), 1,6)), 'Registrar Préstamos por Financiamiento', '', 'D', '', '4.07.08.02', 'A');" calcext:value-type="string">
            <text:p>INSERT INTO public.opcion(id_opcion, codigo_opcion, descripcion, ruta, tipo, uri, jerarquia, estatus) VALUES (1234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 calcext:value-type="string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3">
          <table:table-cell table:formula="of:=[.$A$556]&amp;&quot;.&quot;&amp;[.E559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5"/>
          <table:table-cell table:formula="of:=[.F559]" office:value-type="string" office:string-value="Suspender Beneficiarios por Edad" calcext:value-type="string">
            <text:p>Suspender Beneficiarios por Edad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Suspender Beneficiarios por Edad', '', 'D', '', '4.07.08.03', 'A');" calcext:value-type="string">
            <text:p>(1235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uri, jerarquia, estatus) VALUES (1235,upper(substr(md5(trunc(random() * 9999999 + 1000000)::text), 1,6)), 'Suspender Beneficiarios por Edad', '', 'D', '', '4.07.08.03', 'A');" calcext:value-type="string">
            <text:p>INSERT INTO public.opcion(id_opcion, codigo_opcion, descripcion, ruta, tipo, uri, jerarquia, estatus) VALUES (1235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 calcext:value-type="string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3">
          <table:table-cell table:formula="of:=[.$A$546]&amp;&quot;.&quot;&amp;[.D560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6"/>
          <table:table-cell table:formula="of:=[.E560]" office:value-type="string" office:string-value="Titulares" calcext:value-type="string">
            <text:p>Titulares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60" calcext:value-type="float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Titulares', '', 'D', '', '4.07.09', 'A');" calcext:value-type="string">
            <text:p>(1236,upper(substr(md5(trunc(random() * 9999999 + 1000000)::text), 1,6)), 'Titulares', '', 'D', '', '4.07.09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uri, jerarquia, estatus) VALUES (1236,upper(substr(md5(trunc(random() * 9999999 + 1000000)::text), 1,6)), 'Titulares', '', 'D', '', '4.07.09', 'A');" calcext:value-type="string">
            <text:p>INSERT INTO public.opcion(id_opcion, codigo_opcion, descripcion, ruta, tipo, uri, jerarquia, estatus) VALUES (1236,upper(substr(md5(trunc(random() * 9999999 + 1000000)::text), 1,6)), 'Titulares', '', 'D', '', '4.07.09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 calcext:value-type="string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3">
          <table:table-cell table:formula="of:=[.$A$546]&amp;&quot;.&quot;&amp;[.D561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6"/>
          <table:table-cell table:formula="of:=[.E561]" office:value-type="string" office:string-value="Beneficiarios" calcext:value-type="string">
            <text:p>Beneficiarios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61" calcext:value-type="float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Beneficiarios', '', 'D', '', '4.07.10', 'A');" calcext:value-type="string">
            <text:p>(1237,upper(substr(md5(trunc(random() * 9999999 + 1000000)::text), 1,6)), 'Beneficiarios', '', 'D', '', '4.07.10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uri, jerarquia, estatus) VALUES (1237,upper(substr(md5(trunc(random() * 9999999 + 1000000)::text), 1,6)), 'Beneficiarios', '', 'D', '', '4.07.10', 'A');" calcext:value-type="string">
            <text:p>INSERT INTO public.opcion(id_opcion, codigo_opcion, descripcion, ruta, tipo, uri, jerarquia, estatus) VALUES (1237,upper(substr(md5(trunc(random() * 9999999 + 1000000)::text), 1,6)), 'Beneficiarios', '', 'D', '', '4.07.10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 calcext:value-type="string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3">
          <table:table-cell table:formula="of:=[.$A$546]&amp;&quot;.&quot;&amp;[.D562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6"/>
          <table:table-cell table:formula="of:=[.E562]" office:value-type="string" office:string-value="Siniestros" calcext:value-type="string">
            <text:p>Siniestros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662" calcext:value-type="float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Siniestros', '', 'D', '', '4.07.11', 'A');" calcext:value-type="string">
            <text:p>(1238,upper(substr(md5(trunc(random() * 9999999 + 1000000)::text), 1,6)), 'Siniestros', '', 'D', '', '4.07.11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uri, jerarquia, estatus) VALUES (1238,upper(substr(md5(trunc(random() * 9999999 + 1000000)::text), 1,6)), 'Siniestros', '', 'D', '', '4.07.11', 'A');" calcext:value-type="string">
            <text:p>INSERT INTO public.opcion(id_opcion, codigo_opcion, descripcion, ruta, tipo, uri, jerarquia, estatus) VALUES (1238,upper(substr(md5(trunc(random() * 9999999 + 1000000)::text), 1,6)), 'Siniestros', '', 'D', '', '4.07.11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 calcext:value-type="string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3">
          <table:table-cell table:formula="of:=[.$A$546]&amp;&quot;.&quot;&amp;[.D563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63]" office:value-type="string" office:string-value="Reportes" calcext:value-type="string">
            <text:p>Reportes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63" calcext:value-type="float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Reportes', '', 'D', '', '4.07.12', 'A');" calcext:value-type="string">
            <text:p>(1239,upper(substr(md5(trunc(random() * 9999999 + 1000000)::text), 1,6)), 'Reportes', '', 'D', '', '4.07.12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uri, jerarquia, estatus) VALUES (1239,upper(substr(md5(trunc(random() * 9999999 + 1000000)::text), 1,6)), 'Reportes', '', 'D', '', '4.07.12', 'A');" calcext:value-type="string">
            <text:p>INSERT INTO public.opcion(id_opcion, codigo_opcion, descripcion, ruta, tipo, uri, jerarquia, estatus) VALUES (1239,upper(substr(md5(trunc(random() * 9999999 + 1000000)::text), 1,6)), 'Reportes', '', 'D', '', '4.07.12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 calcext:value-type="string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3">
          <table:table-cell table:formula="of:=[.$A$563]&amp;&quot;.&quot;&amp;[.E564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5"/>
          <table:table-cell table:formula="of:=[.F564]" office:value-type="string" office:string-value="Reporte Beneficiarios/Titulares" calcext:value-type="string">
            <text:p>Reporte Beneficiarios/Titulares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664" calcext:value-type="float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Reporte Beneficiarios/Titulares', '', 'D', '', '4.07.12.01', 'A');" calcext:value-type="string">
            <text:p>(1240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uri, jerarquia, estatus) VALUES (1240,upper(substr(md5(trunc(random() * 9999999 + 1000000)::text), 1,6)), 'Reporte Beneficiarios/Titulares', '', 'D', '', '4.07.12.01', 'A');" calcext:value-type="string">
            <text:p>INSERT INTO public.opcion(id_opcion, codigo_opcion, descripcion, ruta, tipo, uri, jerarquia, estatus) VALUES (1240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 calcext:value-type="string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3">
          <table:table-cell table:formula="of:=[.$A$563]&amp;&quot;.&quot;&amp;[.E565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5"/>
          <table:table-cell table:formula="of:=[.F565]" office:value-type="string" office:string-value="Reporte Costos" calcext:value-type="string">
            <text:p>Reporte Costos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65" calcext:value-type="float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 Costos', '', 'D', '', '4.07.12.02', 'A');" calcext:value-type="string">
            <text:p>(1241,upper(substr(md5(trunc(random() * 9999999 + 1000000)::text), 1,6)), 'Reporte Costos', '', 'D', '', '4.07.12.0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uri, jerarquia, estatus) VALUES (1241,upper(substr(md5(trunc(random() * 9999999 + 1000000)::text), 1,6)), 'Reporte Costos', '', 'D', '', '4.07.12.02', 'A');" calcext:value-type="string">
            <text:p>INSERT INTO public.opcion(id_opcion, codigo_opcion, descripcion, ruta, tipo, uri, jerarquia, estatus) VALUES (1241,upper(substr(md5(trunc(random() * 9999999 + 1000000)::text), 1,6)), 'Reporte Costos', '', 'D', '', '4.07.12.0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 calcext:value-type="string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3">
          <table:table-cell table:formula="of:=[.$A$563]&amp;&quot;.&quot;&amp;[.E566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5"/>
          <table:table-cell table:formula="of:=[.F566]" office:value-type="string" office:string-value="Reporte Siniestros" calcext:value-type="string">
            <text:p>Reporte Siniestros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666" calcext:value-type="float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Siniestros', '', 'D', '', '4.07.12.03', 'A');" calcext:value-type="string">
            <text:p>(1242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uri, jerarquia, estatus) VALUES (1242,upper(substr(md5(trunc(random() * 9999999 + 1000000)::text), 1,6)), 'Reporte Siniestros', '', 'D', '', '4.07.12.03', 'A');" calcext:value-type="string">
            <text:p>INSERT INTO public.opcion(id_opcion, codigo_opcion, descripcion, ruta, tipo, uri, jerarquia, estatus) VALUES (1242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 calcext:value-type="string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3">
          <table:table-cell table:formula="of:=[.$A$499]&amp;&quot;.&quot;&amp;[.C567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7"/>
          <table:table-cell table:formula="of:=[.D567]" office:value-type="string" office:string-value="Tickets" calcext:value-type="string">
            <text:p>Tickets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667" calcext:value-type="float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Tickets', '', 'D', '', '4.08', 'A');" calcext:value-type="string">
            <text:p>(1243,upper(substr(md5(trunc(random() * 9999999 + 1000000)::text), 1,6)), 'Tickets', '', 'D', '', '4.08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uri, jerarquia, estatus) VALUES (1243,upper(substr(md5(trunc(random() * 9999999 + 1000000)::text), 1,6)), 'Tickets', '', 'D', '', '4.08', 'A');" calcext:value-type="string">
            <text:p>INSERT INTO public.opcion(id_opcion, codigo_opcion, descripcion, ruta, tipo, uri, jerarquia, estatus) VALUES (1243,upper(substr(md5(trunc(random() * 9999999 + 1000000)::text), 1,6)), 'Tickets', '', 'D', '', '4.08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 calcext:value-type="string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3">
          <table:table-cell table:formula="of:=[.$A$567]&amp;&quot;.&quot;&amp;[.D568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6"/>
          <table:table-cell table:formula="of:=[.E568]" office:value-type="string" office:string-value="Grupos de Tickets" calcext:value-type="string">
            <text:p>Grupos de Tickets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668" calcext:value-type="float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Grupos de Tickets', '', 'D', '', '4.08.01', 'A');" calcext:value-type="string">
            <text:p>(1244,upper(substr(md5(trunc(random() * 9999999 + 1000000)::text), 1,6)), 'Grupos de Tickets', '', 'D', '', '4.08.01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uri, jerarquia, estatus) VALUES (1244,upper(substr(md5(trunc(random() * 9999999 + 1000000)::text), 1,6)), 'Grupos de Tickets', '', 'D', '', '4.08.01', 'A');" calcext:value-type="string">
            <text:p>INSERT INTO public.opcion(id_opcion, codigo_opcion, descripcion, ruta, tipo, uri, jerarquia, estatus) VALUES (1244,upper(substr(md5(trunc(random() * 9999999 + 1000000)::text), 1,6)), 'Grupos de Tickets', '', 'D', '', '4.08.01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 calcext:value-type="string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3">
          <table:table-cell table:formula="of:=[.$A$567]&amp;&quot;.&quot;&amp;[.D569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6"/>
          <table:table-cell table:formula="of:=[.E569]" office:value-type="string" office:string-value="Parámetros de Tickets" calcext:value-type="string">
            <text:p>Parámetros de Tickets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69" calcext:value-type="float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Parámetros de Tickets', '', 'D', '', '4.08.02', 'A');" calcext:value-type="string">
            <text:p>(1245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uri, jerarquia, estatus) VALUES (1245,upper(substr(md5(trunc(random() * 9999999 + 1000000)::text), 1,6)), 'Parámetros de Tickets', '', 'D', '', '4.08.02', 'A');" calcext:value-type="string">
            <text:p>INSERT INTO public.opcion(id_opcion, codigo_opcion, descripcion, ruta, tipo, uri, jerarquia, estatus) VALUES (1245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 calcext:value-type="string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3">
          <table:table-cell table:formula="of:=[.$A$567]&amp;&quot;.&quot;&amp;[.D570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6"/>
          <table:table-cell table:formula="of:=[.E570]" office:value-type="string" office:string-value="Proveedores de Tickets" calcext:value-type="string">
            <text:p>Proveedores de Tickets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70" calcext:value-type="float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Proveedores de Tickets', '', 'D', '', '4.08.03', 'A');" calcext:value-type="string">
            <text:p>(1246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uri, jerarquia, estatus) VALUES (1246,upper(substr(md5(trunc(random() * 9999999 + 1000000)::text), 1,6)), 'Proveedores de Tickets', '', 'D', '', '4.08.03', 'A');" calcext:value-type="string">
            <text:p>INSERT INTO public.opcion(id_opcion, codigo_opcion, descripcion, ruta, tipo, uri, jerarquia, estatus) VALUES (1246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 calcext:value-type="string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3">
          <table:table-cell table:formula="of:=[.$A$567]&amp;&quot;.&quot;&amp;[.D571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6"/>
          <table:table-cell table:formula="of:=[.E571]" office:value-type="string" office:string-value="Denominaciones de Tickets" calcext:value-type="string">
            <text:p>Denominaciones de Tickets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71" calcext:value-type="float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Denominaciones de Tickets', '', 'D', '', '4.08.04', 'A');" calcext:value-type="string">
            <text:p>(1247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uri, jerarquia, estatus) VALUES (1247,upper(substr(md5(trunc(random() * 9999999 + 1000000)::text), 1,6)), 'Denominaciones de Tickets', '', 'D', '', '4.08.04', 'A');" calcext:value-type="string">
            <text:p>INSERT INTO public.opcion(id_opcion, codigo_opcion, descripcion, ruta, tipo, uri, jerarquia, estatus) VALUES (1247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 calcext:value-type="string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3">
          <table:table-cell table:formula="of:=[.$A$567]&amp;&quot;.&quot;&amp;[.D572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72]" office:value-type="string" office:string-value="Procesos" calcext:value-type="string">
            <text:p>Procesos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72" calcext:value-type="float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cesos', '', 'D', '', '4.08.05', 'A');" calcext:value-type="string">
            <text:p>(1248,upper(substr(md5(trunc(random() * 9999999 + 1000000)::text), 1,6)), 'Procesos', '', 'D', '', '4.08.05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uri, jerarquia, estatus) VALUES (1248,upper(substr(md5(trunc(random() * 9999999 + 1000000)::text), 1,6)), 'Procesos', '', 'D', '', '4.08.05', 'A');" calcext:value-type="string">
            <text:p>INSERT INTO public.opcion(id_opcion, codigo_opcion, descripcion, ruta, tipo, uri, jerarquia, estatus) VALUES (1248,upper(substr(md5(trunc(random() * 9999999 + 1000000)::text), 1,6)), 'Procesos', '', 'D', '', '4.08.05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 calcext:value-type="string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3">
          <table:table-cell table:formula="of:=[.$A$572]&amp;&quot;.&quot;&amp;[.E573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5"/>
          <table:table-cell table:formula="of:=[.F573]" office:value-type="string" office:string-value="Cerrar Registro de Ausencias" calcext:value-type="string">
            <text:p>Cerrar Registro de Ausencias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673" calcext:value-type="float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Cerrar Registro de Ausencias', '', 'D', '', '4.08.05.01', 'A');" calcext:value-type="string">
            <text:p>(1249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uri, jerarquia, estatus) VALUES (1249,upper(substr(md5(trunc(random() * 9999999 + 1000000)::text), 1,6)), 'Cerrar Registro de Ausencias', '', 'D', '', '4.08.05.01', 'A');" calcext:value-type="string">
            <text:p>INSERT INTO public.opcion(id_opcion, codigo_opcion, descripcion, ruta, tipo, uri, jerarquia, estatus) VALUES (1249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 calcext:value-type="string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3">
          <table:table-cell table:formula="of:=[.$A$572]&amp;&quot;.&quot;&amp;[.E574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5"/>
          <table:table-cell table:formula="of:=[.F574]" office:value-type="string" office:string-value="Asignación de Tickets" calcext:value-type="string">
            <text:p>Asignación de Tickets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74" calcext:value-type="float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Asignación de Tickets', '', 'D', '', '4.08.05.02', 'A');" calcext:value-type="string">
            <text:p>(1250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uri, jerarquia, estatus) VALUES (1250,upper(substr(md5(trunc(random() * 9999999 + 1000000)::text), 1,6)), 'Asignación de Tickets', '', 'D', '', '4.08.05.02', 'A');" calcext:value-type="string">
            <text:p>INSERT INTO public.opcion(id_opcion, codigo_opcion, descripcion, ruta, tipo, uri, jerarquia, estatus) VALUES (1250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 calcext:value-type="string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3">
          <table:table-cell table:formula="of:=[.$A$567]&amp;&quot;.&quot;&amp;[.D575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6"/>
          <table:table-cell table:formula="of:=[.E575]" office:value-type="string" office:string-value="Actualizaciones" calcext:value-type="string">
            <text:p>Actualizaciones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75" calcext:value-type="float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Actualizaciones', '', 'D', '', '4.08.06', 'A');" calcext:value-type="string">
            <text:p>(1251,upper(substr(md5(trunc(random() * 9999999 + 1000000)::text), 1,6)), 'Actualizaciones', '', 'D', '', '4.08.06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uri, jerarquia, estatus) VALUES (1251,upper(substr(md5(trunc(random() * 9999999 + 1000000)::text), 1,6)), 'Actualizaciones', '', 'D', '', '4.08.06', 'A');" calcext:value-type="string">
            <text:p>INSERT INTO public.opcion(id_opcion, codigo_opcion, descripcion, ruta, tipo, uri, jerarquia, estatus) VALUES (1251,upper(substr(md5(trunc(random() * 9999999 + 1000000)::text), 1,6)), 'Actualizaciones', '', 'D', '', '4.08.06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 calcext:value-type="string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3">
          <table:table-cell table:formula="of:=[.$A$575]&amp;&quot;.&quot;&amp;[.E576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5"/>
          <table:table-cell table:formula="of:=[.F576]" office:value-type="string" office:string-value="Excepciones" calcext:value-type="string">
            <text:p>Excepciones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676" calcext:value-type="float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Excepciones', '', 'D', '', '4.08.06.01', 'A');" calcext:value-type="string">
            <text:p>(1252,upper(substr(md5(trunc(random() * 9999999 + 1000000)::text), 1,6)), 'Excepciones', '', 'D', '', '4.08.06.01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uri, jerarquia, estatus) VALUES (1252,upper(substr(md5(trunc(random() * 9999999 + 1000000)::text), 1,6)), 'Excepciones', '', 'D', '', '4.08.06.01', 'A');" calcext:value-type="string">
            <text:p>INSERT INTO public.opcion(id_opcion, codigo_opcion, descripcion, ruta, tipo, uri, jerarquia, estatus) VALUES (1252,upper(substr(md5(trunc(random() * 9999999 + 1000000)::text), 1,6)), 'Excepciones', '', 'D', '', '4.08.06.01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 calcext:value-type="string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3">
          <table:table-cell table:formula="of:=[.$A$575]&amp;&quot;.&quot;&amp;[.E577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5"/>
          <table:table-cell table:formula="of:=[.F577]" office:value-type="string" office:string-value="Retroactivos" calcext:value-type="string">
            <text:p>Retroactivos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677" calcext:value-type="float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Retroactivos', '', 'D', '', '4.08.06.02', 'A');" calcext:value-type="string">
            <text:p>(1253,upper(substr(md5(trunc(random() * 9999999 + 1000000)::text), 1,6)), 'Retroactivos', '', 'D', '', '4.08.06.02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uri, jerarquia, estatus) VALUES (1253,upper(substr(md5(trunc(random() * 9999999 + 1000000)::text), 1,6)), 'Retroactivos', '', 'D', '', '4.08.06.02', 'A');" calcext:value-type="string">
            <text:p>INSERT INTO public.opcion(id_opcion, codigo_opcion, descripcion, ruta, tipo, uri, jerarquia, estatus) VALUES (1253,upper(substr(md5(trunc(random() * 9999999 + 1000000)::text), 1,6)), 'Retroactivos', '', 'D', '', '4.08.06.02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 calcext:value-type="string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3">
          <table:table-cell table:formula="of:=[.$A$575]&amp;&quot;.&quot;&amp;[.E578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5"/>
          <table:table-cell table:formula="of:=[.F578]" office:value-type="string" office:string-value="Descuentos" calcext:value-type="string">
            <text:p>Descuentos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78" calcext:value-type="float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Descuentos', '', 'D', '', '4.08.06.03', 'A');" calcext:value-type="string">
            <text:p>(1254,upper(substr(md5(trunc(random() * 9999999 + 1000000)::text), 1,6)), 'Descuentos', '', 'D', '', '4.08.06.03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uri, jerarquia, estatus) VALUES (1254,upper(substr(md5(trunc(random() * 9999999 + 1000000)::text), 1,6)), 'Descuentos', '', 'D', '', '4.08.06.03', 'A');" calcext:value-type="string">
            <text:p>INSERT INTO public.opcion(id_opcion, codigo_opcion, descripcion, ruta, tipo, uri, jerarquia, estatus) VALUES (1254,upper(substr(md5(trunc(random() * 9999999 + 1000000)::text), 1,6)), 'Descuentos', '', 'D', '', '4.08.06.03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 calcext:value-type="string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3">
          <table:table-cell table:formula="of:=[.$A$567]&amp;&quot;.&quot;&amp;[.D579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6"/>
          <table:table-cell table:formula="of:=[.E579]" office:value-type="string" office:string-value="Disquete de Cesta Tickets" calcext:value-type="string">
            <text:p>Disquete de Cesta Tickets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79" calcext:value-type="float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Disquete de Cesta Tickets', '', 'D', '', '4.08.07', 'A');" calcext:value-type="string">
            <text:p>(1255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uri, jerarquia, estatus) VALUES (1255,upper(substr(md5(trunc(random() * 9999999 + 1000000)::text), 1,6)), 'Disquete de Cesta Tickets', '', 'D', '', '4.08.07', 'A');" calcext:value-type="string">
            <text:p>INSERT INTO public.opcion(id_opcion, codigo_opcion, descripcion, ruta, tipo, uri, jerarquia, estatus) VALUES (1255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 calcext:value-type="string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3">
          <table:table-cell table:formula="of:=[.$A$567]&amp;&quot;.&quot;&amp;[.D580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6"/>
          <table:table-cell table:formula="of:=[.E580]" office:value-type="string" office:string-value="Históricos de Tickets" calcext:value-type="string">
            <text:p>Históricos de Tickets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680" calcext:value-type="float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Históricos de Tickets', '', 'D', '', '4.08.08', 'A');" calcext:value-type="string">
            <text:p>(1256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uri, jerarquia, estatus) VALUES (1256,upper(substr(md5(trunc(random() * 9999999 + 1000000)::text), 1,6)), 'Históricos de Tickets', '', 'D', '', '4.08.08', 'A');" calcext:value-type="string">
            <text:p>INSERT INTO public.opcion(id_opcion, codigo_opcion, descripcion, ruta, tipo, uri, jerarquia, estatus) VALUES (1256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 calcext:value-type="string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3">
          <table:table-cell table:formula="of:=[.$A$567]&amp;&quot;.&quot;&amp;[.D581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6"/>
          <table:table-cell table:formula="of:=[.E581]" office:value-type="string" office:string-value="Procesos Generados Tickets" calcext:value-type="string">
            <text:p>Procesos Generados Tickets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681" calcext:value-type="float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Procesos Generados Tickets', '', 'D', '', '4.08.09', 'A');" calcext:value-type="string">
            <text:p>(1257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uri, jerarquia, estatus) VALUES (1257,upper(substr(md5(trunc(random() * 9999999 + 1000000)::text), 1,6)), 'Procesos Generados Tickets', '', 'D', '', '4.08.09', 'A');" calcext:value-type="string">
            <text:p>INSERT INTO public.opcion(id_opcion, codigo_opcion, descripcion, ruta, tipo, uri, jerarquia, estatus) VALUES (1257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 calcext:value-type="string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3">
          <table:table-cell table:formula="of:=[.$A$567]&amp;&quot;.&quot;&amp;[.D582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6"/>
          <table:table-cell table:formula="of:=[.E582]" office:value-type="string" office:string-value="Reporte Históricos Tickets" calcext:value-type="string">
            <text:p>Reporte Históricos Tickets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82" calcext:value-type="float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Reporte Históricos Tickets', '', 'D', '', '4.08.10', 'A');" calcext:value-type="string">
            <text:p>(1258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uri, jerarquia, estatus) VALUES (1258,upper(substr(md5(trunc(random() * 9999999 + 1000000)::text), 1,6)), 'Reporte Históricos Tickets', '', 'D', '', '4.08.10', 'A');" calcext:value-type="string">
            <text:p>INSERT INTO public.opcion(id_opcion, codigo_opcion, descripcion, ruta, tipo, uri, jerarquia, estatus) VALUES (1258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 calcext:value-type="string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3">
          <table:table-cell table:formula="of:=[.$A$499]&amp;&quot;.&quot;&amp;[.C583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583]" office:value-type="string" office:string-value="Reportes" calcext:value-type="string">
            <text:p>Reportes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683" calcext:value-type="float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Reportes', '', 'D', '', '4.09', 'A');" calcext:value-type="string">
            <text:p>(1259,upper(substr(md5(trunc(random() * 9999999 + 1000000)::text), 1,6)), 'Reportes', '', 'D', '', '4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uri, jerarquia, estatus) VALUES (1259,upper(substr(md5(trunc(random() * 9999999 + 1000000)::text), 1,6)), 'Reportes', '', 'D', '', '4.09', 'A');" calcext:value-type="string">
            <text:p>INSERT INTO public.opcion(id_opcion, codigo_opcion, descripcion, ruta, tipo, uri, jerarquia, estatus) VALUES (1259,upper(substr(md5(trunc(random() * 9999999 + 1000000)::text), 1,6)), 'Reportes', '', 'D', '', '4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 calcext:value-type="string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3">
          <table:table-cell table:formula="of:=[.$A$583]&amp;&quot;.&quot;&amp;[.D584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6"/>
          <table:table-cell table:formula="of:=[.E584]" office:value-type="string" office:string-value="Reporte Familiares" calcext:value-type="string">
            <text:p>Reporte Familiares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84" calcext:value-type="float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Familiares', '', 'D', '', '4.09.01', 'A');" calcext:value-type="string">
            <text:p>(1260,upper(substr(md5(trunc(random() * 9999999 + 1000000)::text), 1,6)), 'Reporte Familiares', '', 'D', '', '4.09.01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uri, jerarquia, estatus) VALUES (1260,upper(substr(md5(trunc(random() * 9999999 + 1000000)::text), 1,6)), 'Reporte Familiares', '', 'D', '', '4.09.01', 'A');" calcext:value-type="string">
            <text:p>INSERT INTO public.opcion(id_opcion, codigo_opcion, descripcion, ruta, tipo, uri, jerarquia, estatus) VALUES (1260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 calcext:value-type="string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3">
          <table:table-cell table:formula="of:=[.$A$583]&amp;&quot;.&quot;&amp;[.D585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6"/>
          <table:table-cell table:formula="of:=[.E585]" office:value-type="string" office:string-value="Reporte Madres y Padres Trabajadores" calcext:value-type="string">
            <text:p>Reporte Madres y Padres Trabajadores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685" calcext:value-type="float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 Madres y Padres Trabajadores', '', 'D', '', '4.09.02', 'A');" calcext:value-type="string">
            <text:p>(1261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uri, jerarquia, estatus) VALUES (1261,upper(substr(md5(trunc(random() * 9999999 + 1000000)::text), 1,6)), 'Reporte Madres y Padres Trabajadores', '', 'D', '', '4.09.02', 'A');" calcext:value-type="string">
            <text:p>INSERT INTO public.opcion(id_opcion, codigo_opcion, descripcion, ruta, tipo, uri, jerarquia, estatus) VALUES (1261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 calcext:value-type="string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8"/>
          <table:table-cell table:formula="of:=[.C586]" office:value-type="string" office:string-value="Reportes" calcext:value-type="string">
            <text:p>Reportes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86" calcext:value-type="float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s', '', 'D', '', '5', 'A');" calcext:value-type="string">
            <text:p>(1262,upper(substr(md5(trunc(random() * 9999999 + 1000000)::text), 1,6)), 'Reportes', '', 'D', '', '5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uri, jerarquia, estatus) VALUES (1262,upper(substr(md5(trunc(random() * 9999999 + 1000000)::text), 1,6)), 'Reportes', '', 'D', '', '5', 'A');" calcext:value-type="string">
            <text:p>INSERT INTO public.opcion(id_opcion, codigo_opcion, descripcion, ruta, tipo, uri, jerarquia, estatus) VALUES (1262,upper(substr(md5(trunc(random() * 9999999 + 1000000)::text), 1,6)), 'Reportes', '', 'D', '', '5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 calcext:value-type="string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3">
          <table:table-cell table:formula="of:=[.$A$586]&amp;&quot;.&quot;&amp;[.C587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7"/>
          <table:table-cell table:formula="of:=[.D587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87" calcext:value-type="float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Trabajadores por Tipo de Personal', '', 'D', '', '5.01', 'A');" calcext:value-type="string">
            <text:p>(1263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uri, jerarquia, estatus) VALUES (1263,upper(substr(md5(trunc(random() * 9999999 + 1000000)::text), 1,6)), 'Reporte Trabajadores por Tipo de Personal', '', 'D', '', '5.01', 'A');" calcext:value-type="string">
            <text:p>INSERT INTO public.opcion(id_opcion, codigo_opcion, descripcion, ruta, tipo, uri, jerarquia, estatus) VALUES (1263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 calcext:value-type="string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3">
          <table:table-cell table:formula="of:=[.$A$586]&amp;&quot;.&quot;&amp;[.C588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7"/>
          <table:table-cell table:formula="of:=[.D588]" office:value-type="string" office:string-value="Reporte Trabajadores por Región" calcext:value-type="string">
            <text:p>Reporte Trabajadores por Región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688" calcext:value-type="float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 Trabajadores por Región', '', 'D', '', '5.02', 'A');" calcext:value-type="string">
            <text:p>(1264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uri, jerarquia, estatus) VALUES (1264,upper(substr(md5(trunc(random() * 9999999 + 1000000)::text), 1,6)), 'Reporte Trabajadores por Región', '', 'D', '', '5.02', 'A');" calcext:value-type="string">
            <text:p>INSERT INTO public.opcion(id_opcion, codigo_opcion, descripcion, ruta, tipo, uri, jerarquia, estatus) VALUES (1264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 calcext:value-type="string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3">
          <table:table-cell table:formula="of:=[.$A$586]&amp;&quot;.&quot;&amp;[.C589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7"/>
          <table:table-cell table:formula="of:=[.D589]" office:value-type="string" office:string-value="Reporte Trabajadores por Sede" calcext:value-type="string">
            <text:p>Reporte Trabajadores por Sede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89" calcext:value-type="float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Sede', '', 'D', '', '5.03', 'A');" calcext:value-type="string">
            <text:p>(1265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uri, jerarquia, estatus) VALUES (1265,upper(substr(md5(trunc(random() * 9999999 + 1000000)::text), 1,6)), 'Reporte Trabajadores por Sede', '', 'D', '', '5.03', 'A');" calcext:value-type="string">
            <text:p>INSERT INTO public.opcion(id_opcion, codigo_opcion, descripcion, ruta, tipo, uri, jerarquia, estatus) VALUES (1265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 calcext:value-type="string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3">
          <table:table-cell table:formula="of:=[.$A$586]&amp;&quot;.&quot;&amp;[.C590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7"/>
          <table:table-cell table:formula="of:=[.D590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690" calcext:value-type="float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Unidad Ejecutora', '', 'D', '', '5.04', 'A');" calcext:value-type="string">
            <text:p>(1266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uri, jerarquia, estatus) VALUES (1266,upper(substr(md5(trunc(random() * 9999999 + 1000000)::text), 1,6)), 'Reporte Trabajadores por Unidad Ejecutora', '', 'D', '', '5.04', 'A');" calcext:value-type="string">
            <text:p>INSERT INTO public.opcion(id_opcion, codigo_opcion, descripcion, ruta, tipo, uri, jerarquia, estatus) VALUES (1266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 calcext:value-type="string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3">
          <table:table-cell table:formula="of:=[.$A$586]&amp;&quot;.&quot;&amp;[.C591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7"/>
          <table:table-cell table:formula="of:=[.D591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1" calcext:value-type="float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Unidad Funcional', '', 'D', '', '5.05', 'A');" calcext:value-type="string">
            <text:p>(1267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uri, jerarquia, estatus) VALUES (1267,upper(substr(md5(trunc(random() * 9999999 + 1000000)::text), 1,6)), 'Reporte Trabajadores por Unidad Funcional', '', 'D', '', '5.05', 'A');" calcext:value-type="string">
            <text:p>INSERT INTO public.opcion(id_opcion, codigo_opcion, descripcion, ruta, tipo, uri, jerarquia, estatus) VALUES (1267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 calcext:value-type="string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3">
          <table:table-cell table:formula="of:=[.$A$586]&amp;&quot;.&quot;&amp;[.C592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7"/>
          <table:table-cell table:formula="of:=[.D592]" office:value-type="string" office:string-value="Reporte Trabajadores por Dependencia" calcext:value-type="string">
            <text:p>Reporte Trabajadores por Dependencia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692" calcext:value-type="float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Dependencia', '', 'D', '', '5.06', 'A');" calcext:value-type="string">
            <text:p>(1268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uri, jerarquia, estatus) VALUES (1268,upper(substr(md5(trunc(random() * 9999999 + 1000000)::text), 1,6)), 'Reporte Trabajadores por Dependencia', '', 'D', '', '5.06', 'A');" calcext:value-type="string">
            <text:p>INSERT INTO public.opcion(id_opcion, codigo_opcion, descripcion, ruta, tipo, uri, jerarquia, estatus) VALUES (1268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 calcext:value-type="string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3">
          <table:table-cell table:formula="of:=[.$A$586]&amp;&quot;.&quot;&amp;[.C593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7"/>
          <table:table-cell table:formula="of:=[.D593]" office:value-type="string" office:string-value="Reporte Trabajadores por Situación" calcext:value-type="string">
            <text:p>Reporte Trabajadores por Situación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693" calcext:value-type="float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Situación', '', 'D', '', '5.07', 'A');" calcext:value-type="string">
            <text:p>(1269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uri, jerarquia, estatus) VALUES (1269,upper(substr(md5(trunc(random() * 9999999 + 1000000)::text), 1,6)), 'Reporte Trabajadores por Situación', '', 'D', '', '5.07', 'A');" calcext:value-type="string">
            <text:p>INSERT INTO public.opcion(id_opcion, codigo_opcion, descripcion, ruta, tipo, uri, jerarquia, estatus) VALUES (1269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 calcext:value-type="string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3">
          <table:table-cell table:formula="of:=[.$A$586]&amp;&quot;.&quot;&amp;[.C594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7"/>
          <table:table-cell table:formula="of:=[.D594]" office:value-type="string" office:string-value="Reporte Ingresos" calcext:value-type="string">
            <text:p>Reporte Ingresos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94" calcext:value-type="float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Ingresos', '', 'D', '', '5.08', 'A');" calcext:value-type="string">
            <text:p>(1270,upper(substr(md5(trunc(random() * 9999999 + 1000000)::text), 1,6)), 'Reporte Ingresos', '', 'D', '', '5.08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uri, jerarquia, estatus) VALUES (1270,upper(substr(md5(trunc(random() * 9999999 + 1000000)::text), 1,6)), 'Reporte Ingresos', '', 'D', '', '5.08', 'A');" calcext:value-type="string">
            <text:p>INSERT INTO public.opcion(id_opcion, codigo_opcion, descripcion, ruta, tipo, uri, jerarquia, estatus) VALUES (1270,upper(substr(md5(trunc(random() * 9999999 + 1000000)::text), 1,6)), 'Reporte Ingresos', '', 'D', '', '5.08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 calcext:value-type="string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3">
          <table:table-cell table:formula="of:=[.$A$586]&amp;&quot;.&quot;&amp;[.C595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7"/>
          <table:table-cell table:formula="of:=[.D595]" office:value-type="string" office:string-value="Reporte Egresos" calcext:value-type="string">
            <text:p>Reporte Egresos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695" calcext:value-type="float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Egresos', '', 'D', '', '5.09', 'A');" calcext:value-type="string">
            <text:p>(1271,upper(substr(md5(trunc(random() * 9999999 + 1000000)::text), 1,6)), 'Reporte Egresos', '', 'D', '', '5.09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uri, jerarquia, estatus) VALUES (1271,upper(substr(md5(trunc(random() * 9999999 + 1000000)::text), 1,6)), 'Reporte Egresos', '', 'D', '', '5.09', 'A');" calcext:value-type="string">
            <text:p>INSERT INTO public.opcion(id_opcion, codigo_opcion, descripcion, ruta, tipo, uri, jerarquia, estatus) VALUES (1271,upper(substr(md5(trunc(random() * 9999999 + 1000000)::text), 1,6)), 'Reporte Egresos', '', 'D', '', '5.09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 calcext:value-type="string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3">
          <table:table-cell table:formula="of:=[.$A$586]&amp;&quot;.&quot;&amp;[.C596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7"/>
          <table:table-cell table:formula="of:=[.D596]" office:value-type="string" office:string-value="Fechas" calcext:value-type="string">
            <text:p>Fechas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696" calcext:value-type="float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Fechas', '', 'D', '', '5.10', 'A');" calcext:value-type="string">
            <text:p>(1272,upper(substr(md5(trunc(random() * 9999999 + 1000000)::text), 1,6)), 'Fechas', '', 'D', '', '5.10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uri, jerarquia, estatus) VALUES (1272,upper(substr(md5(trunc(random() * 9999999 + 1000000)::text), 1,6)), 'Fechas', '', 'D', '', '5.10', 'A');" calcext:value-type="string">
            <text:p>INSERT INTO public.opcion(id_opcion, codigo_opcion, descripcion, ruta, tipo, uri, jerarquia, estatus) VALUES (1272,upper(substr(md5(trunc(random() * 9999999 + 1000000)::text), 1,6)), 'Fechas', '', 'D', '', '5.10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 calcext:value-type="string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3">
          <table:table-cell table:formula="of:=[.$A$596]&amp;&quot;.&quot;&amp;[.D597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6"/>
          <table:table-cell table:formula="of:=[.E597]" office:value-type="string" office:string-value="Reporte Fechas por Región" calcext:value-type="string">
            <text:p>Reporte Fechas por Región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97" calcext:value-type="float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Fechas por Región', '', 'D', '', '5.10.01', 'A');" calcext:value-type="string">
            <text:p>(1273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uri, jerarquia, estatus) VALUES (1273,upper(substr(md5(trunc(random() * 9999999 + 1000000)::text), 1,6)), 'Reporte Fechas por Región', '', 'D', '', '5.10.01', 'A');" calcext:value-type="string">
            <text:p>INSERT INTO public.opcion(id_opcion, codigo_opcion, descripcion, ruta, tipo, uri, jerarquia, estatus) VALUES (1273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 calcext:value-type="string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3">
          <table:table-cell table:formula="of:=[.$A$596]&amp;&quot;.&quot;&amp;[.D598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6"/>
          <table:table-cell table:formula="of:=[.E598]" office:value-type="string" office:string-value="Reporte Fechas por Sede" calcext:value-type="string">
            <text:p>Reporte Fechas por Sede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Reporte Fechas por Sede', '', 'D', '', '5.10.02', 'A');" calcext:value-type="string">
            <text:p>(1274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uri, jerarquia, estatus) VALUES (1274,upper(substr(md5(trunc(random() * 9999999 + 1000000)::text), 1,6)), 'Reporte Fechas por Sede', '', 'D', '', '5.10.02', 'A');" calcext:value-type="string">
            <text:p>INSERT INTO public.opcion(id_opcion, codigo_opcion, descripcion, ruta, tipo, uri, jerarquia, estatus) VALUES (1274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 calcext:value-type="string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3">
          <table:table-cell table:formula="of:=[.$A$596]&amp;&quot;.&quot;&amp;[.D599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6"/>
          <table:table-cell table:formula="of:=[.E599]" office:value-type="string" office:string-value="Reporte Fechas por Unidad Funcional" calcext:value-type="string">
            <text:p>Reporte Fechas por Unidad Funcional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699" calcext:value-type="float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Unidad Funcional', '', 'D', '', '5.10.03', 'A');" calcext:value-type="string">
            <text:p>(1275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uri, jerarquia, estatus) VALUES (1275,upper(substr(md5(trunc(random() * 9999999 + 1000000)::text), 1,6)), 'Reporte Fechas por Unidad Funcional', '', 'D', '', '5.10.03', 'A');" calcext:value-type="string">
            <text:p>INSERT INTO public.opcion(id_opcion, codigo_opcion, descripcion, ruta, tipo, uri, jerarquia, estatus) VALUES (1275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 calcext:value-type="string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3">
          <table:table-cell table:formula="of:=[.$A$596]&amp;&quot;.&quot;&amp;[.D600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6"/>
          <table:table-cell table:formula="of:=[.E600]" office:value-type="string" office:string-value="Reporte Fechas por Dependenciqa" calcext:value-type="string">
            <text:p>Reporte Fechas por Dependenciqa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Dependenciqa', '', 'D', '', '5.10.04', 'A');" calcext:value-type="string">
            <text:p>(1276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uri, jerarquia, estatus) VALUES (1276,upper(substr(md5(trunc(random() * 9999999 + 1000000)::text), 1,6)), 'Reporte Fechas por Dependenciqa', '', 'D', '', '5.10.04', 'A');" calcext:value-type="string">
            <text:p>INSERT INTO public.opcion(id_opcion, codigo_opcion, descripcion, ruta, tipo, uri, jerarquia, estatus) VALUES (1276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 calcext:value-type="string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3">
          <table:table-cell table:formula="of:=[.$A$596]&amp;&quot;.&quot;&amp;[.D601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6"/>
          <table:table-cell table:formula="of:=[.E601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701" calcext:value-type="float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Edad y Tiempo Servicio/Tipo Personal', '', 'D', '', '5.10.05', 'A');" calcext:value-type="string">
            <text:p>(1277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uri, jerarquia, estatus) VALUES (1277,upper(substr(md5(trunc(random() * 9999999 + 1000000)::text), 1,6)), 'Reporte Edad y Tiempo Servicio/Tipo Personal', '', 'D', '', '5.10.05', 'A');" calcext:value-type="string">
            <text:p>INSERT INTO public.opcion(id_opcion, codigo_opcion, descripcion, ruta, tipo, uri, jerarquia, estatus) VALUES (1277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 calcext:value-type="string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3">
          <table:table-cell table:formula="of:=[.$A$596]&amp;&quot;.&quot;&amp;[.D602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6"/>
          <table:table-cell table:formula="of:=[.E602]" office:value-type="string" office:string-value="Reporte Edad y Tiempo Servicio/Región" calcext:value-type="string">
            <text:p>Reporte Edad y Tiempo Servicio/Región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702" calcext:value-type="float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Edad y Tiempo Servicio/Región', '', 'D', '', '5.10.06', 'A');" calcext:value-type="string">
            <text:p>(1278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uri, jerarquia, estatus) VALUES (1278,upper(substr(md5(trunc(random() * 9999999 + 1000000)::text), 1,6)), 'Reporte Edad y Tiempo Servicio/Región', '', 'D', '', '5.10.06', 'A');" calcext:value-type="string">
            <text:p>INSERT INTO public.opcion(id_opcion, codigo_opcion, descripcion, ruta, tipo, uri, jerarquia, estatus) VALUES (1278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 calcext:value-type="string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3">
          <table:table-cell table:formula="of:=[.$A$596]&amp;&quot;.&quot;&amp;[.D603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6"/>
          <table:table-cell table:formula="of:=[.E603]" office:value-type="string" office:string-value="Reporte Edad y Tiempo Servicio/UEL" calcext:value-type="string">
            <text:p>Reporte Edad y Tiempo Servicio/UEL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703" calcext:value-type="float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UEL', '', 'D', '', '5.10.07', 'A');" calcext:value-type="string">
            <text:p>(1279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uri, jerarquia, estatus) VALUES (1279,upper(substr(md5(trunc(random() * 9999999 + 1000000)::text), 1,6)), 'Reporte Edad y Tiempo Servicio/UEL', '', 'D', '', '5.10.07', 'A');" calcext:value-type="string">
            <text:p>INSERT INTO public.opcion(id_opcion, codigo_opcion, descripcion, ruta, tipo, uri, jerarquia, estatus) VALUES (1279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 calcext:value-type="string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3">
          <table:table-cell table:formula="of:=[.$A$596]&amp;&quot;.&quot;&amp;[.D604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6"/>
          <table:table-cell table:formula="of:=[.E604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4" calcext:value-type="float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Dependencia', '', 'D', '', '5.10.08', 'A');" calcext:value-type="string">
            <text:p>(1280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uri, jerarquia, estatus) VALUES (1280,upper(substr(md5(trunc(random() * 9999999 + 1000000)::text), 1,6)), 'Reporte Edad y Tiempo Servicio/Dependencia', '', 'D', '', '5.10.08', 'A');" calcext:value-type="string">
            <text:p>INSERT INTO public.opcion(id_opcion, codigo_opcion, descripcion, ruta, tipo, uri, jerarquia, estatus) VALUES (1280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 calcext:value-type="string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8"/>
          <table:table-cell table:formula="of:=[.C605]" office:value-type="string" office:string-value="Indicadores" calcext:value-type="string">
            <text:p>Indicadores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705" calcext:value-type="float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Indicadores', '', 'D', '', '6', 'A');" calcext:value-type="string">
            <text:p>(1281,upper(substr(md5(trunc(random() * 9999999 + 1000000)::text), 1,6)), 'Indicadores', '', 'D', '', '6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uri, jerarquia, estatus) VALUES (1281,upper(substr(md5(trunc(random() * 9999999 + 1000000)::text), 1,6)), 'Indicadores', '', 'D', '', '6', 'A');" calcext:value-type="string">
            <text:p>INSERT INTO public.opcion(id_opcion, codigo_opcion, descripcion, ruta, tipo, uri, jerarquia, estatus) VALUES (1281,upper(substr(md5(trunc(random() * 9999999 + 1000000)::text), 1,6)), 'Indicadores', '', 'D', '', '6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 calcext:value-type="string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3">
          <table:table-cell table:formula="of:=[.$A$605]&amp;&quot;.&quot;&amp;[.C606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7"/>
          <table:table-cell table:formula="of:=[.D606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Trabajadores por Tipo Personal', '', 'D', '', '6.01', 'A');" calcext:value-type="string">
            <text:p>(1282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uri, jerarquia, estatus) VALUES (1282,upper(substr(md5(trunc(random() * 9999999 + 1000000)::text), 1,6)), 'Trabajadores por Tipo Personal', '', 'D', '', '6.01', 'A');" calcext:value-type="string">
            <text:p>INSERT INTO public.opcion(id_opcion, codigo_opcion, descripcion, ruta, tipo, uri, jerarquia, estatus) VALUES (1282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 calcext:value-type="string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3">
          <table:table-cell table:formula="of:=[.$A$605]&amp;&quot;.&quot;&amp;[.C607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7"/>
          <table:table-cell table:formula="of:=[.D607]" office:value-type="string" office:string-value="Costo de Nómina" calcext:value-type="string">
            <text:p>Costo de Nómina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707" calcext:value-type="float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Costo de Nómina', '', 'D', '', '6.02', 'A');" calcext:value-type="string">
            <text:p>(1283,upper(substr(md5(trunc(random() * 9999999 + 1000000)::text), 1,6)), 'Costo de Nómina', '', 'D', '', '6.02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uri, jerarquia, estatus) VALUES (1283,upper(substr(md5(trunc(random() * 9999999 + 1000000)::text), 1,6)), 'Costo de Nómina', '', 'D', '', '6.02', 'A');" calcext:value-type="string">
            <text:p>INSERT INTO public.opcion(id_opcion, codigo_opcion, descripcion, ruta, tipo, uri, jerarquia, estatus) VALUES (1283,upper(substr(md5(trunc(random() * 9999999 + 1000000)::text), 1,6)), 'Costo de Nómina', '', 'D', '', '6.02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 calcext:value-type="string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3">
          <table:table-cell table:formula="of:=[.$A$605]&amp;&quot;.&quot;&amp;[.C608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7"/>
          <table:table-cell table:formula="of:=[.D608]" office:value-type="string" office:string-value="Gráficos" calcext:value-type="string">
            <text:p>Gráficos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Gráficos', '', 'D', '', '6.03', 'A');" calcext:value-type="string">
            <text:p>(1284,upper(substr(md5(trunc(random() * 9999999 + 1000000)::text), 1,6)), 'Gráficos', '', 'D', '', '6.03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uri, jerarquia, estatus) VALUES (1284,upper(substr(md5(trunc(random() * 9999999 + 1000000)::text), 1,6)), 'Gráficos', '', 'D', '', '6.03', 'A');" calcext:value-type="string">
            <text:p>INSERT INTO public.opcion(id_opcion, codigo_opcion, descripcion, ruta, tipo, uri, jerarquia, estatus) VALUES (1284,upper(substr(md5(trunc(random() * 9999999 + 1000000)::text), 1,6)), 'Gráficos', '', 'D', '', '6.03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 calcext:value-type="string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3">
          <table:table-cell table:formula="of:=[.$A$605]&amp;&quot;.&quot;&amp;[.C609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609]" office:value-type="string" office:string-value="Reportes" calcext:value-type="string">
            <text:p>Reportes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709" calcext:value-type="float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Reportes', '', 'D', '', '6.04', 'A');" calcext:value-type="string">
            <text:p>(1285,upper(substr(md5(trunc(random() * 9999999 + 1000000)::text), 1,6)), 'Reportes', '', 'D', '', '6.04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uri, jerarquia, estatus) VALUES (1285,upper(substr(md5(trunc(random() * 9999999 + 1000000)::text), 1,6)), 'Reportes', '', 'D', '', '6.04', 'A');" calcext:value-type="string">
            <text:p>INSERT INTO public.opcion(id_opcion, codigo_opcion, descripcion, ruta, tipo, uri, jerarquia, estatus) VALUES (1285,upper(substr(md5(trunc(random() * 9999999 + 1000000)::text), 1,6)), 'Reportes', '', 'D', '', '6.04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 calcext:value-type="string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3">
          <table:table-cell table:formula="of:=[.$A$609]&amp;&quot;.&quot;&amp;[.D610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6"/>
          <table:table-cell table:formula="of:=[.E610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710" calcext:value-type="float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Trabajadores por Tipo Personal', '', 'D', '', '6.04.01', 'A');" calcext:value-type="string">
            <text:p>(1286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uri, jerarquia, estatus) VALUES (1286,upper(substr(md5(trunc(random() * 9999999 + 1000000)::text), 1,6)), 'Trabajadores por Tipo Personal', '', 'D', '', '6.04.01', 'A');" calcext:value-type="string">
            <text:p>INSERT INTO public.opcion(id_opcion, codigo_opcion, descripcion, ruta, tipo, uri, jerarquia, estatus) VALUES (1286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 calcext:value-type="string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3">
          <table:table-cell table:formula="of:=[.$A$609]&amp;&quot;.&quot;&amp;[.D611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6"/>
          <table:table-cell table:formula="of:=[.E611]" office:value-type="string" office:string-value="Costos Nómina por Tipo Personal" calcext:value-type="string">
            <text:p>Costos Nómina por Tipo Personal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11" calcext:value-type="float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Costos Nómina por Tipo Personal', '', 'D', '', '6.04.02', 'A');" calcext:value-type="string">
            <text:p>(1287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uri, jerarquia, estatus) VALUES (1287,upper(substr(md5(trunc(random() * 9999999 + 1000000)::text), 1,6)), 'Costos Nómina por Tipo Personal', '', 'D', '', '6.04.02', 'A');" calcext:value-type="string">
            <text:p>INSERT INTO public.opcion(id_opcion, codigo_opcion, descripcion, ruta, tipo, uri, jerarquia, estatus) VALUES (1287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 calcext:value-type="string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8"/>
          <table:table-cell table:formula="of:=[.C612]" office:value-type="string" office:string-value="Sistema" calcext:value-type="string">
            <text:p>Sistema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712" calcext:value-type="float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Sistema', '', 'D', '', '7', 'A');" calcext:value-type="string">
            <text:p>(1288,upper(substr(md5(trunc(random() * 9999999 + 1000000)::text), 1,6)), 'Sistema', '', 'D', '', '7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uri, jerarquia, estatus) VALUES (1288,upper(substr(md5(trunc(random() * 9999999 + 1000000)::text), 1,6)), 'Sistema', '', 'D', '', '7', 'A');" calcext:value-type="string">
            <text:p>INSERT INTO public.opcion(id_opcion, codigo_opcion, descripcion, ruta, tipo, uri, jerarquia, estatus) VALUES (1288,upper(substr(md5(trunc(random() * 9999999 + 1000000)::text), 1,6)), 'Sistema', '', 'D', '', '7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 calcext:value-type="string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3">
          <table:table-cell table:formula="of:=[.$A$612]&amp;&quot;.&quot;&amp;[.C613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7"/>
          <table:table-cell table:formula="of:=[.D613]" office:value-type="string" office:string-value="Usuarios" calcext:value-type="string">
            <text:p>Usuarios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13" calcext:value-type="float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Usuarios', '', 'D', '', '7.01', 'A');" calcext:value-type="string">
            <text:p>(1289,upper(substr(md5(trunc(random() * 9999999 + 1000000)::text), 1,6)), 'Usuarios', '', 'D', '', '7.01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uri, jerarquia, estatus) VALUES (1289,upper(substr(md5(trunc(random() * 9999999 + 1000000)::text), 1,6)), 'Usuarios', '', 'D', '', '7.01', 'A');" calcext:value-type="string">
            <text:p>INSERT INTO public.opcion(id_opcion, codigo_opcion, descripcion, ruta, tipo, uri, jerarquia, estatus) VALUES (1289,upper(substr(md5(trunc(random() * 9999999 + 1000000)::text), 1,6)), 'Usuarios', '', 'D', '', '7.01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 calcext:value-type="string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3">
          <table:table-cell table:formula="of:=[.$A$613]&amp;&quot;.&quot;&amp;[.D614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table:formula="of:=[.I614]" office:value-type="string" office:string-value="sigefirrhh/sistema/Usuario" calcext:value-type="string">
            <text:p>sigefirrhh/sistema/Usuario</text:p>
          </table:table-cell>
          <table:table-cell/>
          <table:table-cell table:formula="of:=[.E614]" office:value-type="string" office:string-value="Usuarios" calcext:value-type="string">
            <text:p>Usuarios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714" calcext:value-type="float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Usuarios', 'sigefirrhh/sistema/Usuario', 'D', 'sigefirrhh/sistema/Usuario', '7.01.01', 'A');" calcext:value-type="string">
            <text:p>(1290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uri, jerarquia, estatus) VALUES (1290,upper(substr(md5(trunc(random() * 9999999 + 1000000)::text), 1,6)), 'Usuarios', 'sigefirrhh/sistema/Usuario', 'D', 'sigefirrhh/sistema/Usuario', '7.01.01', 'A');" calcext:value-type="string">
            <text:p>INSERT INTO public.opcion(id_opcion, codigo_opcion, descripcion, ruta, tipo, uri, jerarquia, estatus) VALUES (1290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 calcext:value-type="string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3">
          <table:table-cell table:formula="of:=[.$A$613]&amp;&quot;.&quot;&amp;[.D615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table:formula="of:=[.I615]" office:value-type="string" office:string-value="sigefirrhh/sistema/UsuarioOrganismo" calcext:value-type="string">
            <text:p>sigefirrhh/sistema/UsuarioOrganismo</text:p>
          </table:table-cell>
          <table:table-cell/>
          <table:table-cell table:formula="of:=[.E615]" office:value-type="string" office:string-value="Usuarios por Organismo" calcext:value-type="string">
            <text:p>Usuarios por Organismo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715" calcext:value-type="float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 por Organismo', 'sigefirrhh/sistema/UsuarioOrganismo', 'D', 'sigefirrhh/sistema/UsuarioOrganismo', '7.01.02', 'A');" calcext:value-type="string">
            <text:p>(1291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uri, jerarquia, estatus) VALUES (1291,upper(substr(md5(trunc(random() * 9999999 + 1000000)::text), 1,6)), 'Usuarios por Organismo', 'sigefirrhh/sistema/UsuarioOrganismo', 'D', 'sigefirrhh/sistema/UsuarioOrganismo', '7.01.02', 'A');" calcext:value-type="string">
            <text:p>INSERT INTO public.opcion(id_opcion, codigo_opcion, descripcion, ruta, tipo, uri, jerarquia, estatus) VALUES (1291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 calcext:value-type="string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3">
          <table:table-cell table:formula="of:=[.$A$613]&amp;&quot;.&quot;&amp;[.D616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table:formula="of:=[.I616]" office:value-type="string" office:string-value="sigefirrhh/sistema/UsuarioTipoPersonal" calcext:value-type="string">
            <text:p>sigefirrhh/sistema/UsuarioTipoPersonal</text:p>
          </table:table-cell>
          <table:table-cell/>
          <table:table-cell table:formula="of:=[.E616]" office:value-type="string" office:string-value="Usuarios por Tipo de Personal" calcext:value-type="string">
            <text:p>Usuarios por Tipo de Personal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6" calcext:value-type="float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 por Tipo de Personal', 'sigefirrhh/sistema/UsuarioTipoPersonal', 'D', 'sigefirrhh/sistema/UsuarioTipoPersonal', '7.01.03', 'A');" calcext:value-type="string">
            <text:p>(1292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uri, jerarquia, estatus) VALUES (1292,upper(substr(md5(trunc(random() * 9999999 + 1000000)::text), 1,6)), 'Usuarios por Tipo de Personal', 'sigefirrhh/sistema/UsuarioTipoPersonal', 'D', 'sigefirrhh/sistema/UsuarioTipoPersonal', '7.01.03', 'A');" calcext:value-type="string">
            <text:p>INSERT INTO public.opcion(id_opcion, codigo_opcion, descripcion, ruta, tipo, uri, jerarquia, estatus) VALUES (1292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 calcext:value-type="string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3">
          <table:table-cell table:formula="of:=[.$A$613]&amp;&quot;.&quot;&amp;[.D617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table:formula="of:=[.I617]" office:value-type="string" office:string-value="sigefirrhh/sistema/UsuarioUnidadFuncional" calcext:value-type="string">
            <text:p>sigefirrhh/sistema/UsuarioUnidadFuncional</text:p>
          </table:table-cell>
          <table:table-cell/>
          <table:table-cell table:formula="of:=[.E617]" office:value-type="string" office:string-value="Usuarios por Unidad Funcional" calcext:value-type="string">
            <text:p>Usuarios por Unidad Funcional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717" calcext:value-type="float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Unidad Funcional', 'sigefirrhh/sistema/UsuarioUnidadFuncional', 'D', 'sigefirrhh/sistema/UsuarioUnidadFuncional', '7.01.04', 'A');" calcext:value-type="string">
            <text:p>(1293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uri, jerarquia, estatus) VALUES (1293,upper(substr(md5(trunc(random() * 9999999 + 1000000)::text), 1,6)), 'Usuarios por Unidad Funcional', 'sigefirrhh/sistema/UsuarioUnidadFuncional', 'D', 'sigefirrhh/sistema/UsuarioUnidadFuncional', '7.01.04', 'A');" calcext:value-type="string">
            <text:p>INSERT INTO public.opcion(id_opcion, codigo_opcion, descripcion, ruta, tipo, uri, jerarquia, estatus) VALUES (1293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 calcext:value-type="string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3">
          <table:table-cell table:formula="of:=[.$A$613]&amp;&quot;.&quot;&amp;[.D618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table:formula="of:=[.I618]" office:value-type="string" office:string-value="sigefirrhh/sistema/Rol" calcext:value-type="string">
            <text:p>sigefirrhh/sistema/Rol</text:p>
          </table:table-cell>
          <table:table-cell/>
          <table:table-cell table:formula="of:=[.E618]" office:value-type="string" office:string-value="Roles" calcext:value-type="string">
            <text:p>Roles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18" calcext:value-type="float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Roles', 'sigefirrhh/sistema/Rol', 'D', 'sigefirrhh/sistema/Rol', '7.01.05', 'A');" calcext:value-type="string">
            <text:p>(1294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uri, jerarquia, estatus) VALUES (1294,upper(substr(md5(trunc(random() * 9999999 + 1000000)::text), 1,6)), 'Roles', 'sigefirrhh/sistema/Rol', 'D', 'sigefirrhh/sistema/Rol', '7.01.05', 'A');" calcext:value-type="string">
            <text:p>INSERT INTO public.opcion(id_opcion, codigo_opcion, descripcion, ruta, tipo, uri, jerarquia, estatus) VALUES (1294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 calcext:value-type="string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3">
          <table:table-cell table:formula="of:=[.$A$613]&amp;&quot;.&quot;&amp;[.D619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table:formula="of:=[.I619]" office:value-type="string" office:string-value="sigefirrhh/sistema/Opcion" calcext:value-type="string">
            <text:p>sigefirrhh/sistema/Opcion</text:p>
          </table:table-cell>
          <table:table-cell/>
          <table:table-cell table:formula="of:=[.E619]" office:value-type="string" office:string-value="Opciones" calcext:value-type="string">
            <text:p>Opciones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719" calcext:value-type="float">
            <text:p>719</text:p>
          </table:table-cell>
          <table:table-cell table:style-name="ce3" table:formula="of:=&quot;(&quot; &amp; [.N619] &amp; &quot;, '123', '&quot; &amp; [.L619]  &amp; &quot;', '&quot; &amp; [.I619] &amp;  &quot;', 'D', '&quot; &amp; [.J619] &amp; &quot;', '&quot; &amp; UPPER([.A619]) &amp; &quot;', 'A');&quot;" office:value-type="string" office:string-value="(1295, '123', 'Opciones', 'sigefirrhh/sistema/Opcion', 'D', 'sigefirrhh/sistema/Opcion', '7.01.06', 'A');" calcext:value-type="string">
            <text:p>(1295, '123', 'Opciones', 'sigefirrhh/sistema/Opcion', 'D', 'sigefirrhh/sistema/Opcion', '7.01.06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uri, jerarquia, estatus) VALUES (1295, '123', 'Opciones', 'sigefirrhh/sistema/Opcion', 'D', 'sigefirrhh/sistema/Opcion', '7.01.06', 'A');" calcext:value-type="string">
            <text:p>INSERT INTO public.opcion(id_opcion, codigo_opcion, descripcion, ruta, tipo, uri, jerarquia, estatus) VALUES (1295, '123', 'Opciones', 'sigefirrhh/sistema/Opcion', 'D', 'sigefirrhh/sistema/Opcion', '7.01.06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 calcext:value-type="string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3">
          <table:table-cell table:formula="of:=[.$A$613]&amp;&quot;.&quot;&amp;[.D620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table:formula="of:=[.I620]" office:value-type="string" office:string-value="sigefirrhh/sistema/RolOpcion" calcext:value-type="string">
            <text:p>sigefirrhh/sistema/RolOpcion</text:p>
          </table:table-cell>
          <table:table-cell/>
          <table:table-cell table:formula="of:=[.E620]" office:value-type="string" office:string-value="Asignar Opciones a Roles" calcext:value-type="string">
            <text:p>Asignar Opciones a Roles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20" calcext:value-type="float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Asignar Opciones a Roles', 'sigefirrhh/sistema/RolOpcion', 'D', 'sigefirrhh/sistema/RolOpcion', '7.01.07', 'A');" calcext:value-type="string">
            <text:p>(1296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uri, jerarquia, estatus) VALUES (1296,upper(substr(md5(trunc(random() * 9999999 + 1000000)::text), 1,6)), 'Asignar Opciones a Roles', 'sigefirrhh/sistema/RolOpcion', 'D', 'sigefirrhh/sistema/RolOpcion', '7.01.07', 'A');" calcext:value-type="string">
            <text:p>INSERT INTO public.opcion(id_opcion, codigo_opcion, descripcion, ruta, tipo, uri, jerarquia, estatus) VALUES (1296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 calcext:value-type="string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3">
          <table:table-cell table:formula="of:=[.$A$613]&amp;&quot;.&quot;&amp;[.D621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table:formula="of:=[.I621]" office:value-type="string" office:string-value="sigefirrhh/sistema/UsuarioRol" calcext:value-type="string">
            <text:p>sigefirrhh/sistema/UsuarioRol</text:p>
          </table:table-cell>
          <table:table-cell/>
          <table:table-cell table:formula="of:=[.E621]" office:value-type="string" office:string-value="Asignar Roles a Usuarios" calcext:value-type="string">
            <text:p>Asignar Roles a Usuarios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721" calcext:value-type="float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Asignar Roles a Usuarios', 'sigefirrhh/sistema/UsuarioRol', 'D', 'sigefirrhh/sistema/UsuarioRol', '7.01.08', 'A');" calcext:value-type="string">
            <text:p>(1297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uri, jerarquia, estatus) VALUES (1297,upper(substr(md5(trunc(random() * 9999999 + 1000000)::text), 1,6)), 'Asignar Roles a Usuarios', 'sigefirrhh/sistema/UsuarioRol', 'D', 'sigefirrhh/sistema/UsuarioRol', '7.01.08', 'A');" calcext:value-type="string">
            <text:p>INSERT INTO public.opcion(id_opcion, codigo_opcion, descripcion, ruta, tipo, uri, jerarquia, estatus) VALUES (1297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 calcext:value-type="string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3">
          <table:table-cell table:formula="of:=[.$A$613]&amp;&quot;.&quot;&amp;[.D622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table:formula="of:=[.I622]" office:value-type="string" office:string-value="sigefirrhh/login/ChangePassword" calcext:value-type="string">
            <text:p>sigefirrhh/login/ChangePassword</text:p>
          </table:table-cell>
          <table:table-cell/>
          <table:table-cell table:formula="of:=[.E622]" office:value-type="string" office:string-value="Cambiar Contraseña" calcext:value-type="string">
            <text:p>Cambiar Contraseña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Cambiar Contraseña', 'sigefirrhh/login/ChangePassword', 'D', 'sigefirrhh/login/ChangePassword', '7.01.09', 'A');" calcext:value-type="string">
            <text:p>(1298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uri, jerarquia, estatus) VALUES (1298,upper(substr(md5(trunc(random() * 9999999 + 1000000)::text), 1,6)), 'Cambiar Contraseña', 'sigefirrhh/login/ChangePassword', 'D', 'sigefirrhh/login/ChangePassword', '7.01.09', 'A');" calcext:value-type="string">
            <text:p>INSERT INTO public.opcion(id_opcion, codigo_opcion, descripcion, ruta, tipo, uri, jerarquia, estatus) VALUES (1298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 calcext:value-type="string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3">
          <table:table-cell table:formula="of:=[.$A$612]&amp;&quot;.&quot;&amp;[.C623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table:formula="of:=[.I623]" office:value-type="string" office:string-value="sigefirrhh/sistema/ReportAdministracionId" calcext:value-type="string">
            <text:p>sigefirrhh/sistema/ReportAdministracionId</text:p>
          </table:table-cell>
          <table:table-cell/>
          <table:table-cell table:formula="of:=[.D623]" office:value-type="string" office:string-value="Reportes IDs" calcext:value-type="string">
            <text:p>Reportes IDs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723" calcext:value-type="float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Reportes IDs', 'sigefirrhh/sistema/ReportAdministracionId', 'D', 'sigefirrhh/sistema/ReportAdministracionId', '7.02', 'A');" calcext:value-type="string">
            <text:p>(1299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uri, jerarquia, estatus) VALUES (1299,upper(substr(md5(trunc(random() * 9999999 + 1000000)::text), 1,6)), 'Reportes IDs', 'sigefirrhh/sistema/ReportAdministracionId', 'D', 'sigefirrhh/sistema/ReportAdministracionId', '7.02', 'A');" calcext:value-type="string">
            <text:p>INSERT INTO public.opcion(id_opcion, codigo_opcion, descripcion, ruta, tipo, uri, jerarquia, estatus) VALUES (1299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 calcext:value-type="string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3">
          <table:table-cell table:formula="of:=[.$A$612]&amp;&quot;.&quot;&amp;[.C624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table:formula="of:=[.I624]" office:value-type="string" office:string-value="sigefirrhh/sistema/ReportAuditoria" calcext:value-type="string">
            <text:p>sigefirrhh/sistema/ReportAuditoria</text:p>
          </table:table-cell>
          <table:table-cell/>
          <table:table-cell table:formula="of:=[.D624]" office:value-type="string" office:string-value="Reporte de Auditoría" calcext:value-type="string">
            <text:p>Reporte de Auditoría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24" calcext:value-type="float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Reporte de Auditoría', 'sigefirrhh/sistema/ReportAuditoria', 'D', 'sigefirrhh/sistema/ReportAuditoria', '7.03', 'A');" calcext:value-type="string">
            <text:p>(1300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uri, jerarquia, estatus) VALUES (1300,upper(substr(md5(trunc(random() * 9999999 + 1000000)::text), 1,6)), 'Reporte de Auditoría', 'sigefirrhh/sistema/ReportAuditoria', 'D', 'sigefirrhh/sistema/ReportAuditoria', '7.03', 'A');" calcext:value-type="string">
            <text:p>INSERT INTO public.opcion(id_opcion, codigo_opcion, descripcion, ruta, tipo, uri, jerarquia, estatus) VALUES (1300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 calcext:value-type="string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3" table:number-rows-repeated="1047951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column table:style-name="co13" table:default-cell-style-name="ce6"/>
        <table:table-column table:style-name="co13" table:number-columns-repeated="2" table:default-cell-style-name="Default"/>
        <table:table-column table:style-name="co14" table:default-cell-style-name="ce6"/>
        <table:table-row table:style-name="ro3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3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3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3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3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3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3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3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3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3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3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3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3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3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3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3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3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3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3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3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3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3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3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3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3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3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3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3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3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3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3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3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3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3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3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3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3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3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3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3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3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3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3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3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3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3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3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3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3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3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3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3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3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3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3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3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3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3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3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3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3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3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3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3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3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3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3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3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3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3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3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3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3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3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3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3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3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3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3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3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3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3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3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3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3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3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3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3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3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3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3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3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3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3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3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3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3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3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3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3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3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3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3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3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3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3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3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3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3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3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3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3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3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3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3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3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3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3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3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3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3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3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3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3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3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3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3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3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3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3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3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3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3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3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3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3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3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3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3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3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3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3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3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3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3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3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3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3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3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3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3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3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3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3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3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3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3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3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3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3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3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3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3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3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3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3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3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3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3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3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3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3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3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3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3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3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3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3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3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3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3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3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3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3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3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3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3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3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3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3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3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3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3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3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3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3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3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3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3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3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3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3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3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3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3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3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3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3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3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5:03:16.559104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4H15M15S</meta:editing-duration>
    <meta:editing-cycles>25</meta:editing-cycles>
    <meta:generator>LibreOffice/4.2.8.2$Linux_X86_64 LibreOffice_project/420m0$Build-2</meta:generator>
    <dc:date>2015-06-07T15:14:59.250166238</dc:date>
    <meta:document-statistic meta:table-count="3" meta:cell-count="8510" meta:object-count="0"/>
  </office:meta>
</office:document-meta>
</file>